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6371" table:default-cell-style-name="ce1"/>
        <table:table-row table:style-name="ro1">
          <table:table-cell office:value-type="float" office:value="0.30202895402908297" table:style-name="ce1">
            <text:p>0.302028954</text:p>
          </table:table-cell>
          <table:table-cell office:value-type="float" office:value="0.35619762539863598" table:style-name="ce1">
            <text:p>0.356197625</text:p>
          </table:table-cell>
          <table:table-cell table:number-columns-repeated="2" table:style-name="ce1"/>
          <table:table-cell office:value-type="float" office:value="1.4766205549240099" table:style-name="ce1">
            <text:p>1.476620555</text:p>
          </table:table-cell>
          <table:table-cell office:value-type="float" office:value="-0.678011775016785" table:style-name="ce1">
            <text:p>-0.678011775</text:p>
          </table:table-cell>
          <table:table-cell office:value-type="float" office:value="388.90033065565729" table:formula="of:=([.E1]-[.A1])/[.A1]%" table:style-name="ce2">
            <text:p>388.9003307</text:p>
          </table:table-cell>
          <table:table-cell office:value-type="float" office:value="-290.34707888857849" table:formula="of:=([.F1]-[.B1])/[.B1]%" table:style-name="ce2">
            <text:p>-290.3470789</text:p>
          </table:table-cell>
          <table:table-cell office:value-type="float" office:value="2.4507190100848701E-3" table:style-name="ce1">
            <text:p>0.002450719</text:p>
          </table:table-cell>
          <table:table-cell office:value-type="float" office:value="-0.190843716263771" table:style-name="ce1">
            <text:p>-0.190843716</text:p>
          </table:table-cell>
          <table:table-cell office:value-type="float" office:value="-99.834031904681765" table:formula="of:=([.I1]-[.E1])/[.E1]%" table:style-name="ce2">
            <text:p>-99.8340319</text:p>
          </table:table-cell>
          <table:table-cell office:value-type="float" office:value="-71.852448099585516" table:formula="of:=([.J1]-[.F1])/[.F1]%" table:style-name="ce2">
            <text:p>-71.8524481</text:p>
          </table:table-cell>
          <table:table-cell office:value-type="float" office:value="2.4507190100848701E-3" table:style-name="ce1">
            <text:p>0.002450719</text:p>
          </table:table-cell>
          <table:table-cell office:value-type="float" office:value="-0.190843716263771" table:style-name="ce1">
            <text:p>-0.190843716</text:p>
          </table:table-cell>
          <table:table-cell office:value-type="float" office:value="0" table:formula="of:=([.M1]-[.I1])/[.I1]%" table:style-name="ce3">
            <text:p>0</text:p>
          </table:table-cell>
          <table:table-cell office:value-type="float" office:value="0" table:formula="of:=([.N1]-[.J1])/[.J1]%" table:style-name="ce3">
            <text:p>0</text:p>
          </table:table-cell>
          <table:table-cell office:value-type="float" office:value="0" table:formula="of:=([.O1] +[.O26]+[.O51]+[.O76]+[.O101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0.65595734119415305" table:style-name="ce1">
            <text:p>-0.655957341</text:p>
          </table:table-cell>
          <table:table-cell office:value-type="float" office:value="-0.61695063114166304" table:style-name="ce1">
            <text:p>-0.616950631</text:p>
          </table:table-cell>
          <table:table-cell table:number-columns-repeated="2" table:style-name="ce1"/>
          <table:table-cell office:value-type="float" office:value="0.92149984836578402" table:style-name="ce1">
            <text:p>0.921499848</text:p>
          </table:table-cell>
          <table:table-cell office:value-type="float" office:value="-1.4780251979827901" table:style-name="ce1">
            <text:p>-1.478025198</text:p>
          </table:table-cell>
          <table:table-cell office:value-type="float" office:value="-240.48167319664688" table:formula="of:=([.E2]-[.A2])/[.A2]%" table:style-name="ce2">
            <text:p>-240.4816732</text:p>
          </table:table-cell>
          <table:table-cell office:value-type="float" office:value="139.56944419486439" table:formula="of:=([.F2]-[.B2])/[.B2]%" table:style-name="ce2">
            <text:p>139.5694442</text:p>
          </table:table-cell>
          <table:table-cell office:value-type="float" office:value="-1.0949805974960301" table:style-name="ce1">
            <text:p>-1.094980597</text:p>
          </table:table-cell>
          <table:table-cell office:value-type="float" office:value="-2.4196076393127401" table:style-name="ce1">
            <text:p>-2.419607639</text:p>
          </table:table-cell>
          <table:table-cell office:value-type="float" office:value="-218.82591184772329" table:formula="of:=([.I2]-[.E2])/[.E2]%" table:style-name="ce2">
            <text:p>-218.8259118</text:p>
          </table:table-cell>
          <table:table-cell office:value-type="float" office:value="63.70543902871362" table:formula="of:=([.J2]-[.F2])/[.F2]%" table:style-name="ce2">
            <text:p>63.70543903</text:p>
          </table:table-cell>
          <table:table-cell office:value-type="float" office:value="-0.26719567179679898" table:style-name="ce1">
            <text:p>-0.267195672</text:p>
          </table:table-cell>
          <table:table-cell office:value-type="float" office:value="-5.0383105278015101" table:style-name="ce1">
            <text:p>-5.038310528</text:p>
          </table:table-cell>
          <table:table-cell office:value-type="float" office:value="-75.598136404625407" table:formula="of:=([.M2]-[.I2])/[.I2]%" table:style-name="ce3">
            <text:p>-75.5981364</text:p>
          </table:table-cell>
          <table:table-cell office:value-type="float" office:value="108.22841050512554" table:formula="of:=([.N2]-[.J2])/[.J2]%" table:style-name="ce3">
            <text:p>108.2284105</text:p>
          </table:table-cell>
          <table:table-cell office:value-type="float" office:value="4735.4269642458266" table:formula="of:=([.O2] +[.O27]+[.O52]+[.O77]+[.O102])" table:style-name="ce1">
            <text:p>4735.426964</text:p>
          </table:table-cell>
          <table:table-cell table:style-name="ce1"/>
          <table:table-cell office:value-type="float" office:value="-75.598136404625407" table:style-name="ce1">
            <text:p>-75.5981364</text:p>
          </table:table-cell>
          <table:table-cell office:value-type="float" office:value="-76.131666341495446" table:style-name="ce1">
            <text:p>-76.13166634</text:p>
          </table:table-cell>
          <table:table-cell office:value-type="float" office:value="35.993986070149433" table:style-name="ce1">
            <text:p>35.99398607</text:p>
          </table:table-cell>
          <table:table-cell office:value-type="float" office:value="4.6285660146560765" table:style-name="ce1">
            <text:p>4.628566015</text:p>
          </table:table-cell>
          <table:table-cell office:value-type="float" office:value="4846.5342149071421" table:style-name="ce1">
            <text:p>4846.534215</text:p>
          </table:table-cell>
          <table:table-cell table:number-columns-repeated="16361"/>
        </table:table-row>
        <table:table-row table:style-name="ro1">
          <table:table-cell office:value-type="float" office:value="-0.38627991080284102" table:style-name="ce1">
            <text:p>-0.386279911</text:p>
          </table:table-cell>
          <table:table-cell office:value-type="float" office:value="0.40177673101425199" table:style-name="ce1">
            <text:p>0.401776731</text:p>
          </table:table-cell>
          <table:table-cell table:number-columns-repeated="2" table:style-name="ce1"/>
          <table:table-cell office:value-type="float" office:value="-1.0842993259429901" table:style-name="ce1">
            <text:p>-1.084299326</text:p>
          </table:table-cell>
          <table:table-cell office:value-type="float" office:value="-0.89605033397674605" table:style-name="ce1">
            <text:p>-0.896050334</text:p>
          </table:table-cell>
          <table:table-cell office:value-type="float" office:value="180.70300722846065" table:formula="of:=([.E3]-[.A3])/[.A3]%" table:style-name="ce2">
            <text:p>180.7030072</text:p>
          </table:table-cell>
          <table:table-cell office:value-type="float" office:value="-323.02195841823431" table:formula="of:=([.F3]-[.B3])/[.B3]%" table:style-name="ce2">
            <text:p>-323.0219584</text:p>
          </table:table-cell>
          <table:table-cell office:value-type="float" office:value="-1.6054579988122E-2" table:style-name="ce1">
            <text:p>-0.01605458</text:p>
          </table:table-cell>
          <table:table-cell office:value-type="float" office:value="-0.207827374339104" table:style-name="ce1">
            <text:p>-0.207827374</text:p>
          </table:table-cell>
          <table:table-cell office:value-type="float" office:value="-98.519359036384202" table:formula="of:=([.I3]-[.E3])/[.E3]%" table:style-name="ce2">
            <text:p>-98.51935904</text:p>
          </table:table-cell>
          <table:table-cell office:value-type="float" office:value="-76.80628347999729" table:formula="of:=([.J3]-[.F3])/[.F3]%" table:style-name="ce2">
            <text:p>-76.80628348</text:p>
          </table:table-cell>
          <table:table-cell office:value-type="float" office:value="-1.6054579988122E-2" table:style-name="ce1">
            <text:p>-0.01605458</text:p>
          </table:table-cell>
          <table:table-cell office:value-type="float" office:value="-0.207827374339104" table:style-name="ce1">
            <text:p>-0.207827374</text:p>
          </table:table-cell>
          <table:table-cell office:value-type="float" office:value="0" table:formula="of:=([.M3]-[.I3])/[.I3]%" table:style-name="ce3">
            <text:p>0</text:p>
          </table:table-cell>
          <table:table-cell office:value-type="float" office:value="0" table:formula="of:=([.N3]-[.J3])/[.J3]%" table:style-name="ce3">
            <text:p>0</text:p>
          </table:table-cell>
          <table:table-cell office:value-type="float" office:value="0" table:formula="of:=([.O3] +[.O28]+[.O53]+[.O78]+[.O103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0.47295331954956099" table:style-name="ce1">
            <text:p>-0.47295332</text:p>
          </table:table-cell>
          <table:table-cell office:value-type="float" office:value="0.430182635784149" table:style-name="ce1">
            <text:p>0.430182636</text:p>
          </table:table-cell>
          <table:table-cell table:number-columns-repeated="2" table:style-name="ce1"/>
          <table:table-cell office:value-type="float" office:value="7.4607849121093806E-2" table:style-name="ce1">
            <text:p>0.074607849</text:p>
          </table:table-cell>
          <table:table-cell office:value-type="float" office:value="-2.8253039345145201E-2" table:style-name="ce1">
            <text:p>-0.028253039</text:p>
          </table:table-cell>
          <table:table-cell office:value-type="float" office:value="-115.77488645013634" table:formula="of:=([.E4]-[.A4])/[.A4]%" table:style-name="ce2">
            <text:p>-115.7748865</text:p>
          </table:table-cell>
          <table:table-cell office:value-type="float" office:value="-106.5676847447933" table:formula="of:=([.F4]-[.B4])/[.B4]%" table:style-name="ce2">
            <text:p>-106.5676847</text:p>
          </table:table-cell>
          <table:table-cell office:value-type="float" office:value="-0.58038395643234297" table:style-name="ce1">
            <text:p>-0.580383956</text:p>
          </table:table-cell>
          <table:table-cell office:value-type="float" office:value="-1.27272081375122" table:style-name="ce1">
            <text:p>-1.272720814</text:p>
          </table:table-cell>
          <table:table-cell office:value-type="float" office:value="-877.91273072400031" table:formula="of:=([.I4]-[.E4])/[.E4]%" table:style-name="ce2">
            <text:p>-877.9127307</text:p>
          </table:table-cell>
          <table:table-cell office:value-type="float" office:value="4404.7217688808241" table:formula="of:=([.J4]-[.F4])/[.F4]%" table:style-name="ce2">
            <text:p>4404.721769</text:p>
          </table:table-cell>
          <table:table-cell office:value-type="float" office:value="-0.58038395643234297" table:style-name="ce1">
            <text:p>-0.580383956</text:p>
          </table:table-cell>
          <table:table-cell office:value-type="float" office:value="-1.27272081375122" table:style-name="ce1">
            <text:p>-1.272720814</text:p>
          </table:table-cell>
          <table:table-cell office:value-type="float" office:value="0" table:formula="of:=([.M4]-[.I4])/[.I4]%" table:style-name="ce3">
            <text:p>0</text:p>
          </table:table-cell>
          <table:table-cell office:value-type="float" office:value="0" table:formula="of:=([.N4]-[.J4])/[.J4]%" table:style-name="ce3">
            <text:p>0</text:p>
          </table:table-cell>
          <table:table-cell office:value-type="float" office:value="0" table:formula="of:=([.O4] +[.O29]+[.O54]+[.O79]+[.O104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0.30417370796203602" table:style-name="ce1">
            <text:p>0.304173708</text:p>
          </table:table-cell>
          <table:table-cell office:value-type="float" office:value="0.36186414957046498" table:style-name="ce1">
            <text:p>0.36186415</text:p>
          </table:table-cell>
          <table:table-cell table:number-columns-repeated="2" table:style-name="ce1"/>
          <table:table-cell office:value-type="float" office:value="-2.2220053672790501" table:style-name="ce1">
            <text:p>-2.222005367</text:p>
          </table:table-cell>
          <table:table-cell office:value-type="float" office:value="-0.57724511623382602" table:style-name="ce1">
            <text:p>-0.577245116</text:p>
          </table:table-cell>
          <table:table-cell office:value-type="float" office:value="-830.50540172143315" table:formula="of:=([.E5]-[.A5])/[.A5]%" table:style-name="ce2">
            <text:p>-830.5054017</text:p>
          </table:table-cell>
          <table:table-cell office:value-type="float" office:value="-259.51984105610342" table:formula="of:=([.F5]-[.B5])/[.B5]%" table:style-name="ce2">
            <text:p>-259.5198411</text:p>
          </table:table-cell>
          <table:table-cell office:value-type="float" office:value="-2.5803799629211399" table:style-name="ce1">
            <text:p>-2.580379963</text:p>
          </table:table-cell>
          <table:table-cell office:value-type="float" office:value="2.63023781776428" table:style-name="ce1">
            <text:p>2.630237818</text:p>
          </table:table-cell>
          <table:table-cell office:value-type="float" office:value="16.128430692358606" table:formula="of:=([.I5]-[.E5])/[.E5]%" table:style-name="ce2">
            <text:p>16.12843069</text:p>
          </table:table-cell>
          <table:table-cell office:value-type="float" office:value="-555.65354193466112" table:formula="of:=([.J5]-[.F5])/[.F5]%" table:style-name="ce2">
            <text:p>-555.6535419</text:p>
          </table:table-cell>
          <table:table-cell office:value-type="float" office:value="-3.2585544586181601" table:style-name="ce1">
            <text:p>-3.258554459</text:p>
          </table:table-cell>
          <table:table-cell office:value-type="float" office:value="3.2980999946594198" table:style-name="ce1">
            <text:p>3.298099995</text:p>
          </table:table-cell>
          <table:table-cell office:value-type="float" office:value="26.281962557533085" table:formula="of:=([.M5]-[.I5])/[.I5]%" table:style-name="ce3">
            <text:p>26.28196256</text:p>
          </table:table-cell>
          <table:table-cell office:value-type="float" office:value="25.391703076599637" table:formula="of:=([.N5]-[.J5])/[.J5]%" table:style-name="ce3">
            <text:p>25.39170308</text:p>
          </table:table-cell>
          <table:table-cell office:value-type="float" office:value="288.93577915766372" table:formula="of:=([.O5] +[.O30]+[.O55]+[.O80]+[.O105])" table:style-name="ce1">
            <text:p>288.9357792</text:p>
          </table:table-cell>
          <table:table-cell table:style-name="ce1"/>
          <table:table-cell office:value-type="float" office:value="26.281962557533085" table:style-name="ce1">
            <text:p>26.28196256</text:p>
          </table:table-cell>
          <table:table-cell office:value-type="float" office:value="67.169068153812901" table:style-name="ce1">
            <text:p>67.16906815</text:p>
          </table:table-cell>
          <table:table-cell office:value-type="float" office:value="172.71121930551229" table:style-name="ce1">
            <text:p>172.7112193</text:p>
          </table:table-cell>
          <table:table-cell office:value-type="float" office:value="-3.8151234779049941" table:style-name="ce1">
            <text:p>-3.815123478</text:p>
          </table:table-cell>
          <table:table-cell office:value-type="float" office:value="26.58865261871048" table:style-name="ce1">
            <text:p>26.58865262</text:p>
          </table:table-cell>
          <table:table-cell table:number-columns-repeated="16361"/>
        </table:table-row>
        <table:table-row table:style-name="ro1">
          <table:table-cell office:value-type="float" office:value="-0.42089745402336098" table:style-name="ce1">
            <text:p>-0.420897454</text:p>
          </table:table-cell>
          <table:table-cell office:value-type="float" office:value="0.27276524901390098" table:style-name="ce1">
            <text:p>0.272765249</text:p>
          </table:table-cell>
          <table:table-cell table:number-columns-repeated="2" table:style-name="ce1"/>
          <table:table-cell office:value-type="float" office:value="-0.10037280619144399" table:style-name="ce1">
            <text:p>-0.100372806</text:p>
          </table:table-cell>
          <table:table-cell office:value-type="float" office:value="-1.5417516231536901" table:style-name="ce1">
            <text:p>-1.541751623</text:p>
          </table:table-cell>
          <table:table-cell office:value-type="float" office:value="-76.152669674767623" table:formula="of:=([.E6]-[.A6])/[.A6]%" table:style-name="ce2">
            <text:p>-76.15266967</text:p>
          </table:table-cell>
          <table:table-cell office:value-type="float" office:value="-665.23022222494239" table:formula="of:=([.F6]-[.B6])/[.B6]%" table:style-name="ce2">
            <text:p>-665.2302222</text:p>
          </table:table-cell>
          <table:table-cell office:value-type="float" office:value="0.192085310816765" table:style-name="ce1">
            <text:p>0.192085311</text:p>
          </table:table-cell>
          <table:table-cell office:value-type="float" office:value="-0.51157057285308805" table:style-name="ce1">
            <text:p>-0.511570573</text:p>
          </table:table-cell>
          <table:table-cell office:value-type="float" office:value="-291.37186465664325" table:formula="of:=([.I6]-[.E6])/[.E6]%" table:style-name="ce2">
            <text:p>-291.3718647</text:p>
          </table:table-cell>
          <table:table-cell office:value-type="float" office:value="-66.818872432470158" table:formula="of:=([.J6]-[.F6])/[.F6]%" table:style-name="ce2">
            <text:p>-66.81887243</text:p>
          </table:table-cell>
          <table:table-cell office:value-type="float" office:value="0.192085310816765" table:style-name="ce1">
            <text:p>0.192085311</text:p>
          </table:table-cell>
          <table:table-cell office:value-type="float" office:value="-0.51157057285308805" table:style-name="ce1">
            <text:p>-0.511570573</text:p>
          </table:table-cell>
          <table:table-cell office:value-type="float" office:value="0" table:formula="of:=([.M6]-[.I6])/[.I6]%" table:style-name="ce3">
            <text:p>0</text:p>
          </table:table-cell>
          <table:table-cell office:value-type="float" office:value="0" table:formula="of:=([.N6]-[.J6])/[.J6]%" table:style-name="ce3">
            <text:p>0</text:p>
          </table:table-cell>
          <table:table-cell office:value-type="float" office:value="0" table:formula="of:=([.O6] +[.O31]+[.O56]+[.O81]+[.O106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0.374029010534286" table:style-name="ce1">
            <text:p>-0.374029011</text:p>
          </table:table-cell>
          <table:table-cell office:value-type="float" office:value="0.32545563578605702" table:style-name="ce1">
            <text:p>0.325455636</text:p>
          </table:table-cell>
          <table:table-cell table:number-columns-repeated="2" table:style-name="ce1"/>
          <table:table-cell office:value-type="float" office:value="1.1537388563156099" table:style-name="ce1">
            <text:p>1.153738856</text:p>
          </table:table-cell>
          <table:table-cell office:value-type="float" office:value="-1.0059209540486299E-2" table:style-name="ce1">
            <text:p>-0.01005921</text:p>
          </table:table-cell>
          <table:table-cell office:value-type="float" office:value="-408.46239832240246" table:formula="of:=([.E7]-[.A7])/[.A7]%" table:style-name="ce2">
            <text:p>-408.4623983</text:p>
          </table:table-cell>
          <table:table-cell office:value-type="float" office:value="-103.09080821912663" table:formula="of:=([.F7]-[.B7])/[.B7]%" table:style-name="ce2">
            <text:p>-103.0908082</text:p>
          </table:table-cell>
          <table:table-cell office:value-type="float" office:value="-0.17259375751018499" table:style-name="ce1">
            <text:p>-0.172593758</text:p>
          </table:table-cell>
          <table:table-cell office:value-type="float" office:value="-0.82392770051956199" table:style-name="ce1">
            <text:p>-0.823927701</text:p>
          </table:table-cell>
          <table:table-cell office:value-type="float" office:value="-114.95951675419444" table:formula="of:=([.I7]-[.E7])/[.E7]%" table:style-name="ce2">
            <text:p>-114.9595168</text:p>
          </table:table-cell>
          <table:table-cell office:value-type="float" office:value="8090.7797745281905" table:formula="of:=([.J7]-[.F7])/[.F7]%" table:style-name="ce2">
            <text:p>8090.779775</text:p>
          </table:table-cell>
          <table:table-cell office:value-type="float" office:value="-0.17259375751018499" table:style-name="ce1">
            <text:p>-0.172593758</text:p>
          </table:table-cell>
          <table:table-cell office:value-type="float" office:value="-0.82392770051956199" table:style-name="ce1">
            <text:p>-0.823927701</text:p>
          </table:table-cell>
          <table:table-cell office:value-type="float" office:value="0" table:formula="of:=([.M7]-[.I7])/[.I7]%" table:style-name="ce3">
            <text:p>0</text:p>
          </table:table-cell>
          <table:table-cell office:value-type="float" office:value="0" table:formula="of:=([.N7]-[.J7])/[.J7]%" table:style-name="ce3">
            <text:p>0</text:p>
          </table:table-cell>
          <table:table-cell office:value-type="float" office:value="0" table:formula="of:=([.O7] +[.O32]+[.O57]+[.O82]+[.O10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0.30529773235321001" table:style-name="ce1">
            <text:p>0.305297732</text:p>
          </table:table-cell>
          <table:table-cell office:value-type="float" office:value="0.35914140939712502" table:style-name="ce1">
            <text:p>0.359141409</text:p>
          </table:table-cell>
          <table:table-cell table:number-columns-repeated="2" table:style-name="ce1"/>
          <table:table-cell office:value-type="float" office:value="0.24776749312877699" table:style-name="ce1">
            <text:p>0.247767493</text:p>
          </table:table-cell>
          <table:table-cell office:value-type="float" office:value="-0.245930656790733" table:style-name="ce1">
            <text:p>-0.245930657</text:p>
          </table:table-cell>
          <table:table-cell office:value-type="float" office:value="-18.843978558567933" table:formula="of:=([.E8]-[.A8])/[.A8]%" table:style-name="ce2">
            <text:p>-18.84397856</text:p>
          </table:table-cell>
          <table:table-cell office:value-type="float" office:value="-168.47738811393708" table:formula="of:=([.F8]-[.B8])/[.B8]%" table:style-name="ce2">
            <text:p>-168.4773881</text:p>
          </table:table-cell>
          <table:table-cell office:value-type="float" office:value="2.01481319963932E-2" table:style-name="ce1">
            <text:p>0.020148132</text:p>
          </table:table-cell>
          <table:table-cell office:value-type="float" office:value="-0.21415239572524999" table:style-name="ce1">
            <text:p>-0.214152396</text:p>
          </table:table-cell>
          <table:table-cell office:value-type="float" office:value="-91.868129373242184" table:formula="of:=([.I8]-[.E8])/[.E8]%" table:style-name="ce2">
            <text:p>-91.86812937</text:p>
          </table:table-cell>
          <table:table-cell office:value-type="float" office:value="-12.921634691734965" table:formula="of:=([.J8]-[.F8])/[.F8]%" table:style-name="ce2">
            <text:p>-12.92163469</text:p>
          </table:table-cell>
          <table:table-cell office:value-type="float" office:value="2.01481319963932E-2" table:style-name="ce1">
            <text:p>0.020148132</text:p>
          </table:table-cell>
          <table:table-cell office:value-type="float" office:value="-0.21415239572524999" table:style-name="ce1">
            <text:p>-0.214152396</text:p>
          </table:table-cell>
          <table:table-cell office:value-type="float" office:value="0" table:formula="of:=([.M8]-[.I8])/[.I8]%" table:style-name="ce3">
            <text:p>0</text:p>
          </table:table-cell>
          <table:table-cell office:value-type="float" office:value="0" table:formula="of:=([.N8]-[.J8])/[.J8]%" table:style-name="ce3">
            <text:p>0</text:p>
          </table:table-cell>
          <table:table-cell office:value-type="float" office:value="0" table:formula="of:=([.O8] +[.O33]+[.O58]+[.O83]+[.O10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0.45541638135910001" table:style-name="ce1">
            <text:p>0.455416381</text:p>
          </table:table-cell>
          <table:table-cell office:value-type="float" office:value="-0.68823581933975198" table:style-name="ce1">
            <text:p>-0.688235819</text:p>
          </table:table-cell>
          <table:table-cell table:number-columns-repeated="2" table:style-name="ce1"/>
          <table:table-cell office:value-type="float" office:value="1.0364179611206099" table:style-name="ce1">
            <text:p>1.036417961</text:p>
          </table:table-cell>
          <table:table-cell office:value-type="float" office:value="-1.28651522099972E-2" table:style-name="ce1">
            <text:p>-0.012865152</text:p>
          </table:table-cell>
          <table:table-cell office:value-type="float" office:value="127.57590713527382" table:formula="of:=([.E9]-[.A9])/[.A9]%" table:style-name="ce2">
            <text:p>127.5759071</text:p>
          </table:table-cell>
          <table:table-cell office:value-type="float" office:value="-98.130705806283203" table:formula="of:=([.F9]-[.B9])/[.B9]%" table:style-name="ce2">
            <text:p>-98.13070581</text:p>
          </table:table-cell>
          <table:table-cell office:value-type="float" office:value="8.9193016290664701E-2" table:style-name="ce1">
            <text:p>0.089193016</text:p>
          </table:table-cell>
          <table:table-cell office:value-type="float" office:value="-0.73917061090469405" table:style-name="ce1">
            <text:p>-0.739170611</text:p>
          </table:table-cell>
          <table:table-cell office:value-type="float" office:value="-91.394107431887207" table:formula="of:=([.I9]-[.E9])/[.E9]%" table:style-name="ce2">
            <text:p>-91.39410743</text:p>
          </table:table-cell>
          <table:table-cell office:value-type="float" office:value="5645.5255782384165" table:formula="of:=([.J9]-[.F9])/[.F9]%" table:style-name="ce2">
            <text:p>5645.525578</text:p>
          </table:table-cell>
          <table:table-cell office:value-type="float" office:value="8.9193016290664701E-2" table:style-name="ce1">
            <text:p>0.089193016</text:p>
          </table:table-cell>
          <table:table-cell office:value-type="float" office:value="-0.73917061090469405" table:style-name="ce1">
            <text:p>-0.739170611</text:p>
          </table:table-cell>
          <table:table-cell office:value-type="float" office:value="0" table:formula="of:=([.M9]-[.I9])/[.I9]%" table:style-name="ce3">
            <text:p>0</text:p>
          </table:table-cell>
          <table:table-cell office:value-type="float" office:value="0" table:formula="of:=([.N9]-[.J9])/[.J9]%" table:style-name="ce3">
            <text:p>0</text:p>
          </table:table-cell>
          <table:table-cell office:value-type="float" office:value="0" table:formula="of:=([.O9] +[.O34]+[.O59]+[.O84]+[.O109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0.65548944473266602" table:style-name="ce1">
            <text:p>-0.655489445</text:p>
          </table:table-cell>
          <table:table-cell office:value-type="float" office:value="-0.61571049690246604" table:style-name="ce1">
            <text:p>-0.615710497</text:p>
          </table:table-cell>
          <table:table-cell table:number-columns-repeated="2" table:style-name="ce1"/>
          <table:table-cell office:value-type="float" office:value="3.0680131167173399E-3" table:style-name="ce1">
            <text:p>0.003068013</text:p>
          </table:table-cell>
          <table:table-cell office:value-type="float" office:value="-1.69437918812037E-2" table:style-name="ce1">
            <text:p>-0.016943792</text:p>
          </table:table-cell>
          <table:table-cell office:value-type="float" office:value="-100.46804920222149" table:formula="of:=([.E10]-[.A10])/[.A10]%" table:style-name="ce2">
            <text:p>-100.4680492</text:p>
          </table:table-cell>
          <table:table-cell office:value-type="float" office:value="-97.248091113202562" table:formula="of:=([.F10]-[.B10])/[.B10]%" table:style-name="ce2">
            <text:p>-97.24809111</text:p>
          </table:table-cell>
          <table:table-cell office:value-type="float" office:value="-0.12792707979679099" table:style-name="ce1">
            <text:p>-0.12792708</text:p>
          </table:table-cell>
          <table:table-cell office:value-type="float" office:value="-1.74321293830872" table:style-name="ce1">
            <text:p>-1.743212938</text:p>
          </table:table-cell>
          <table:table-cell office:value-type="float" office:value="-4269.7044611617639" table:formula="of:=([.I10]-[.E10])/[.E10]%" table:style-name="ce2">
            <text:p>-4269.704461</text:p>
          </table:table-cell>
          <table:table-cell office:value-type="float" office:value="10188.210280973311" table:formula="of:=([.J10]-[.F10])/[.F10]%" table:style-name="ce2">
            <text:p>10188.21028</text:p>
          </table:table-cell>
          <table:table-cell office:value-type="float" office:value="-0.12792707979679099" table:style-name="ce1">
            <text:p>-0.12792708</text:p>
          </table:table-cell>
          <table:table-cell office:value-type="float" office:value="-1.74321293830872" table:style-name="ce1">
            <text:p>-1.743212938</text:p>
          </table:table-cell>
          <table:table-cell office:value-type="float" office:value="0" table:formula="of:=([.M10]-[.I10])/[.I10]%" table:style-name="ce3">
            <text:p>0</text:p>
          </table:table-cell>
          <table:table-cell office:value-type="float" office:value="0" table:formula="of:=([.N10]-[.J10])/[.J10]%" table:style-name="ce3">
            <text:p>0</text:p>
          </table:table-cell>
          <table:table-cell office:value-type="float" office:value="0" table:formula="of:=([.O10] +[.O35]+[.O60]+[.O85]+[.O110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0.47481667995452898" table:style-name="ce1">
            <text:p>-0.47481668</text:p>
          </table:table-cell>
          <table:table-cell office:value-type="float" office:value="0.42761641740799" table:style-name="ce1">
            <text:p>0.427616417</text:p>
          </table:table-cell>
          <table:table-cell table:number-columns-repeated="2" table:style-name="ce1"/>
          <table:table-cell office:value-type="float" office:value="-4.2280636727809899E-2" table:style-name="ce1">
            <text:p>-0.042280637</text:p>
          </table:table-cell>
          <table:table-cell office:value-type="float" office:value="-1.3855539560318" table:style-name="ce1">
            <text:p>-1.385553956</text:p>
          </table:table-cell>
          <table:table-cell office:value-type="float" office:value="-91.095376697411098" table:formula="of:=([.E11]-[.A11])/[.A11]%" table:style-name="ce2">
            <text:p>-91.0953767</text:p>
          </table:table-cell>
          <table:table-cell office:value-type="float" office:value="-424.01795151607553" table:formula="of:=([.F11]-[.B11])/[.B11]%" table:style-name="ce2">
            <text:p>-424.0179515</text:p>
          </table:table-cell>
          <table:table-cell office:value-type="float" office:value="-2.7186224460601802" table:style-name="ce1">
            <text:p>-2.718622446</text:p>
          </table:table-cell>
          <table:table-cell office:value-type="float" office:value="-2.7442710399627699" table:style-name="ce1">
            <text:p>-2.74427104</text:p>
          </table:table-cell>
          <table:table-cell office:value-type="float" office:value="6329.9467947038229" table:formula="of:=([.I11]-[.E11])/[.E11]%" table:style-name="ce2">
            <text:p>6329.946795</text:p>
          </table:table-cell>
          <table:table-cell office:value-type="float" office:value="98.063094404660333" table:formula="of:=([.J11]-[.F11])/[.F11]%" table:style-name="ce2">
            <text:p>98.0630944</text:p>
          </table:table-cell>
          <table:table-cell office:value-type="float" office:value="-5.2893567085266104" table:style-name="ce1">
            <text:p>-5.289356709</text:p>
          </table:table-cell>
          <table:table-cell office:value-type="float" office:value="-5.31508111953735" table:style-name="ce1">
            <text:p>-5.31508112</text:p>
          </table:table-cell>
          <table:table-cell office:value-type="float" office:value="94.560179409683414" table:formula="of:=([.M11]-[.I11])/[.I11]%" table:style-name="ce3">
            <text:p>94.56017941</text:p>
          </table:table-cell>
          <table:table-cell office:value-type="float" office:value="93.679160773035633" table:formula="of:=([.N11]-[.J11])/[.J11]%" table:style-name="ce3">
            <text:p>93.67916077</text:p>
          </table:table-cell>
          <table:table-cell office:value-type="float" office:value="699.13598685397938" table:formula="of:=([.O11] +[.O36]+[.O61]+[.O86]+[.O111])" table:style-name="ce1">
            <text:p>699.1359869</text:p>
          </table:table-cell>
          <table:table-cell table:style-name="ce1"/>
          <table:table-cell office:value-type="float" office:value="94.560179409683414" table:style-name="ce1">
            <text:p>94.56017941</text:p>
          </table:table-cell>
          <table:table-cell office:value-type="float" office:value="52.254572178219796" table:style-name="ce1">
            <text:p>52.25457218</text:p>
          </table:table-cell>
          <table:table-cell office:value-type="float" office:value="126.41615183154531" table:style-name="ce1">
            <text:p>126.4161518</text:p>
          </table:table-cell>
          <table:table-cell office:value-type="float" office:value="331.70963100720718" table:style-name="ce1">
            <text:p>331.709631</text:p>
          </table:table-cell>
          <table:table-cell office:value-type="float" office:value="94.195452427323801" table:style-name="ce1">
            <text:p>94.19545243</text:p>
          </table:table-cell>
          <table:table-cell table:number-columns-repeated="16361"/>
        </table:table-row>
        <table:table-row table:style-name="ro1">
          <table:table-cell office:value-type="float" office:value="0.60720086097717296" table:style-name="ce1">
            <text:p>0.607200861</text:p>
          </table:table-cell>
          <table:table-cell office:value-type="float" office:value="-0.66945147514343295" table:style-name="ce1">
            <text:p>-0.669451475</text:p>
          </table:table-cell>
          <table:table-cell table:number-columns-repeated="2" table:style-name="ce1"/>
          <table:table-cell office:value-type="float" office:value="-1.14874374866486" table:style-name="ce1">
            <text:p>-1.148743749</text:p>
          </table:table-cell>
          <table:table-cell office:value-type="float" office:value="-0.93034422397613503" table:style-name="ce1">
            <text:p>-0.930344224</text:p>
          </table:table-cell>
          <table:table-cell office:value-type="float" office:value="-289.18677862481582" table:formula="of:=([.E12]-[.A12])/[.A12]%" table:style-name="ce2">
            <text:p>-289.1867786</text:p>
          </table:table-cell>
          <table:table-cell office:value-type="float" office:value="38.971121659983595" table:formula="of:=([.F12]-[.B12])/[.B12]%" table:style-name="ce2">
            <text:p>38.97112166</text:p>
          </table:table-cell>
          <table:table-cell office:value-type="float" office:value="-3.8775231838226301" table:style-name="ce1">
            <text:p>-3.877523184</text:p>
          </table:table-cell>
          <table:table-cell office:value-type="float" office:value="-4.3165402412414604" table:style-name="ce1">
            <text:p>-4.316540241</text:p>
          </table:table-cell>
          <table:table-cell office:value-type="float" office:value="237.544660271651" table:formula="of:=([.I12]-[.E12])/[.E12]%" table:style-name="ce2">
            <text:p>237.5446603</text:p>
          </table:table-cell>
          <table:table-cell office:value-type="float" office:value="363.97238032964742" table:formula="of:=([.J12]-[.F12])/[.F12]%" table:style-name="ce2">
            <text:p>363.9723803</text:p>
          </table:table-cell>
          <table:table-cell office:value-type="float" office:value="-3.6855373382568399" table:style-name="ce1">
            <text:p>-3.685537338</text:p>
          </table:table-cell>
          <table:table-cell office:value-type="float" office:value="-4.6685547828674299" table:style-name="ce1">
            <text:p>-4.668554783</text:p>
          </table:table-cell>
          <table:table-cell office:value-type="float" office:value="-4.9512494565286431" table:formula="of:=([.M12]-[.I12])/[.I12]%" table:style-name="ce3">
            <text:p>-4.951249457</text:p>
          </table:table-cell>
          <table:table-cell office:value-type="float" office:value="8.1550158680955143" table:formula="of:=([.N12]-[.J12])/[.J12]%" table:style-name="ce3">
            <text:p>8.155015868</text:p>
          </table:table-cell>
          <table:table-cell office:value-type="float" office:value="-316.10452285226683" table:formula="of:=([.O12] +[.O37]+[.O62]+[.O87]+[.O112])" table:style-name="ce1">
            <text:p>-316.1045229</text:p>
          </table:table-cell>
          <table:table-cell table:style-name="ce1"/>
          <table:table-cell office:value-type="float" office:value="-4.9512494565286431" table:style-name="ce1">
            <text:p>-4.951249457</text:p>
          </table:table-cell>
          <table:table-cell office:value-type="float" office:value="25.744945792698292" table:style-name="ce1">
            <text:p>25.74494579</text:p>
          </table:table-cell>
          <table:table-cell office:value-type="float" office:value="0" table:style-name="ce1">
            <text:p>0</text:p>
          </table:table-cell>
          <table:table-cell office:value-type="float" office:value="-139.12360433165836" table:style-name="ce1">
            <text:p>-139.1236043</text:p>
          </table:table-cell>
          <table:table-cell office:value-type="float" office:value="-197.77461485677813" table:style-name="ce1">
            <text:p>-197.7746149</text:p>
          </table:table-cell>
          <table:table-cell table:number-columns-repeated="16361"/>
        </table:table-row>
        <table:table-row table:style-name="ro1">
          <table:table-cell office:value-type="float" office:value="-0.63857859373092696" table:style-name="ce1">
            <text:p>-0.638578594</text:p>
          </table:table-cell>
          <table:table-cell office:value-type="float" office:value="-0.73842108249664296" table:style-name="ce1">
            <text:p>-0.738421082</text:p>
          </table:table-cell>
          <table:table-cell table:number-columns-repeated="2" table:style-name="ce1"/>
          <table:table-cell office:value-type="float" office:value="-1.21233642101288" table:style-name="ce1">
            <text:p>-1.212336421</text:p>
          </table:table-cell>
          <table:table-cell office:value-type="float" office:value="-1.3120486736297601" table:style-name="ce1">
            <text:p>-1.312048674</text:p>
          </table:table-cell>
          <table:table-cell office:value-type="float" office:value="89.849210874693526" table:formula="of:=([.E13]-[.A13])/[.A13]%" table:style-name="ce2">
            <text:p>89.84921087</text:p>
          </table:table-cell>
          <table:table-cell office:value-type="float" office:value="77.682992093569453" table:formula="of:=([.F13]-[.B13])/[.B13]%" table:style-name="ce2">
            <text:p>77.68299209</text:p>
          </table:table-cell>
          <table:table-cell office:value-type="float" office:value="1.2348896265029901" table:style-name="ce1">
            <text:p>1.234889627</text:p>
          </table:table-cell>
          <table:table-cell office:value-type="float" office:value="-1.41976618766785" table:style-name="ce1">
            <text:p>-1.419766188</text:p>
          </table:table-cell>
          <table:table-cell office:value-type="float" office:value="-201.8603091599993" table:formula="of:=([.I13]-[.E13])/[.E13]%" table:style-name="ce2">
            <text:p>-201.8603092</text:p>
          </table:table-cell>
          <table:table-cell office:value-type="float" office:value="8.2098717984365095" table:formula="of:=([.J13]-[.F13])/[.F13]%" table:style-name="ce2">
            <text:p>8.209871798</text:p>
          </table:table-cell>
          <table:table-cell office:value-type="float" office:value="1.80988109111786" table:style-name="ce1">
            <text:p>1.809881091</text:p>
          </table:table-cell>
          <table:table-cell office:value-type="float" office:value="-2.15883469581604" table:style-name="ce1">
            <text:p>-2.158834696</text:p>
          </table:table-cell>
          <table:table-cell office:value-type="float" office:value="46.562174649013272" table:formula="of:=([.M13]-[.I13])/[.I13]%" table:style-name="ce3">
            <text:p>46.56217465</text:p>
          </table:table-cell>
          <table:table-cell office:value-type="float" office:value="52.055649343375741" table:formula="of:=([.N13]-[.J13])/[.J13]%" table:style-name="ce3">
            <text:p>52.05564934</text:p>
          </table:table-cell>
          <table:table-cell office:value-type="float" office:value="73.606947832154731" table:formula="of:=([.O13] +[.O38]+[.O63]+[.O88]+[.O113])" table:style-name="ce1">
            <text:p>73.60694783</text:p>
          </table:table-cell>
          <table:table-cell table:style-name="ce1"/>
          <table:table-cell office:value-type="float" office:value="46.562174649013272" table:style-name="ce1">
            <text:p>46.56217465</text:p>
          </table:table-cell>
          <table:table-cell office:value-type="float" office:value="-147.74700005628355" table:style-name="ce1">
            <text:p>-147.7470001</text:p>
          </table:table-cell>
          <table:table-cell office:value-type="float" office:value="22.915564393279375" table:style-name="ce1">
            <text:p>22.91556439</text:p>
          </table:table-cell>
          <table:table-cell office:value-type="float" office:value="8.1841524863890776" table:style-name="ce1">
            <text:p>8.184152486</text:p>
          </table:table-cell>
          <table:table-cell office:value-type="float" office:value="143.69205635975655" table:style-name="ce1">
            <text:p>143.6920564</text:p>
          </table:table-cell>
          <table:table-cell table:number-columns-repeated="16361"/>
        </table:table-row>
        <table:table-row table:style-name="ro1">
          <table:table-cell office:value-type="float" office:value="0.305455893278122" table:style-name="ce1">
            <text:p>0.305455893</text:p>
          </table:table-cell>
          <table:table-cell office:value-type="float" office:value="0.36156138777732799" table:style-name="ce1">
            <text:p>0.361561388</text:p>
          </table:table-cell>
          <table:table-cell table:number-columns-repeated="2" table:style-name="ce1"/>
          <table:table-cell office:value-type="float" office:value="1.4491126537323" table:style-name="ce1">
            <text:p>1.449112654</text:p>
          </table:table-cell>
          <table:table-cell office:value-type="float" office:value="-1.41480696201324" table:style-name="ce1">
            <text:p>-1.414806962</text:p>
          </table:table-cell>
          <table:table-cell office:value-type="float" office:value="374.4097873446043" table:formula="of:=([.E14]-[.A14])/[.A14]%" table:style-name="ce2">
            <text:p>374.4097873</text:p>
          </table:table-cell>
          <table:table-cell office:value-type="float" office:value="-491.30477142779586" table:formula="of:=([.F14]-[.B14])/[.B14]%" table:style-name="ce2">
            <text:p>-491.3047714</text:p>
          </table:table-cell>
          <table:table-cell office:value-type="float" office:value="-0.45462277531623801" table:style-name="ce1">
            <text:p>-0.454622775</text:p>
          </table:table-cell>
          <table:table-cell office:value-type="float" office:value="-1.03028416633606" table:style-name="ce1">
            <text:p>-1.030284166</text:p>
          </table:table-cell>
          <table:table-cell office:value-type="float" office:value="-131.37249365294841" table:formula="of:=([.I14]-[.E14])/[.E14]%" table:style-name="ce2">
            <text:p>-131.3724937</text:p>
          </table:table-cell>
          <table:table-cell office:value-type="float" office:value="-27.178463635068084" table:formula="of:=([.J14]-[.F14])/[.F14]%" table:style-name="ce2">
            <text:p>-27.17846364</text:p>
          </table:table-cell>
          <table:table-cell office:value-type="float" office:value="-0.45462277531623801" table:style-name="ce1">
            <text:p>-0.454622775</text:p>
          </table:table-cell>
          <table:table-cell office:value-type="float" office:value="-1.03028416633606" table:style-name="ce1">
            <text:p>-1.030284166</text:p>
          </table:table-cell>
          <table:table-cell office:value-type="float" office:value="0" table:formula="of:=([.M14]-[.I14])/[.I14]%" table:style-name="ce3">
            <text:p>0</text:p>
          </table:table-cell>
          <table:table-cell office:value-type="float" office:value="0" table:formula="of:=([.N14]-[.J14])/[.J14]%" table:style-name="ce3">
            <text:p>0</text:p>
          </table:table-cell>
          <table:table-cell office:value-type="float" office:value="0" table:formula="of:=([.O14] +[.O39]+[.O64]+[.O89]+[.O114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0.45969647169113198" table:style-name="ce1">
            <text:p>-0.459696472</text:p>
          </table:table-cell>
          <table:table-cell office:value-type="float" office:value="0.41510516405105602" table:style-name="ce1">
            <text:p>0.415105164</text:p>
          </table:table-cell>
          <table:table-cell table:number-columns-repeated="2" table:style-name="ce1"/>
          <table:table-cell office:value-type="float" office:value="-0.301932722330093" table:style-name="ce1">
            <text:p>-0.301932722</text:p>
          </table:table-cell>
          <table:table-cell office:value-type="float" office:value="0.25243824720382702" table:style-name="ce1">
            <text:p>0.252438247</text:p>
          </table:table-cell>
          <table:table-cell office:value-type="float" office:value="-34.319112518018137" table:formula="of:=([.E15]-[.A15])/[.A15]%" table:style-name="ce2">
            <text:p>-34.31911252</text:p>
          </table:table-cell>
          <table:table-cell office:value-type="float" office:value="-39.186917180153827" table:formula="of:=([.F15]-[.B15])/[.B15]%" table:style-name="ce2">
            <text:p>-39.18691718</text:p>
          </table:table-cell>
          <table:table-cell office:value-type="float" office:value="0.21895025670528401" table:style-name="ce1">
            <text:p>0.218950257</text:p>
          </table:table-cell>
          <table:table-cell office:value-type="float" office:value="-0.71617782115936302" table:style-name="ce1">
            <text:p>-0.716177821</text:p>
          </table:table-cell>
          <table:table-cell office:value-type="float" office:value="-172.51623971578445" table:formula="of:=([.I15]-[.E15])/[.E15]%" table:style-name="ce2">
            <text:p>-172.5162397</text:p>
          </table:table-cell>
          <table:table-cell office:value-type="float" office:value="-383.70416491645869" table:formula="of:=([.J15]-[.F15])/[.F15]%" table:style-name="ce2">
            <text:p>-383.7041649</text:p>
          </table:table-cell>
          <table:table-cell office:value-type="float" office:value="0.21895025670528401" table:style-name="ce1">
            <text:p>0.218950257</text:p>
          </table:table-cell>
          <table:table-cell office:value-type="float" office:value="-0.71617782115936302" table:style-name="ce1">
            <text:p>-0.716177821</text:p>
          </table:table-cell>
          <table:table-cell office:value-type="float" office:value="0" table:formula="of:=([.M15]-[.I15])/[.I15]%" table:style-name="ce3">
            <text:p>0</text:p>
          </table:table-cell>
          <table:table-cell office:value-type="float" office:value="0" table:formula="of:=([.N15]-[.J15])/[.J15]%" table:style-name="ce3">
            <text:p>0</text:p>
          </table:table-cell>
          <table:table-cell office:value-type="float" office:value="0" table:formula="of:=([.O15] +[.O40]+[.O65]+[.O90]+[.O11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table:number-columns-repeated="2" table:style-name="ce1"/>
          <table:table-cell office:value-type="float" office:value="6.7808511666953598E-3" table:style-name="ce1">
            <text:p>0.006780851</text:p>
          </table:table-cell>
          <table:table-cell office:value-type="float" office:value="-4.9088437110185602E-2" table:style-name="ce1">
            <text:p>-0.049088437</text:p>
          </table:table-cell>
          <table:table-cell office:value-type="float" office:value="-74.446462780735459" table:formula="of:=([.E16]-[.A16])/[.A16]%" table:style-name="ce2">
            <text:p>-74.44646278</text:p>
          </table:table-cell>
          <table:table-cell office:value-type="float" office:value="-35.957769603481012" table:formula="of:=([.F16]-[.B16])/[.B16]%" table:style-name="ce2">
            <text:p>-35.9577696</text:p>
          </table:table-cell>
          <table:table-cell office:value-type="float" office:value="-2.60925364494324" table:style-name="ce1">
            <text:p>-2.609253645</text:p>
          </table:table-cell>
          <table:table-cell office:value-type="float" office:value="2.3276135921478298" table:style-name="ce1">
            <text:p>2.327613592</text:p>
          </table:table-cell>
          <table:table-cell office:value-type="float" office:value="-38579.73625728253" table:formula="of:=([.I16]-[.E16])/[.E16]%" table:style-name="ce2">
            <text:p>-38579.73626</text:p>
          </table:table-cell>
          <table:table-cell office:value-type="float" office:value="-4841.6738628756666" table:formula="of:=([.J16]-[.F16])/[.F16]%" table:style-name="ce2">
            <text:p>-4841.673863</text:p>
          </table:table-cell>
          <table:table-cell office:value-type="float" office:value="-3.3516299724578902" table:style-name="ce1">
            <text:p>-3.351629972</text:p>
          </table:table-cell>
          <table:table-cell office:value-type="float" office:value="3.0454018115997301" table:style-name="ce1">
            <text:p>3.045401812</text:p>
          </table:table-cell>
          <table:table-cell office:value-type="float" office:value="28.451673487297146" table:formula="of:=([.M16]-[.I16])/[.I16]%" table:style-name="ce3">
            <text:p>28.45167349</text:p>
          </table:table-cell>
          <table:table-cell office:value-type="float" office:value="30.837945863237277" table:formula="of:=([.N16]-[.J16])/[.J16]%" table:style-name="ce3">
            <text:p>30.83794586</text:p>
          </table:table-cell>
          <table:table-cell office:value-type="float" office:value="79.110725075620792" table:formula="of:=([.O16] +[.O41]+[.O66]+[.O91]+[.O116])" table:style-name="ce1">
            <text:p>79.11072508</text:p>
          </table:table-cell>
          <table:table-cell table:style-name="ce1"/>
          <table:table-cell office:value-type="float" office:value="28.451673487297146" table:style-name="ce1">
            <text:p>28.45167349</text:p>
          </table:table-cell>
          <table:table-cell office:value-type="float" office:value="70.338535493307688" table:style-name="ce1">
            <text:p>70.33853549</text:p>
          </table:table-cell>
          <table:table-cell office:value-type="float" office:value="32.002786861392991" table:style-name="ce1">
            <text:p>32.00278686</text:p>
          </table:table-cell>
          <table:table-cell office:value-type="float" office:value="-79.929550512886649" table:style-name="ce1">
            <text:p>-79.92955051</text:p>
          </table:table-cell>
          <table:table-cell office:value-type="float" office:value="28.247279746509616" table:style-name="ce1">
            <text:p>28.24727975</text:p>
          </table:table-cell>
          <table:table-cell table:number-columns-repeated="16361"/>
        </table:table-row>
        <table:table-row table:style-name="ro1">
          <table:table-cell office:value-type="float" office:value="-0.43498408794403098" table:style-name="ce1">
            <text:p>-0.434984088</text:p>
          </table:table-cell>
          <table:table-cell office:value-type="float" office:value="0.38308778405189498" table:style-name="ce1">
            <text:p>0.383087784</text:p>
          </table:table-cell>
          <table:table-cell table:number-columns-repeated="2" table:style-name="ce1"/>
          <table:table-cell office:value-type="float" office:value="-8.6886040866374997E-2" table:style-name="ce1">
            <text:p>-0.086886041</text:p>
          </table:table-cell>
          <table:table-cell office:value-type="float" office:value="-0.90589237213134799" table:style-name="ce1">
            <text:p>-0.905892372</text:p>
          </table:table-cell>
          <table:table-cell office:value-type="float" office:value="-80.025466844765489" table:formula="of:=([.E17]-[.A17])/[.A17]%" table:style-name="ce2">
            <text:p>-80.02546684</text:p>
          </table:table-cell>
          <table:table-cell office:value-type="float" office:value="-336.47122404942866" table:formula="of:=([.F17]-[.B17])/[.B17]%" table:style-name="ce2">
            <text:p>-336.471224</text:p>
          </table:table-cell>
          <table:table-cell office:value-type="float" office:value="2.9190983623266199E-2" table:style-name="ce1">
            <text:p>0.029190984</text:p>
          </table:table-cell>
          <table:table-cell office:value-type="float" office:value="-1.0650066137313801" table:style-name="ce1">
            <text:p>-1.065006614</text:p>
          </table:table-cell>
          <table:table-cell office:value-type="float" office:value="-133.59686243289644" table:formula="of:=([.I17]-[.E17])/[.E17]%" table:style-name="ce2">
            <text:p>-133.5968624</text:p>
          </table:table-cell>
          <table:table-cell office:value-type="float" office:value="17.564364873243644" table:formula="of:=([.J17]-[.F17])/[.F17]%" table:style-name="ce2">
            <text:p>17.56436487</text:p>
          </table:table-cell>
          <table:table-cell office:value-type="float" office:value="2.9190983623266199E-2" table:style-name="ce1">
            <text:p>0.029190984</text:p>
          </table:table-cell>
          <table:table-cell office:value-type="float" office:value="-1.0650066137313801" table:style-name="ce1">
            <text:p>-1.065006614</text:p>
          </table:table-cell>
          <table:table-cell office:value-type="float" office:value="0" table:formula="of:=([.M17]-[.I17])/[.I17]%" table:style-name="ce3">
            <text:p>0</text:p>
          </table:table-cell>
          <table:table-cell office:value-type="float" office:value="0" table:formula="of:=([.N17]-[.J17])/[.J17]%" table:style-name="ce3">
            <text:p>0</text:p>
          </table:table-cell>
          <table:table-cell office:value-type="float" office:value="0" table:formula="of:=([.O17] +[.O42]+[.O67]+[.O92]+[.O11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0.55188852548599199" table:style-name="ce1">
            <text:p>0.551888525</text:p>
          </table:table-cell>
          <table:table-cell office:value-type="float" office:value="-0.68771833181381203" table:style-name="ce1">
            <text:p>-0.687718332</text:p>
          </table:table-cell>
          <table:table-cell table:number-columns-repeated="2" table:style-name="ce1"/>
          <table:table-cell office:value-type="float" office:value="1.3360620737075799" table:style-name="ce1">
            <text:p>1.336062074</text:p>
          </table:table-cell>
          <table:table-cell office:value-type="float" office:value="-1.6635520383715598E-2" table:style-name="ce1">
            <text:p>-0.01663552</text:p>
          </table:table-cell>
          <table:table-cell office:value-type="float" office:value="142.08911981473906" table:formula="of:=([.E18]-[.A18])/[.A18]%" table:style-name="ce2">
            <text:p>142.0891198</text:p>
          </table:table-cell>
          <table:table-cell office:value-type="float" office:value="-97.581056136770343" table:formula="of:=([.F18]-[.B18])/[.B18]%" table:style-name="ce2">
            <text:p>-97.58105614</text:p>
          </table:table-cell>
          <table:table-cell office:value-type="float" office:value="1.16312643513083E-3" table:style-name="ce1">
            <text:p>0.001163126</text:p>
          </table:table-cell>
          <table:table-cell office:value-type="float" office:value="-6.0573317110538497E-2" table:style-name="ce1">
            <text:p>-0.060573317</text:p>
          </table:table-cell>
          <table:table-cell office:value-type="float" office:value="-99.912943682930603" table:formula="of:=([.I18]-[.E18])/[.E18]%" table:style-name="ce2">
            <text:p>-99.91294368</text:p>
          </table:table-cell>
          <table:table-cell office:value-type="float" office:value="264.12036241338933" table:formula="of:=([.J18]-[.F18])/[.F18]%" table:style-name="ce2">
            <text:p>264.1203624</text:p>
          </table:table-cell>
          <table:table-cell office:value-type="float" office:value="1.16312643513083E-3" table:style-name="ce1">
            <text:p>0.001163126</text:p>
          </table:table-cell>
          <table:table-cell office:value-type="float" office:value="-6.0573317110538497E-2" table:style-name="ce1">
            <text:p>-0.060573317</text:p>
          </table:table-cell>
          <table:table-cell office:value-type="float" office:value="0" table:formula="of:=([.M18]-[.I18])/[.I18]%" table:style-name="ce3">
            <text:p>0</text:p>
          </table:table-cell>
          <table:table-cell office:value-type="float" office:value="0" table:formula="of:=([.N18]-[.J18])/[.J18]%" table:style-name="ce3">
            <text:p>0</text:p>
          </table:table-cell>
          <table:table-cell office:value-type="float" office:value="0" table:formula="of:=([.O18] +[.O43]+[.O68]+[.O93]+[.O11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0.52171295881271396" table:style-name="ce1">
            <text:p>-0.521712959</text:p>
          </table:table-cell>
          <table:table-cell office:value-type="float" office:value="0.63828098773956299" table:style-name="ce1">
            <text:p>0.638280988</text:p>
          </table:table-cell>
          <table:table-cell table:number-columns-repeated="2" table:style-name="ce1"/>
          <table:table-cell office:value-type="float" office:value="-0.96720486879348799" table:style-name="ce1">
            <text:p>-0.967204869</text:p>
          </table:table-cell>
          <table:table-cell office:value-type="float" office:value="0.84830188751220703" table:style-name="ce1">
            <text:p>0.848301888</text:p>
          </table:table-cell>
          <table:table-cell office:value-type="float" office:value="85.390232781374706" table:formula="of:=([.E19]-[.A19])/[.A19]%" table:style-name="ce2">
            <text:p>85.39023278</text:p>
          </table:table-cell>
          <table:table-cell office:value-type="float" office:value="32.904144695962437" table:formula="of:=([.F19]-[.B19])/[.B19]%" table:style-name="ce2">
            <text:p>32.9041447</text:p>
          </table:table-cell>
          <table:table-cell office:value-type="float" office:value="-1.58045554161072" table:style-name="ce1">
            <text:p>-1.580455542</text:p>
          </table:table-cell>
          <table:table-cell office:value-type="float" office:value="-3.7271096706390399" table:style-name="ce1">
            <text:p>-3.727109671</text:p>
          </table:table-cell>
          <table:table-cell office:value-type="float" office:value="63.404423675225495" table:formula="of:=([.I19]-[.E19])/[.E19]%" table:style-name="ce2">
            <text:p>63.40442368</text:p>
          </table:table-cell>
          <table:table-cell office:value-type="float" office:value="-539.36123749169508" table:formula="of:=([.J19]-[.F19])/[.F19]%" table:style-name="ce2">
            <text:p>-539.3612375</text:p>
          </table:table-cell>
          <table:table-cell office:value-type="float" office:value="-1.58045554161072" table:style-name="ce1">
            <text:p>-1.580455542</text:p>
          </table:table-cell>
          <table:table-cell office:value-type="float" office:value="-3.7271096706390399" table:style-name="ce1">
            <text:p>-3.727109671</text:p>
          </table:table-cell>
          <table:table-cell office:value-type="float" office:value="0" table:formula="of:=([.M19]-[.I19])/[.I19]%" table:style-name="ce3">
            <text:p>0</text:p>
          </table:table-cell>
          <table:table-cell office:value-type="float" office:value="0" table:formula="of:=([.N19]-[.J19])/[.J19]%" table:style-name="ce3">
            <text:p>0</text:p>
          </table:table-cell>
          <table:table-cell office:value-type="float" office:value="0" table:formula="of:=([.O19] +[.O44]+[.O69]+[.O94]+[.O119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table:number-columns-repeated="2" table:style-name="ce1"/>
          <table:table-cell office:value-type="float" office:value="-0.99517911672592196" table:style-name="ce1">
            <text:p>-0.995179117</text:p>
          </table:table-cell>
          <table:table-cell office:value-type="float" office:value="-0.82009178400039695" table:style-name="ce1">
            <text:p>-0.820091784</text:p>
          </table:table-cell>
          <table:table-cell office:value-type="float" office:value="1222.1625666670625" table:formula="of:=([.E20]-[.A20])/[.A20]%" table:style-name="ce2">
            <text:p>1222.162567</text:p>
          </table:table-cell>
          <table:table-cell office:value-type="float" office:value="755.24755210893386" table:formula="of:=([.F20]-[.B20])/[.B20]%" table:style-name="ce2">
            <text:p>755.2475521</text:p>
          </table:table-cell>
          <table:table-cell office:value-type="float" office:value="-2.7381632328033398" table:style-name="ce1">
            <text:p>-2.738163233</text:p>
          </table:table-cell>
          <table:table-cell office:value-type="float" office:value="-2.4835846424102801" table:style-name="ce1">
            <text:p>-2.483584642</text:p>
          </table:table-cell>
          <table:table-cell office:value-type="float" office:value="175.14275438292236" table:formula="of:=([.I20]-[.E20])/[.E20]%" table:style-name="ce2">
            <text:p>175.1427544</text:p>
          </table:table-cell>
          <table:table-cell office:value-type="float" office:value="202.84227825029376" table:formula="of:=([.J20]-[.F20])/[.F20]%" table:style-name="ce2">
            <text:p>202.8422783</text:p>
          </table:table-cell>
          <table:table-cell office:value-type="float" office:value="-5.4198799133300799" table:style-name="ce1">
            <text:p>-5.419879913</text:p>
          </table:table-cell>
          <table:table-cell office:value-type="float" office:value="-5.0214729309081996" table:style-name="ce1">
            <text:p>-5.021472931</text:p>
          </table:table-cell>
          <table:table-cell office:value-type="float" office:value="97.938524935242455" table:formula="of:=([.M20]-[.I20])/[.I20]%" table:style-name="ce3">
            <text:p>97.93852494</text:p>
          </table:table-cell>
          <table:table-cell office:value-type="float" office:value="102.18650273320013" table:formula="of:=([.N20]-[.J20])/[.J20]%" table:style-name="ce3">
            <text:p>102.1865027</text:p>
          </table:table-cell>
          <table:table-cell office:value-type="float" office:value="-3960.2413650612184" table:formula="of:=([.O20] +[.O45]+[.O70]+[.O95]+[.O120])" table:style-name="ce1">
            <text:p>-3960.241365</text:p>
          </table:table-cell>
          <table:table-cell table:style-name="ce1"/>
          <table:table-cell office:value-type="float" office:value="97.938524935242455" table:style-name="ce1">
            <text:p>97.93852494</text:p>
          </table:table-cell>
          <table:table-cell office:value-type="float" office:value="-4608.8559427710452" table:style-name="ce1">
            <text:p>-4608.855943</text:p>
          </table:table-cell>
          <table:table-cell office:value-type="float" office:value="80.354237952725526" table:style-name="ce1">
            <text:p>80.35423795</text:p>
          </table:table-cell>
          <table:table-cell office:value-type="float" office:value="371.82349308792038" table:style-name="ce1">
            <text:p>371.8234931</text:p>
          </table:table-cell>
          <table:table-cell office:value-type="float" office:value="98.498321733938525" table:style-name="ce1">
            <text:p>98.49832173</text:p>
          </table:table-cell>
          <table:table-cell table:number-columns-repeated="16361"/>
        </table:table-row>
        <table:table-row table:style-name="ro1">
          <table:table-cell office:value-type="float" office:value="0.44188645482063299" table:style-name="ce1">
            <text:p>0.441886455</text:p>
          </table:table-cell>
          <table:table-cell office:value-type="float" office:value="3.8219388574361801E-2" table:style-name="ce1">
            <text:p>0.038219389</text:p>
          </table:table-cell>
          <table:table-cell table:number-columns-repeated="2" table:style-name="ce1"/>
          <table:table-cell office:value-type="float" office:value="-0.77530956268310602" table:style-name="ce1">
            <text:p>-0.775309563</text:p>
          </table:table-cell>
          <table:table-cell office:value-type="float" office:value="0.68353062868118297" table:style-name="ce1">
            <text:p>0.683530629</text:p>
          </table:table-cell>
          <table:table-cell office:value-type="float" office:value="-275.45447574260078" table:formula="of:=([.E21]-[.A21])/[.A21]%" table:style-name="ce2">
            <text:p>-275.4544757</text:p>
          </table:table-cell>
          <table:table-cell office:value-type="float" office:value="1688.4394653547824" table:formula="of:=([.F21]-[.B21])/[.B21]%" table:style-name="ce2">
            <text:p>1688.439465</text:p>
          </table:table-cell>
          <table:table-cell office:value-type="float" office:value="2.4964408874511701" table:style-name="ce1">
            <text:p>2.496440887</text:p>
          </table:table-cell>
          <table:table-cell office:value-type="float" office:value="-3.5094873905181898" table:style-name="ce1">
            <text:p>-3.509487391</text:p>
          </table:table-cell>
          <table:table-cell office:value-type="float" office:value="-421.99278941069196" table:formula="of:=([.I21]-[.E21])/[.E21]%" table:style-name="ce2">
            <text:p>-421.9927894</text:p>
          </table:table-cell>
          <table:table-cell office:value-type="float" office:value="-613.43527901441109" table:formula="of:=([.J21]-[.F21])/[.F21]%" table:style-name="ce2">
            <text:p>-613.435279</text:p>
          </table:table-cell>
          <table:table-cell office:value-type="float" office:value="3.3344850540161102" table:style-name="ce1">
            <text:p>3.334485054</text:p>
          </table:table-cell>
          <table:table-cell office:value-type="float" office:value="-5.4087047576904297" table:style-name="ce1">
            <text:p>-5.408704758</text:p>
          </table:table-cell>
          <table:table-cell office:value-type="float" office:value="33.56955779636229" table:formula="of:=([.M21]-[.I21])/[.I21]%" table:style-name="ce3">
            <text:p>33.5695578</text:p>
          </table:table-cell>
          <table:table-cell office:value-type="float" office:value="54.116660236576962" table:formula="of:=([.N21]-[.J21])/[.J21]%" table:style-name="ce3">
            <text:p>54.11666024</text:p>
          </table:table-cell>
          <table:table-cell office:value-type="float" office:value="166.00715319189078" table:formula="of:=([.O21] +[.O46]+[.O71]+[.O96]+[.O121])" table:style-name="ce1">
            <text:p>166.0071532</text:p>
          </table:table-cell>
          <table:table-cell table:style-name="ce1"/>
          <table:table-cell office:value-type="float" office:value="33.56955779636229" table:style-name="ce1">
            <text:p>33.5695578</text:p>
          </table:table-cell>
          <table:table-cell office:value-type="float" office:value="70.096193267065189" table:style-name="ce1">
            <text:p>70.09619327</text:p>
          </table:table-cell>
          <table:table-cell office:value-type="float" office:value="62.385107115327415" table:style-name="ce1">
            <text:p>62.38510712</text:p>
          </table:table-cell>
          <table:table-cell office:value-type="float" office:value="-50.081388975710482" table:style-name="ce1">
            <text:p>-50.08138898</text:p>
          </table:table-cell>
          <table:table-cell office:value-type="float" office:value="50.037683988846389" table:style-name="ce1">
            <text:p>50.03768399</text:p>
          </table:table-cell>
          <table:table-cell table:number-columns-repeated="16361"/>
        </table:table-row>
        <table:table-row table:style-name="ro1"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table:number-columns-repeated="2" table:style-name="ce1"/>
          <table:table-cell office:value-type="float" office:value="-0.27425777912139898" table:style-name="ce1">
            <text:p>-0.274257779</text:p>
          </table:table-cell>
          <table:table-cell office:value-type="float" office:value="0.227367758750916" table:style-name="ce1">
            <text:p>0.227367759</text:p>
          </table:table-cell>
          <table:table-cell office:value-type="float" office:value="-4354.4201243883363" table:formula="of:=([.E22]-[.A22])/[.A22]%" table:style-name="ce2">
            <text:p>-4354.420124</text:p>
          </table:table-cell>
          <table:table-cell office:value-type="float" office:value="-372.85774485773959" table:formula="of:=([.F22]-[.B22])/[.B22]%" table:style-name="ce2">
            <text:p>-372.8577449</text:p>
          </table:table-cell>
          <table:table-cell office:value-type="float" office:value="-3.3582016825675999E-2" table:style-name="ce1">
            <text:p>-0.033582017</text:p>
          </table:table-cell>
          <table:table-cell office:value-type="float" office:value="-1.19093382358551" table:style-name="ce1">
            <text:p>-1.190933824</text:p>
          </table:table-cell>
          <table:table-cell office:value-type="float" office:value="-87.755309281195977" table:formula="of:=([.I22]-[.E22])/[.E22]%" table:style-name="ce2">
            <text:p>-87.75530928</text:p>
          </table:table-cell>
          <table:table-cell office:value-type="float" office:value="-623.79186483084084" table:formula="of:=([.J22]-[.F22])/[.F22]%" table:style-name="ce2">
            <text:p>-623.7918648</text:p>
          </table:table-cell>
          <table:table-cell office:value-type="float" office:value="8.2002058625221304E-3" table:style-name="ce1">
            <text:p>0.008200206</text:p>
          </table:table-cell>
          <table:table-cell office:value-type="float" office:value="-1.38782179355621" table:style-name="ce1">
            <text:p>-1.387821794</text:p>
          </table:table-cell>
          <table:table-cell office:value-type="float" office:value="-124.41844367206812" table:formula="of:=([.M22]-[.I22])/[.I22]%" table:style-name="ce3">
            <text:p>-124.4184437</text:p>
          </table:table-cell>
          <table:table-cell office:value-type="float" office:value="16.532234291401274" table:formula="of:=([.N22]-[.J22])/[.J22]%" table:style-name="ce3">
            <text:p>16.53223429</text:p>
          </table:table-cell>
          <table:table-cell office:value-type="float" office:value="-95.680976743997903" table:formula="of:=([.O22] +[.O47]+[.O72]+[.O97]+[.O122])" table:style-name="ce1">
            <text:p>-95.68097674</text:p>
          </table:table-cell>
          <table:table-cell table:style-name="ce1"/>
          <table:table-cell office:value-type="float" office:value="-124.41844367206812" table:style-name="ce1">
            <text:p>-124.4184437</text:p>
          </table:table-cell>
          <table:table-cell office:value-type="float" office:value="6.5147643354992697" table:style-name="ce1">
            <text:p>6.514764335</text:p>
          </table:table-cell>
          <table:table-cell office:value-type="float" office:value="26.390304322138334" table:style-name="ce1">
            <text:p>26.39030432</text:p>
          </table:table-cell>
          <table:table-cell office:value-type="float" office:value="0" table:style-name="ce1">
            <text:p>0</text:p>
          </table:table-cell>
          <table:table-cell office:value-type="float" office:value="-4.1676017295673802" table:style-name="ce1">
            <text:p>-4.16760173</text:p>
          </table:table-cell>
          <table:table-cell table:number-columns-repeated="16361"/>
        </table:table-row>
        <table:table-row table:style-name="ro1">
          <table:table-cell office:value-type="float" office:value="0.27486434578895602" table:style-name="ce1">
            <text:p>0.274864346</text:p>
          </table:table-cell>
          <table:table-cell office:value-type="float" office:value="0.324969172477722" table:style-name="ce1">
            <text:p>0.324969172</text:p>
          </table:table-cell>
          <table:table-cell table:number-columns-repeated="2" table:style-name="ce1"/>
          <table:table-cell office:value-type="float" office:value="1.4865520000457799" table:style-name="ce1">
            <text:p>1.486552</text:p>
          </table:table-cell>
          <table:table-cell office:value-type="float" office:value="-1.4329681396484399" table:style-name="ce1">
            <text:p>-1.43296814</text:p>
          </table:table-cell>
          <table:table-cell office:value-type="float" office:value="440.83114919065252" table:formula="of:=([.E23]-[.A23])/[.A23]%" table:style-name="ce2">
            <text:p>440.8311492</text:p>
          </table:table-cell>
          <table:table-cell office:value-type="float" office:value="-540.9551000554294" table:formula="of:=([.F23]-[.B23])/[.B23]%" table:style-name="ce2">
            <text:p>-540.9551001</text:p>
          </table:table-cell>
          <table:table-cell office:value-type="float" office:value="-2.0344017539173399E-3" table:style-name="ce1">
            <text:p>-0.002034402</text:p>
          </table:table-cell>
          <table:table-cell office:value-type="float" office:value="-1.1217619292438001E-2" table:style-name="ce1">
            <text:p>-0.011217619</text:p>
          </table:table-cell>
          <table:table-cell office:value-type="float" office:value="-100.13685372283342" table:formula="of:=([.I23]-[.E23])/[.E23]%" table:style-name="ce2">
            <text:p>-100.1368537</text:p>
          </table:table-cell>
          <table:table-cell office:value-type="float" office:value="-99.217175945363991" table:formula="of:=([.J23]-[.F23])/[.F23]%" table:style-name="ce2">
            <text:p>-99.21717595</text:p>
          </table:table-cell>
          <table:table-cell office:value-type="float" office:value="-2.0344017539173399E-3" table:style-name="ce1">
            <text:p>-0.002034402</text:p>
          </table:table-cell>
          <table:table-cell office:value-type="float" office:value="-1.1217619292438001E-2" table:style-name="ce1">
            <text:p>-0.011217619</text:p>
          </table:table-cell>
          <table:table-cell office:value-type="float" office:value="0" table:formula="of:=([.M23]-[.I23])/[.I23]%" table:style-name="ce3">
            <text:p>0</text:p>
          </table:table-cell>
          <table:table-cell office:value-type="float" office:value="0" table:formula="of:=([.N23]-[.J23])/[.J23]%" table:style-name="ce3">
            <text:p>0</text:p>
          </table:table-cell>
          <table:table-cell office:value-type="float" office:value="0" table:formula="of:=([.O23] +[.O48]+[.O73]+[.O98]+[.O123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-1.4416376352310201" table:style-name="ce1">
            <text:p>-1.441637635</text:p>
          </table:table-cell>
          <table:table-cell office:value-type="float" office:value="0.430643290281296" table:style-name="ce1">
            <text:p>0.43064329</text:p>
          </table:table-cell>
          <table:table-cell table:number-columns-repeated="2" table:style-name="ce1"/>
          <table:table-cell office:value-type="float" office:value="0.39895868301391602" table:style-name="ce1">
            <text:p>0.398958683</text:p>
          </table:table-cell>
          <table:table-cell office:value-type="float" office:value="5.1903992891311701E-2" table:style-name="ce1">
            <text:p>0.051903993</text:p>
          </table:table-cell>
          <table:table-cell office:value-type="float" office:value="-127.6739919425025" table:formula="of:=([.E24]-[.A24])/[.A24]%" table:style-name="ce2">
            <text:p>-127.6739919</text:p>
          </table:table-cell>
          <table:table-cell office:value-type="float" office:value="-87.947335053703497" table:formula="of:=([.F24]-[.B24])/[.B24]%" table:style-name="ce2">
            <text:p>-87.94733505</text:p>
          </table:table-cell>
          <table:table-cell office:value-type="float" office:value="-0.26052975654602001" table:style-name="ce1">
            <text:p>-0.260529757</text:p>
          </table:table-cell>
          <table:table-cell office:value-type="float" office:value="-0.83884435892105103" table:style-name="ce1">
            <text:p>-0.838844359</text:p>
          </table:table-cell>
          <table:table-cell office:value-type="float" office:value="-165.3024404877867" table:formula="of:=([.I24]-[.E24])/[.E24]%" table:style-name="ce2">
            <text:p>-165.3024405</text:p>
          </table:table-cell>
          <table:table-cell office:value-type="float" office:value="-1716.1461039762639" table:formula="of:=([.J24]-[.F24])/[.F24]%" table:style-name="ce2">
            <text:p>-1716.146104</text:p>
          </table:table-cell>
          <table:table-cell office:value-type="float" office:value="-0.26052975654602001" table:style-name="ce1">
            <text:p>-0.260529757</text:p>
          </table:table-cell>
          <table:table-cell office:value-type="float" office:value="-0.83884435892105103" table:style-name="ce1">
            <text:p>-0.838844359</text:p>
          </table:table-cell>
          <table:table-cell office:value-type="float" office:value="0" table:formula="of:=([.M24]-[.I24])/[.I24]%" table:style-name="ce3">
            <text:p>0</text:p>
          </table:table-cell>
          <table:table-cell office:value-type="float" office:value="0" table:formula="of:=([.N24]-[.J24])/[.J24]%" table:style-name="ce3">
            <text:p>0</text:p>
          </table:table-cell>
          <table:table-cell office:value-type="float" office:value="0" table:formula="of:=([.O24] +[.O49]+[.O74]+[.O99]+[.O124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0.63103276491165206" table:style-name="ce1">
            <text:p>0.631032765</text:p>
          </table:table-cell>
          <table:table-cell office:value-type="float" office:value="-0.65967100858688299" table:style-name="ce1">
            <text:p>-0.659671009</text:p>
          </table:table-cell>
          <table:table-cell table:number-columns-repeated="2" table:style-name="ce1"/>
          <table:table-cell office:value-type="float" office:value="-0.87005710601806596" table:style-name="ce1">
            <text:p>-0.870057106</text:p>
          </table:table-cell>
          <table:table-cell office:value-type="float" office:value="0.76333576440811202" table:style-name="ce1">
            <text:p>0.763335764</text:p>
          </table:table-cell>
          <table:table-cell office:value-type="float" office:value="-237.87827738863587" table:formula="of:=([.E25]-[.A25])/[.A25]%" table:style-name="ce2">
            <text:p>-237.8782774</text:p>
          </table:table-cell>
          <table:table-cell office:value-type="float" office:value="-215.71461447779782" table:formula="of:=([.F25]-[.B25])/[.B25]%" table:style-name="ce2">
            <text:p>-215.7146145</text:p>
          </table:table-cell>
          <table:table-cell office:value-type="float" office:value="1.22427809983492E-2" table:style-name="ce1">
            <text:p>0.012242781</text:p>
          </table:table-cell>
          <table:table-cell office:value-type="float" office:value="-7.7578485012054402E-2" table:style-name="ce1">
            <text:p>-0.077578485</text:p>
          </table:table-cell>
          <table:table-cell office:value-type="float" office:value="-101.40712384436235" table:formula="of:=([.I25]-[.E25])/[.E25]%" table:style-name="ce2">
            <text:p>-101.4071238</text:p>
          </table:table-cell>
          <table:table-cell office:value-type="float" office:value="-110.16308793971005" table:formula="of:=([.J25]-[.F25])/[.F25]%" table:style-name="ce2">
            <text:p>-110.1630879</text:p>
          </table:table-cell>
          <table:table-cell office:value-type="float" office:value="1.22427809983492E-2" table:style-name="ce1">
            <text:p>0.012242781</text:p>
          </table:table-cell>
          <table:table-cell office:value-type="float" office:value="-7.7578485012054402E-2" table:style-name="ce1">
            <text:p>-0.077578485</text:p>
          </table:table-cell>
          <table:table-cell office:value-type="float" office:value="0" table:formula="of:=([.M25]-[.I25])/[.I25]%" table:style-name="ce3">
            <text:p>0</text:p>
          </table:table-cell>
          <table:table-cell office:value-type="float" office:value="0" table:formula="of:=([.N25]-[.J25])/[.J25]%" table:style-name="ce3">
            <text:p>0</text:p>
          </table:table-cell>
          <table:table-cell office:value-type="float" office:value="0" table:formula="of:=([.O25] +[.O50]+[.O75]+[.O100]+[.O12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.2406172752380399E-2" table:style-name="ce1">
            <text:p>0.072406173</text:p>
          </table:table-cell>
          <table:table-cell table:number-columns-repeated="3" table:style-name="ce1"/>
          <table:table-cell office:value-type="float" office:value="-1.88604090362787E-2" table:style-name="ce1">
            <text:p>-0.018860409</text:p>
          </table:table-cell>
          <table:table-cell table:style-name="ce1"/>
          <table:table-cell office:value-type="float" office:value="-126.0480678916407" table:formula="of:=([.E26]-[.A26])/[.A26]%" table:style-name="ce2">
            <text:p>-126.0480679</text:p>
          </table:table-cell>
          <table:table-cell table:style-name="ce2"/>
          <table:table-cell office:value-type="float" office:value="-0.176339671015739" table:style-name="ce1">
            <text:p>-0.176339671</text:p>
          </table:table-cell>
          <table:table-cell table:style-name="ce1"/>
          <table:table-cell office:value-type="float" office:value="834.97267570678378" table:formula="of:=([.I26]-[.E26])/[.E26]%" table:style-name="ce2">
            <text:p>834.9726757</text:p>
          </table:table-cell>
          <table:table-cell table:style-name="ce2"/>
          <table:table-cell office:value-type="float" office:value="-0.176339671015739" table:style-name="ce1">
            <text:p>-0.176339671</text:p>
          </table:table-cell>
          <table:table-cell table:style-name="ce1"/>
          <table:table-cell office:value-type="float" office:value="0" table:formula="of:=([.M26]-[.I26])/[.I26]%" table:style-name="ce3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1">
          <table:table-cell office:value-type="float" office:value="-0.53897231817245495" table:style-name="ce1">
            <text:p>-0.538972318</text:p>
          </table:table-cell>
          <table:table-cell table:number-columns-repeated="3" table:style-name="ce1"/>
          <table:table-cell office:value-type="float" office:value="2.36878442764282" table:style-name="ce1">
            <text:p>2.368784428</text:p>
          </table:table-cell>
          <table:table-cell table:style-name="ce1"/>
          <table:table-cell office:value-type="float" office:value="-539.50020210219407" table:formula="of:=([.E27]-[.A27])/[.A27]%" table:style-name="ce2">
            <text:p>-539.5002021</text:p>
          </table:table-cell>
          <table:table-cell table:style-name="ce2"/>
          <table:table-cell office:value-type="float" office:value="-1.18352210521698" table:style-name="ce1">
            <text:p>-1.183522105</text:p>
          </table:table-cell>
          <table:table-cell table:style-name="ce1"/>
          <table:table-cell office:value-type="float" office:value="-149.96326771679702" table:formula="of:=([.I27]-[.E27])/[.E27]%" table:style-name="ce2">
            <text:p>-149.9632677</text:p>
          </table:table-cell>
          <table:table-cell table:style-name="ce2"/>
          <table:table-cell office:value-type="float" office:value="-0.28248700499534601" table:style-name="ce1">
            <text:p>-0.282487005</text:p>
          </table:table-cell>
          <table:table-cell table:style-name="ce1"/>
          <table:table-cell office:value-type="float" office:value="-76.131666341495446" table:formula="of:=([.M27]-[.I27])/[.I27]%" table:style-name="ce3">
            <text:p>-76.13166634</text:p>
          </table:table-cell>
          <table:table-cell table:style-name="ce3"/>
          <table:table-cell table:number-columns-repeated="16368" table:style-name="ce1"/>
        </table:table-row>
        <table:table-row table:style-name="ro1">
          <table:table-cell office:value-type="float" office:value="-0.87759733200073198" table:style-name="ce1">
            <text:p>-0.877597332</text:p>
          </table:table-cell>
          <table:table-cell table:number-columns-repeated="3" table:style-name="ce1"/>
          <table:table-cell office:value-type="float" office:value="0.411604553461075" table:style-name="ce1">
            <text:p>0.411604553</text:p>
          </table:table-cell>
          <table:table-cell table:style-name="ce1"/>
          <table:table-cell office:value-type="float" office:value="-146.90129954277614" table:formula="of:=([.E28]-[.A28])/[.A28]%" table:style-name="ce2">
            <text:p>-146.9012995</text:p>
          </table:table-cell>
          <table:table-cell table:style-name="ce2"/>
          <table:table-cell office:value-type="float" office:value="-0.22535307705402399" table:style-name="ce1">
            <text:p>-0.225353077</text:p>
          </table:table-cell>
          <table:table-cell table:style-name="ce1"/>
          <table:table-cell office:value-type="float" office:value="-154.74989894040019" table:formula="of:=([.I28]-[.E28])/[.E28]%" table:style-name="ce2">
            <text:p>-154.7498989</text:p>
          </table:table-cell>
          <table:table-cell table:style-name="ce2"/>
          <table:table-cell office:value-type="float" office:value="-0.22535307705402399" table:style-name="ce1">
            <text:p>-0.225353077</text:p>
          </table:table-cell>
          <table:table-cell table:style-name="ce1"/>
          <table:table-cell office:value-type="float" office:value="0" table:formula="of:=([.M28]-[.I28])/[.I28]%" table:style-name="ce3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1">
          <table:table-cell office:value-type="float" office:value="-1.14323246479034" table:style-name="ce1">
            <text:p>-1.143232465</text:p>
          </table:table-cell>
          <table:table-cell table:number-columns-repeated="3" table:style-name="ce1"/>
          <table:table-cell office:value-type="float" office:value="6.4321085810661302E-2" table:style-name="ce1">
            <text:p>0.064321086</text:p>
          </table:table-cell>
          <table:table-cell table:style-name="ce1"/>
          <table:table-cell office:value-type="float" office:value="-105.62624731116757" table:formula="of:=([.E29]-[.A29])/[.A29]%" table:style-name="ce2">
            <text:p>-105.6262473</text:p>
          </table:table-cell>
          <table:table-cell table:style-name="ce2"/>
          <table:table-cell office:value-type="float" office:value="-0.88420617580413796" table:style-name="ce1">
            <text:p>-0.884206176</text:p>
          </table:table-cell>
          <table:table-cell table:style-name="ce1"/>
          <table:table-cell office:value-type="float" office:value="-1474.6754499868528" table:formula="of:=([.I29]-[.E29])/[.E29]%" table:style-name="ce2">
            <text:p>-1474.67545</text:p>
          </table:table-cell>
          <table:table-cell table:style-name="ce2"/>
          <table:table-cell office:value-type="float" office:value="-0.88420617580413796" table:style-name="ce1">
            <text:p>-0.884206176</text:p>
          </table:table-cell>
          <table:table-cell table:style-name="ce1"/>
          <table:table-cell office:value-type="float" office:value="0" table:formula="of:=([.M29]-[.I29])/[.I29]%" table:style-name="ce3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1">
          <table:table-cell office:value-type="float" office:value="4.2361050844192498E-2" table:style-name="ce1">
            <text:p>0.042361051</text:p>
          </table:table-cell>
          <table:table-cell table:number-columns-repeated="3" table:style-name="ce1"/>
          <table:table-cell office:value-type="float" office:value="0.84406697750091597" table:style-name="ce1">
            <text:p>0.844066978</text:p>
          </table:table-cell>
          <table:table-cell table:style-name="ce1"/>
          <table:table-cell office:value-type="float" office:value="1892.5543882408988" table:formula="of:=([.E30]-[.A30])/[.A30]%" table:style-name="ce2">
            <text:p>1892.554388</text:p>
          </table:table-cell>
          <table:table-cell table:style-name="ce2"/>
          <table:table-cell office:value-type="float" office:value="-3.9153871536254901" table:style-name="ce1">
            <text:p>-3.915387154</text:p>
          </table:table-cell>
          <table:table-cell table:style-name="ce1"/>
          <table:table-cell office:value-type="float" office:value="-563.87161895825272" table:formula="of:=([.I30]-[.E30])/[.E30]%" table:style-name="ce2">
            <text:p>-563.871619</text:p>
          </table:table-cell>
          <table:table-cell table:style-name="ce2"/>
          <table:table-cell office:value-type="float" office:value="-6.5453162193298304" table:style-name="ce1">
            <text:p>-6.545316219</text:p>
          </table:table-cell>
          <table:table-cell table:style-name="ce1"/>
          <table:table-cell office:value-type="float" office:value="67.169068153812901" table:formula="of:=([.M30]-[.I30])/[.I30]%" table:style-name="ce3">
            <text:p>67.16906815</text:p>
          </table:table-cell>
          <table:table-cell table:style-name="ce3"/>
          <table:table-cell table:number-columns-repeated="16368" table:style-name="ce1"/>
        </table:table-row>
        <table:table-row table:style-name="ro1">
          <table:table-cell office:value-type="float" office:value="-0.76919901371002197" table:style-name="ce1">
            <text:p>-0.769199014</text:p>
          </table:table-cell>
          <table:table-cell table:number-columns-repeated="3" table:style-name="ce1"/>
          <table:table-cell office:value-type="float" office:value="0.43013256788253801" table:style-name="ce1">
            <text:p>0.430132568</text:p>
          </table:table-cell>
          <table:table-cell table:style-name="ce1"/>
          <table:table-cell office:value-type="float" office:value="-155.91954230517155" table:formula="of:=([.E31]-[.A31])/[.A31]%" table:style-name="ce2">
            <text:p>-155.9195423</text:p>
          </table:table-cell>
          <table:table-cell table:style-name="ce2"/>
          <table:table-cell office:value-type="float" office:value="-0.25709965825080899" table:style-name="ce1">
            <text:p>-0.257099658</text:p>
          </table:table-cell>
          <table:table-cell table:style-name="ce1"/>
          <table:table-cell office:value-type="float" office:value="-159.77219058683752" table:formula="of:=([.I31]-[.E31])/[.E31]%" table:style-name="ce2">
            <text:p>-159.7721906</text:p>
          </table:table-cell>
          <table:table-cell table:style-name="ce2"/>
          <table:table-cell office:value-type="float" office:value="-0.25709965825080899" table:style-name="ce1">
            <text:p>-0.257099658</text:p>
          </table:table-cell>
          <table:table-cell table:style-name="ce1"/>
          <table:table-cell office:value-type="float" office:value="0" table:formula="of:=([.M31]-[.I31])/[.I31]%" table:style-name="ce3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1">
          <table:table-cell office:value-type="float" office:value="-0.93941295146942105" table:style-name="ce1">
            <text:p>-0.939412951</text:p>
          </table:table-cell>
          <table:table-cell table:number-columns-repeated="3" table:style-name="ce1"/>
          <table:table-cell office:value-type="float" office:value="0.55938470363616899" table:style-name="ce1">
            <text:p>0.559384704</text:p>
          </table:table-cell>
          <table:table-cell table:style-name="ce1"/>
          <table:table-cell office:value-type="float" office:value="-159.546198800132" table:formula="of:=([.E32]-[.A32])/[.A32]%" table:style-name="ce2">
            <text:p>-159.5461988</text:p>
          </table:table-cell>
          <table:table-cell table:style-name="ce2"/>
          <table:table-cell office:value-type="float" office:value="-1.79220259189606" table:style-name="ce1">
            <text:p>-1.792202592</text:p>
          </table:table-cell>
          <table:table-cell table:style-name="ce1"/>
          <table:table-cell office:value-type="float" office:value="-420.38820158045149" table:formula="of:=([.I32]-[.E32])/[.E32]%" table:style-name="ce2">
            <text:p>-420.3882016</text:p>
          </table:table-cell>
          <table:table-cell table:style-name="ce2"/>
          <table:table-cell office:value-type="float" office:value="-1.79220259189606" table:style-name="ce1">
            <text:p>-1.792202592</text:p>
          </table:table-cell>
          <table:table-cell table:style-name="ce1"/>
          <table:table-cell office:value-type="float" office:value="0" table:formula="of:=([.M32]-[.I32])/[.I32]%" table:style-name="ce3">
            <text:p>0</text:p>
          </table:table-cell>
          <table:table-cell table:style-name="ce3"/>
          <table:table-cell table:number-columns-repeated="16368" table:style-name="ce1"/>
        </table:table-row>
        <table:table-row table:style-name="ro1">
          <table:table-cell office:value-type="float" office:value="7.5344316661357894E-2" table:style-name="ce1">
            <text:p>0.075344317</text:p>
          </table:table-cell>
          <table:table-cell table:number-columns-repeated="3" table:style-name="ce1"/>
          <table:table-cell office:value-type="float" office:value="0.27763444185257002" table:style-name="ce1">
            <text:p>0.277634442</text:p>
          </table:table-cell>
          <table:table-cell table:style-name="ce1"/>
          <table:table-cell office:value-type="float" office:value="268.48757033715509" table:formula="of:=([.E33]-[.A33])/[.A33]%" table:style-name="ce2">
            <text:p>268.4875703</text:p>
          </table:table-cell>
          <table:table-cell table:style-name="ce2"/>
          <table:table-cell office:value-type="float" office:value="3.5799305886030197E-2" table:style-name="ce1">
            <text:p>0.035799306</text:p>
          </table:table-cell>
          <table:table-cell table:style-name="ce1"/>
          <table:table-cell office:value-type="float" office:value="-87.105596248378859" table:formula="of:=([.I33]-[.E33])/[.E33]%" table:style-name="ce2">
            <text:p>-87.10559625</text:p>
          </table:table-cell>
          <table:table-cell table:style-name="ce2"/>
          <table:table-cell office:value-type="float" office:value="3.5799305886030197E-2" table:style-name="ce1">
            <text:p>0.035799306</text:p>
          </table:table-cell>
          <table:table-cell table:style-name="ce1"/>
          <table:table-cell office:value-type="float" office:value="0" table:formula="of:=([.M33]-[.I33])/[.I3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25228673219680797" table:style-name="ce1">
            <text:p>0.252286732</text:p>
          </table:table-cell>
          <table:table-cell table:number-columns-repeated="3" table:style-name="ce1"/>
          <table:table-cell office:value-type="float" office:value="0.56323343515396096" table:style-name="ce1">
            <text:p>0.563233435</text:p>
          </table:table-cell>
          <table:table-cell table:style-name="ce1"/>
          <table:table-cell office:value-type="float" office:value="123.25131022529737" table:formula="of:=([.E34]-[.A34])/[.A34]%" table:style-name="ce2">
            <text:p>123.2513102</text:p>
          </table:table-cell>
          <table:table-cell table:style-name="ce2"/>
          <table:table-cell office:value-type="float" office:value="-0.74001699686050404" table:style-name="ce1">
            <text:p>-0.740016997</text:p>
          </table:table-cell>
          <table:table-cell table:style-name="ce1"/>
          <table:table-cell office:value-type="float" office:value="-231.38726337477087" table:formula="of:=([.I34]-[.E34])/[.E34]%" table:style-name="ce2">
            <text:p>-231.3872634</text:p>
          </table:table-cell>
          <table:table-cell table:style-name="ce2"/>
          <table:table-cell office:value-type="float" office:value="-0.74001699686050404" table:style-name="ce1">
            <text:p>-0.740016997</text:p>
          </table:table-cell>
          <table:table-cell table:style-name="ce1"/>
          <table:table-cell office:value-type="float" office:value="0" table:formula="of:=([.M34]-[.I34])/[.I3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8726248741149902" table:style-name="ce1">
            <text:p>-0.487262487</text:p>
          </table:table-cell>
          <table:table-cell table:number-columns-repeated="3" table:style-name="ce1"/>
          <table:table-cell office:value-type="float" office:value="-0.131600812077522" table:style-name="ce1">
            <text:p>-0.131600812</text:p>
          </table:table-cell>
          <table:table-cell table:style-name="ce1"/>
          <table:table-cell office:value-type="float" office:value="-72.991803088181598" table:formula="of:=([.E35]-[.A35])/[.A35]%" table:style-name="ce2">
            <text:p>-72.99180309</text:p>
          </table:table-cell>
          <table:table-cell table:style-name="ce2"/>
          <table:table-cell office:value-type="float" office:value="-0.175543278455734" table:style-name="ce1">
            <text:p>-0.175543278</text:p>
          </table:table-cell>
          <table:table-cell table:style-name="ce1"/>
          <table:table-cell office:value-type="float" office:value="33.390725850784911" table:formula="of:=([.I35]-[.E35])/[.E35]%" table:style-name="ce2">
            <text:p>33.39072585</text:p>
          </table:table-cell>
          <table:table-cell table:style-name="ce2"/>
          <table:table-cell office:value-type="float" office:value="-0.175543278455734" table:style-name="ce1">
            <text:p>-0.175543278</text:p>
          </table:table-cell>
          <table:table-cell table:style-name="ce1"/>
          <table:table-cell office:value-type="float" office:value="0" table:formula="of:=([.M35]-[.I35])/[.I35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0417686700820901" table:style-name="ce1">
            <text:p>-1.04176867</text:p>
          </table:table-cell>
          <table:table-cell table:number-columns-repeated="3" table:style-name="ce1"/>
          <table:table-cell office:value-type="float" office:value="-0.55737650394439697" table:style-name="ce1">
            <text:p>-0.557376504</text:p>
          </table:table-cell>
          <table:table-cell table:style-name="ce1"/>
          <table:table-cell office:value-type="float" office:value="-46.497094801240628" table:formula="of:=([.E36]-[.A36])/[.A36]%" table:style-name="ce2">
            <text:p>-46.4970948</text:p>
          </table:table-cell>
          <table:table-cell table:style-name="ce2"/>
          <table:table-cell office:value-type="float" office:value="1.8223430961370499E-2" table:style-name="ce1">
            <text:p>0.018223431</text:p>
          </table:table-cell>
          <table:table-cell table:style-name="ce1"/>
          <table:table-cell office:value-type="float" office:value="-103.26950110605819" table:formula="of:=([.I36]-[.E36])/[.E36]%" table:style-name="ce2">
            <text:p>-103.2695011</text:p>
          </table:table-cell>
          <table:table-cell table:style-name="ce2"/>
          <table:table-cell office:value-type="float" office:value="2.77460068464279E-2" table:style-name="ce1">
            <text:p>0.027746007</text:p>
          </table:table-cell>
          <table:table-cell table:style-name="ce1"/>
          <table:table-cell office:value-type="float" office:value="52.254572178219796" table:formula="of:=([.M36]-[.I36])/[.I36]%" table:style-name="ce3">
            <text:p>52.25457218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188621491193771" table:style-name="ce1">
            <text:p>-0.188621491</text:p>
          </table:table-cell>
          <table:table-cell table:number-columns-repeated="3" table:style-name="ce1"/>
          <table:table-cell office:value-type="float" office:value="0.44881129264831499" table:style-name="ce1">
            <text:p>0.448811293</text:p>
          </table:table-cell>
          <table:table-cell table:style-name="ce1"/>
          <table:table-cell office:value-type="float" office:value="-337.9428186087506" table:formula="of:=([.E37]-[.A37])/[.A37]%" table:style-name="ce2">
            <text:p>-337.9428186</text:p>
          </table:table-cell>
          <table:table-cell table:style-name="ce2"/>
          <table:table-cell office:value-type="float" office:value="2.3791584968566899" table:style-name="ce1">
            <text:p>2.379158497</text:p>
          </table:table-cell>
          <table:table-cell table:style-name="ce1"/>
          <table:table-cell office:value-type="float" office:value="430.10219123897582" table:formula="of:=([.I37]-[.E37])/[.E37]%" table:style-name="ce2">
            <text:p>430.1021912</text:p>
          </table:table-cell>
          <table:table-cell table:style-name="ce2"/>
          <table:table-cell office:value-type="float" office:value="2.9916715621948202" table:style-name="ce1">
            <text:p>2.991671562</text:p>
          </table:table-cell>
          <table:table-cell table:style-name="ce1"/>
          <table:table-cell office:value-type="float" office:value="25.744945792698292" table:formula="of:=([.M37]-[.I37])/[.I37]%" table:style-name="ce3">
            <text:p>25.74494579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9.4241835176944705E-2" table:style-name="ce1">
            <text:p>-0.094241835</text:p>
          </table:table-cell>
          <table:table-cell table:number-columns-repeated="3" table:style-name="ce1"/>
          <table:table-cell office:value-type="float" office:value="-1.69058465957642" table:style-name="ce1">
            <text:p>-1.69058466</text:p>
          </table:table-cell>
          <table:table-cell table:style-name="ce1"/>
          <table:table-cell office:value-type="float" office:value="1693.8791794559666" table:formula="of:=([.E38]-[.A38])/[.A38]%" table:style-name="ce2">
            <text:p>1693.879179</text:p>
          </table:table-cell>
          <table:table-cell table:style-name="ce2"/>
          <table:table-cell office:value-type="float" office:value="-0.455902129411697" table:style-name="ce1">
            <text:p>-0.455902129</text:p>
          </table:table-cell>
          <table:table-cell table:style-name="ce1"/>
          <table:table-cell office:value-type="float" office:value="-73.032871981346119" table:formula="of:=([.I38]-[.E38])/[.E38]%" table:style-name="ce2">
            <text:p>-73.03287198</text:p>
          </table:table-cell>
          <table:table-cell table:style-name="ce2"/>
          <table:table-cell office:value-type="float" office:value="0.21767958998680101" table:style-name="ce1">
            <text:p>0.21767959</text:p>
          </table:table-cell>
          <table:table-cell table:style-name="ce1"/>
          <table:table-cell office:value-type="float" office:value="-147.74700005628355" table:formula="of:=([.M38]-[.I38])/[.I38]%" table:style-name="ce3">
            <text:p>-147.7470001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4.6578321605920799E-2" table:style-name="ce1">
            <text:p>0.046578322</text:p>
          </table:table-cell>
          <table:table-cell table:number-columns-repeated="3" table:style-name="ce1"/>
          <table:table-cell office:value-type="float" office:value="-1.1914250850677499" table:style-name="ce1">
            <text:p>-1.191425085</text:p>
          </table:table-cell>
          <table:table-cell table:style-name="ce1"/>
          <table:table-cell office:value-type="float" office:value="-2657.8961284777206" table:formula="of:=([.E39]-[.A39])/[.A39]%" table:style-name="ce2">
            <text:p>-2657.896128</text:p>
          </table:table-cell>
          <table:table-cell table:style-name="ce2"/>
          <table:table-cell office:value-type="float" office:value="-0.70361483097076405" table:style-name="ce1">
            <text:p>-0.703614831</text:p>
          </table:table-cell>
          <table:table-cell table:style-name="ce1"/>
          <table:table-cell office:value-type="float" office:value="-40.943426507529573" table:formula="of:=([.I39]-[.E39])/[.E39]%" table:style-name="ce2">
            <text:p>-40.94342651</text:p>
          </table:table-cell>
          <table:table-cell table:style-name="ce2"/>
          <table:table-cell office:value-type="float" office:value="-0.70361483097076405" table:style-name="ce1">
            <text:p>-0.703614831</text:p>
          </table:table-cell>
          <table:table-cell table:style-name="ce1"/>
          <table:table-cell office:value-type="float" office:value="0" table:formula="of:=([.M39]-[.I39])/[.I3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09833347797394" table:style-name="ce1">
            <text:p>-1.098333478</text:p>
          </table:table-cell>
          <table:table-cell table:number-columns-repeated="3" table:style-name="ce1"/>
          <table:table-cell office:value-type="float" office:value="-0.45919063687324502" table:style-name="ce1">
            <text:p>-0.459190637</text:p>
          </table:table-cell>
          <table:table-cell table:style-name="ce1"/>
          <table:table-cell office:value-type="float" office:value="-58.192056776754264" table:formula="of:=([.E40]-[.A40])/[.A40]%" table:style-name="ce2">
            <text:p>-58.19205678</text:p>
          </table:table-cell>
          <table:table-cell table:style-name="ce2"/>
          <table:table-cell office:value-type="float" office:value="-6.7829708568751803E-3" table:style-name="ce1">
            <text:p>-0.006782971</text:p>
          </table:table-cell>
          <table:table-cell table:style-name="ce1"/>
          <table:table-cell office:value-type="float" office:value="-98.522842080783192" table:formula="of:=([.I40]-[.E40])/[.E40]%" table:style-name="ce2">
            <text:p>-98.52284208</text:p>
          </table:table-cell>
          <table:table-cell table:style-name="ce2"/>
          <table:table-cell office:value-type="float" office:value="-6.7829708568751803E-3" table:style-name="ce1">
            <text:p>-0.006782971</text:p>
          </table:table-cell>
          <table:table-cell table:style-name="ce1"/>
          <table:table-cell office:value-type="float" office:value="0" table:formula="of:=([.M40]-[.I40])/[.I40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3.7326763849705501E-3" table:style-name="ce1">
            <text:p>-0.003732676</text:p>
          </table:table-cell>
          <table:table-cell table:number-columns-repeated="3" table:style-name="ce1"/>
          <table:table-cell office:value-type="float" office:value="-0.211283579468727" table:style-name="ce1">
            <text:p>-0.211283579</text:p>
          </table:table-cell>
          <table:table-cell table:style-name="ce1"/>
          <table:table-cell office:value-type="float" office:value="5560.3776400078677" table:formula="of:=([.E41]-[.A41])/[.A41]%" table:style-name="ce2">
            <text:p>5560.37764</text:p>
          </table:table-cell>
          <table:table-cell table:style-name="ce2"/>
          <table:table-cell office:value-type="float" office:value="-3.65990138053894" table:style-name="ce1">
            <text:p>-3.659901381</text:p>
          </table:table-cell>
          <table:table-cell table:style-name="ce1"/>
          <table:table-cell office:value-type="float" office:value="1632.222347681618" table:formula="of:=([.I41]-[.E41])/[.E41]%" table:style-name="ce2">
            <text:p>1632.222348</text:p>
          </table:table-cell>
          <table:table-cell table:style-name="ce2"/>
          <table:table-cell office:value-type="float" office:value="-6.2342224121093803" table:style-name="ce1">
            <text:p>-6.234222412</text:p>
          </table:table-cell>
          <table:table-cell table:style-name="ce1"/>
          <table:table-cell office:value-type="float" office:value="70.338535493307688" table:formula="of:=([.M41]-[.I41])/[.I41]%" table:style-name="ce3">
            <text:p>70.33853549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04286956787109" table:style-name="ce1">
            <text:p>-1.042869568</text:p>
          </table:table-cell>
          <table:table-cell table:number-columns-repeated="3" table:style-name="ce1"/>
          <table:table-cell office:value-type="float" office:value="-0.37031486630439803" table:style-name="ce1">
            <text:p>-0.370314866</text:p>
          </table:table-cell>
          <table:table-cell table:style-name="ce1"/>
          <table:table-cell office:value-type="float" office:value="-64.490778356841176" table:formula="of:=([.E42]-[.A42])/[.A42]%" table:style-name="ce2">
            <text:p>-64.49077836</text:p>
          </table:table-cell>
          <table:table-cell table:style-name="ce2"/>
          <table:table-cell office:value-type="float" office:value="-3.0876328945159899" table:style-name="ce1">
            <text:p>-3.087632895</text:p>
          </table:table-cell>
          <table:table-cell table:style-name="ce1"/>
          <table:table-cell office:value-type="float" office:value="733.78583347986955" table:formula="of:=([.I42]-[.E42])/[.E42]%" table:style-name="ce2">
            <text:p>733.7858335</text:p>
          </table:table-cell>
          <table:table-cell table:style-name="ce2"/>
          <table:table-cell office:value-type="float" office:value="-3.0876328945159899" table:style-name="ce1">
            <text:p>-3.087632895</text:p>
          </table:table-cell>
          <table:table-cell table:style-name="ce1"/>
          <table:table-cell office:value-type="float" office:value="0" table:formula="of:=([.M42]-[.I42])/[.I42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29927664995193498" table:style-name="ce1">
            <text:p>-0.29927665</text:p>
          </table:table-cell>
          <table:table-cell table:number-columns-repeated="3" table:style-name="ce1"/>
          <table:table-cell office:value-type="float" office:value="-0.79051816463470503" table:style-name="ce1">
            <text:p>-0.790518165</text:p>
          </table:table-cell>
          <table:table-cell table:style-name="ce1"/>
          <table:table-cell office:value-type="float" office:value="164.14294759102168" table:formula="of:=([.E43]-[.A43])/[.A43]%" table:style-name="ce2">
            <text:p>164.1429476</text:p>
          </table:table-cell>
          <table:table-cell table:style-name="ce2"/>
          <table:table-cell office:value-type="float" office:value="-0.11080434918403601" table:style-name="ce1">
            <text:p>-0.110804349</text:p>
          </table:table-cell>
          <table:table-cell table:style-name="ce1"/>
          <table:table-cell office:value-type="float" office:value="-85.983326615241268" table:formula="of:=([.I43]-[.E43])/[.E43]%" table:style-name="ce2">
            <text:p>-85.98332662</text:p>
          </table:table-cell>
          <table:table-cell table:style-name="ce2"/>
          <table:table-cell office:value-type="float" office:value="-0.11080434918403601" table:style-name="ce1">
            <text:p>-0.110804349</text:p>
          </table:table-cell>
          <table:table-cell table:style-name="ce1"/>
          <table:table-cell office:value-type="float" office:value="0" table:formula="of:=([.M43]-[.I43])/[.I4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13634105026721999" table:style-name="ce1">
            <text:p>-0.13634105</text:p>
          </table:table-cell>
          <table:table-cell table:number-columns-repeated="3" table:style-name="ce1"/>
          <table:table-cell office:value-type="float" office:value="4.8874966800212902E-2" table:style-name="ce1">
            <text:p>0.048874967</text:p>
          </table:table-cell>
          <table:table-cell table:style-name="ce1"/>
          <table:table-cell office:value-type="float" office:value="-135.84757980404362" table:formula="of:=([.E44]-[.A44])/[.A44]%" table:style-name="ce2">
            <text:p>-135.8475798</text:p>
          </table:table-cell>
          <table:table-cell table:style-name="ce2"/>
          <table:table-cell office:value-type="float" office:value="-1.55448257923126" table:style-name="ce1">
            <text:p>-1.554482579</text:p>
          </table:table-cell>
          <table:table-cell table:style-name="ce1"/>
          <table:table-cell office:value-type="float" office:value="-3280.5291767983126" table:formula="of:=([.I44]-[.E44])/[.E44]%" table:style-name="ce2">
            <text:p>-3280.529177</text:p>
          </table:table-cell>
          <table:table-cell table:style-name="ce2"/>
          <table:table-cell office:value-type="float" office:value="-1.55448257923126" table:style-name="ce1">
            <text:p>-1.554482579</text:p>
          </table:table-cell>
          <table:table-cell table:style-name="ce1"/>
          <table:table-cell office:value-type="float" office:value="0" table:formula="of:=([.M44]-[.I44])/[.I4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9.4235772266984003E-3" table:style-name="ce1">
            <text:p>0.009423577</text:p>
          </table:table-cell>
          <table:table-cell table:number-columns-repeated="3" table:style-name="ce1"/>
          <table:table-cell office:value-type="float" office:value="-1.66901218891144" table:style-name="ce1">
            <text:p>-1.669012189</text:p>
          </table:table-cell>
          <table:table-cell table:style-name="ce1"/>
          <table:table-cell office:value-type="float" office:value="-17811.02574702608" table:formula="of:=([.E45]-[.A45])/[.A45]%" table:style-name="ce2">
            <text:p>-17811.02575</text:p>
          </table:table-cell>
          <table:table-cell table:style-name="ce2"/>
          <table:table-cell office:value-type="float" office:value="3.0107831116765699E-3" table:style-name="ce1">
            <text:p>0.003010783</text:p>
          </table:table-cell>
          <table:table-cell table:style-name="ce1"/>
          <table:table-cell office:value-type="float" office:value="-100.18039311705928" table:formula="of:=([.I45]-[.E45])/[.E45]%" table:style-name="ce2">
            <text:p>-100.1803931</text:p>
          </table:table-cell>
          <table:table-cell table:style-name="ce2"/>
          <table:table-cell office:value-type="float" office:value="-0.135751873254776" table:style-name="ce1">
            <text:p>-0.135751873</text:p>
          </table:table-cell>
          <table:table-cell table:style-name="ce1"/>
          <table:table-cell office:value-type="float" office:value="-4608.8559427710452" table:formula="of:=([.M45]-[.I45])/[.I45]%" table:style-name="ce3">
            <text:p>-4608.855943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8.0396853387355804E-2" table:style-name="ce1">
            <text:p>-0.080396853</text:p>
          </table:table-cell>
          <table:table-cell table:number-columns-repeated="3" table:style-name="ce1"/>
          <table:table-cell office:value-type="float" office:value="0.88454216718673695" table:style-name="ce1">
            <text:p>0.884542167</text:p>
          </table:table-cell>
          <table:table-cell table:style-name="ce1"/>
          <table:table-cell office:value-type="float" office:value="-1200.2198841352301" table:formula="of:=([.E46]-[.A46])/[.A46]%" table:style-name="ce2">
            <text:p>-1200.219884</text:p>
          </table:table-cell>
          <table:table-cell table:style-name="ce2"/>
          <table:table-cell office:value-type="float" office:value="0.82258927822113004" table:style-name="ce1">
            <text:p>0.822589278</text:p>
          </table:table-cell>
          <table:table-cell table:style-name="ce1"/>
          <table:table-cell office:value-type="float" office:value="-7.0039497565894955" table:formula="of:=([.I46]-[.E46])/[.E46]%" table:style-name="ce2">
            <text:p>-7.003949757</text:p>
          </table:table-cell>
          <table:table-cell table:style-name="ce2"/>
          <table:table-cell office:value-type="float" office:value="1.39919304847717" table:style-name="ce1">
            <text:p>1.399193048</text:p>
          </table:table-cell>
          <table:table-cell table:style-name="ce1"/>
          <table:table-cell office:value-type="float" office:value="70.096193267065189" table:formula="of:=([.M46]-[.I46])/[.I46]%" table:style-name="ce3">
            <text:p>70.09619327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6.2357764691114398E-2" table:style-name="ce1">
            <text:p>-0.062357765</text:p>
          </table:table-cell>
          <table:table-cell table:number-columns-repeated="3" table:style-name="ce1"/>
          <table:table-cell office:value-type="float" office:value="-0.42776992917060802" table:style-name="ce1">
            <text:p>-0.427769929</text:p>
          </table:table-cell>
          <table:table-cell table:style-name="ce1"/>
          <table:table-cell office:value-type="float" office:value="585.99304559671407" table:formula="of:=([.E47]-[.A47])/[.A47]%" table:style-name="ce2">
            <text:p>585.9930456</text:p>
          </table:table-cell>
          <table:table-cell table:style-name="ce2"/>
          <table:table-cell office:value-type="float" office:value="2.75870704650879" table:style-name="ce1">
            <text:p>2.758707047</text:p>
          </table:table-cell>
          <table:table-cell table:style-name="ce1"/>
          <table:table-cell office:value-type="float" office:value="-744.90438864124349" table:formula="of:=([.I47]-[.E47])/[.E47]%" table:style-name="ce2">
            <text:p>-744.9043886</text:p>
          </table:table-cell>
          <table:table-cell table:style-name="ce2"/>
          <table:table-cell office:value-type="float" office:value="2.9384303092956499" table:style-name="ce1">
            <text:p>2.938430309</text:p>
          </table:table-cell>
          <table:table-cell table:style-name="ce1"/>
          <table:table-cell office:value-type="float" office:value="6.5147643354992697" table:formula="of:=([.M47]-[.I47])/[.I47]%" table:style-name="ce3">
            <text:p>6.514764335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12945513427257499" table:style-name="ce1">
            <text:p>-0.129455134</text:p>
          </table:table-cell>
          <table:table-cell table:number-columns-repeated="3" table:style-name="ce1"/>
          <table:table-cell office:value-type="float" office:value="-0.89361906051635698" table:style-name="ce1">
            <text:p>-0.893619061</text:p>
          </table:table-cell>
          <table:table-cell table:style-name="ce1"/>
          <table:table-cell office:value-type="float" office:value="590.29248282636081" table:formula="of:=([.E48]-[.A48])/[.A48]%" table:style-name="ce2">
            <text:p>590.2924828</text:p>
          </table:table-cell>
          <table:table-cell table:style-name="ce2"/>
          <table:table-cell office:value-type="float" office:value="1.75695645157248E-3" table:style-name="ce1">
            <text:p>0.001756956</text:p>
          </table:table-cell>
          <table:table-cell table:style-name="ce1"/>
          <table:table-cell office:value-type="float" office:value="-100.1966113447219" table:formula="of:=([.I48]-[.E48])/[.E48]%" table:style-name="ce2">
            <text:p>-100.1966113</text:p>
          </table:table-cell>
          <table:table-cell table:style-name="ce2"/>
          <table:table-cell office:value-type="float" office:value="1.75695645157248E-3" table:style-name="ce1">
            <text:p>0.001756956</text:p>
          </table:table-cell>
          <table:table-cell table:style-name="ce1"/>
          <table:table-cell office:value-type="float" office:value="0" table:formula="of:=([.M48]-[.I48])/[.I48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75060296058654796" table:style-name="ce1">
            <text:p>-0.750602961</text:p>
          </table:table-cell>
          <table:table-cell table:number-columns-repeated="3" table:style-name="ce1"/>
          <table:table-cell office:value-type="float" office:value="1.4051933288574201" table:style-name="ce1">
            <text:p>1.405193329</text:p>
          </table:table-cell>
          <table:table-cell table:style-name="ce1"/>
          <table:table-cell office:value-type="float" office:value="-287.20860463424657" table:formula="of:=([.E49]-[.A49])/[.A49]%" table:style-name="ce2">
            <text:p>-287.2086046</text:p>
          </table:table-cell>
          <table:table-cell table:style-name="ce2"/>
          <table:table-cell office:value-type="float" office:value="-1.1987878084182699" table:style-name="ce1">
            <text:p>-1.198787808</text:p>
          </table:table-cell>
          <table:table-cell table:style-name="ce1"/>
          <table:table-cell office:value-type="float" office:value="-185.31123680988571" table:formula="of:=([.I49]-[.E49])/[.E49]%" table:style-name="ce2">
            <text:p>-185.3112368</text:p>
          </table:table-cell>
          <table:table-cell table:style-name="ce2"/>
          <table:table-cell office:value-type="float" office:value="-1.1987878084182699" table:style-name="ce1">
            <text:p>-1.198787808</text:p>
          </table:table-cell>
          <table:table-cell table:style-name="ce1"/>
          <table:table-cell office:value-type="float" office:value="0" table:formula="of:=([.M49]-[.I49])/[.I4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2.3972071707248702E-2" table:style-name="ce1">
            <text:p>-0.023972072</text:p>
          </table:table-cell>
          <table:table-cell table:number-columns-repeated="3" table:style-name="ce1"/>
          <table:table-cell office:value-type="float" office:value="2.67469566315412E-2" table:style-name="ce1">
            <text:p>0.026746957</text:p>
          </table:table-cell>
          <table:table-cell table:style-name="ce1"/>
          <table:table-cell office:value-type="float" office:value="-211.57549067172789" table:formula="of:=([.E50]-[.A50])/[.A50]%" table:style-name="ce2">
            <text:p>-211.5754907</text:p>
          </table:table-cell>
          <table:table-cell table:style-name="ce2"/>
          <table:table-cell office:value-type="float" office:value="1.5102578327059701E-2" table:style-name="ce1">
            <text:p>0.015102578</text:p>
          </table:table-cell>
          <table:table-cell table:style-name="ce1"/>
          <table:table-cell office:value-type="float" office:value="-43.535339234632517" table:formula="of:=([.I50]-[.E50])/[.E50]%" table:style-name="ce2">
            <text:p>-43.53533923</text:p>
          </table:table-cell>
          <table:table-cell table:style-name="ce2"/>
          <table:table-cell office:value-type="float" office:value="1.5102578327059701E-2" table:style-name="ce1">
            <text:p>0.015102578</text:p>
          </table:table-cell>
          <table:table-cell table:style-name="ce1"/>
          <table:table-cell office:value-type="float" office:value="0" table:formula="of:=([.M50]-[.I50])/[.I50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665574610233307" table:style-name="ce1">
            <text:p>-0.66557461</text:p>
          </table:table-cell>
          <table:table-cell table:number-columns-repeated="3" table:style-name="ce1"/>
          <table:table-cell office:value-type="float" office:value="0.40255951881408703" table:style-name="ce1">
            <text:p>0.402559519</text:p>
          </table:table-cell>
          <table:table-cell table:style-name="ce1"/>
          <table:table-cell office:value-type="float" office:value="-160.48300410272199" table:formula="of:=([.E51]-[.A51])/[.A51]%" table:style-name="ce2">
            <text:p>-160.4830041</text:p>
          </table:table-cell>
          <table:table-cell table:style-name="ce2"/>
          <table:table-cell office:value-type="float" office:value="-0.115378603339195" table:style-name="ce1">
            <text:p>-0.115378603</text:p>
          </table:table-cell>
          <table:table-cell table:style-name="ce1"/>
          <table:table-cell office:value-type="float" office:value="-128.66125329220696" table:formula="of:=([.I51]-[.E51])/[.E51]%" table:style-name="ce2">
            <text:p>-128.6612533</text:p>
          </table:table-cell>
          <table:table-cell table:style-name="ce2"/>
          <table:table-cell office:value-type="float" office:value="-0.115378603339195" table:style-name="ce1">
            <text:p>-0.115378603</text:p>
          </table:table-cell>
          <table:table-cell table:style-name="ce1"/>
          <table:table-cell office:value-type="float" office:value="0" table:formula="of:=([.M51]-[.I51])/[.I51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0048857927322399" table:style-name="ce1">
            <text:p>0.500488579</text:p>
          </table:table-cell>
          <table:table-cell table:number-columns-repeated="3" table:style-name="ce1"/>
          <table:table-cell office:value-type="float" office:value="0.43282461166381803" table:style-name="ce1">
            <text:p>0.432824612</text:p>
          </table:table-cell>
          <table:table-cell table:style-name="ce1"/>
          <table:table-cell office:value-type="float" office:value="-13.519582746056473" table:formula="of:=([.E52]-[.A52])/[.A52]%" table:style-name="ce2">
            <text:p>-13.51958275</text:p>
          </table:table-cell>
          <table:table-cell table:style-name="ce2"/>
          <table:table-cell office:value-type="float" office:value="2.3380675315856898" table:style-name="ce1">
            <text:p>2.338067532</text:p>
          </table:table-cell>
          <table:table-cell table:style-name="ce1"/>
          <table:table-cell office:value-type="float" office:value="440.18821217165566" table:formula="of:=([.I52]-[.E52])/[.E52]%" table:style-name="ce2">
            <text:p>440.1882122</text:p>
          </table:table-cell>
          <table:table-cell table:style-name="ce2"/>
          <table:table-cell office:value-type="float" office:value="3.1796312332153298" table:style-name="ce1">
            <text:p>3.179631233</text:p>
          </table:table-cell>
          <table:table-cell table:style-name="ce1"/>
          <table:table-cell office:value-type="float" office:value="35.993986070149433" table:formula="of:=([.M52]-[.I52])/[.I52]%" table:style-name="ce3">
            <text:p>35.99398607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36798322200775102" table:style-name="ce1">
            <text:p>-0.367983222</text:p>
          </table:table-cell>
          <table:table-cell table:number-columns-repeated="3" table:style-name="ce1"/>
          <table:table-cell office:value-type="float" office:value="-0.57768011093139704" table:style-name="ce1">
            <text:p>-0.577680111</text:p>
          </table:table-cell>
          <table:table-cell table:style-name="ce1"/>
          <table:table-cell office:value-type="float" office:value="56.985448352650458" table:formula="of:=([.E53]-[.A53])/[.A53]%" table:style-name="ce2">
            <text:p>56.98544835</text:p>
          </table:table-cell>
          <table:table-cell table:style-name="ce2"/>
          <table:table-cell office:value-type="float" office:value="-0.25248566269874601" table:style-name="ce1">
            <text:p>-0.252485663</text:p>
          </table:table-cell>
          <table:table-cell table:style-name="ce1"/>
          <table:table-cell office:value-type="float" office:value="-56.293170230205455" table:formula="of:=([.I53]-[.E53])/[.E53]%" table:style-name="ce2">
            <text:p>-56.29317023</text:p>
          </table:table-cell>
          <table:table-cell table:style-name="ce2"/>
          <table:table-cell office:value-type="float" office:value="-0.25248566269874601" table:style-name="ce1">
            <text:p>-0.252485663</text:p>
          </table:table-cell>
          <table:table-cell table:style-name="ce1"/>
          <table:table-cell office:value-type="float" office:value="0" table:formula="of:=([.M53]-[.I53])/[.I5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4040513038635298" table:style-name="ce1">
            <text:p>-0.44040513</text:p>
          </table:table-cell>
          <table:table-cell table:number-columns-repeated="3" table:style-name="ce1"/>
          <table:table-cell office:value-type="float" office:value="-0.18436345458030701" table:style-name="ce1">
            <text:p>-0.184363455</text:p>
          </table:table-cell>
          <table:table-cell table:style-name="ce1"/>
          <table:table-cell office:value-type="float" office:value="-58.137759562752827" table:formula="of:=([.E54]-[.A54])/[.A54]%" table:style-name="ce2">
            <text:p>-58.13775956</text:p>
          </table:table-cell>
          <table:table-cell table:style-name="ce2"/>
          <table:table-cell office:value-type="float" office:value="0.54408442974090598" table:style-name="ce1">
            <text:p>0.54408443</text:p>
          </table:table-cell>
          <table:table-cell table:style-name="ce1"/>
          <table:table-cell office:value-type="float" office:value="-395.11511973969215" table:formula="of:=([.I54]-[.E54])/[.E54]%" table:style-name="ce2">
            <text:p>-395.1151197</text:p>
          </table:table-cell>
          <table:table-cell table:style-name="ce2"/>
          <table:table-cell office:value-type="float" office:value="0.54408442974090598" table:style-name="ce1">
            <text:p>0.54408443</text:p>
          </table:table-cell>
          <table:table-cell table:style-name="ce1"/>
          <table:table-cell office:value-type="float" office:value="0" table:formula="of:=([.M54]-[.I54])/[.I5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661171734333038" table:style-name="ce1">
            <text:p>-0.661171734</text:p>
          </table:table-cell>
          <table:table-cell table:number-columns-repeated="3" table:style-name="ce1"/>
          <table:table-cell office:value-type="float" office:value="-1.7353922128677399" table:style-name="ce1">
            <text:p>-1.735392213</text:p>
          </table:table-cell>
          <table:table-cell table:style-name="ce1"/>
          <table:table-cell office:value-type="float" office:value="162.47223266710427" table:formula="of:=([.E55]-[.A55])/[.A55]%" table:style-name="ce2">
            <text:p>162.4722327</text:p>
          </table:table-cell>
          <table:table-cell table:style-name="ce2"/>
          <table:table-cell office:value-type="float" office:value="7.1904348442331E-4" table:style-name="ce1">
            <text:p>0.000719043</text:p>
          </table:table-cell>
          <table:table-cell table:style-name="ce1"/>
          <table:table-cell office:value-type="float" office:value="-100.04143406194241" table:formula="of:=([.I55]-[.E55])/[.E55]%" table:style-name="ce2">
            <text:p>-100.0414341</text:p>
          </table:table-cell>
          <table:table-cell table:style-name="ce2"/>
          <table:table-cell office:value-type="float" office:value="1.9609122537076499E-3" table:style-name="ce1">
            <text:p>0.001960912</text:p>
          </table:table-cell>
          <table:table-cell table:style-name="ce1"/>
          <table:table-cell office:value-type="float" office:value="172.71121930551229" table:formula="of:=([.M55]-[.I55])/[.I55]%" table:style-name="ce3">
            <text:p>172.7112193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9660485982894897" table:style-name="ce1">
            <text:p>-0.49660486</text:p>
          </table:table-cell>
          <table:table-cell table:number-columns-repeated="3" table:style-name="ce1"/>
          <table:table-cell office:value-type="float" office:value="-0.50917685031890902" table:style-name="ce1">
            <text:p>-0.50917685</text:p>
          </table:table-cell>
          <table:table-cell table:style-name="ce1"/>
          <table:table-cell office:value-type="float" office:value="2.531588292206878" table:formula="of:=([.E56]-[.A56])/[.A56]%" table:style-name="ce2">
            <text:p>2.531588292</text:p>
          </table:table-cell>
          <table:table-cell table:style-name="ce2"/>
          <table:table-cell office:value-type="float" office:value="5.8368548750877401E-2" table:style-name="ce1">
            <text:p>0.058368549</text:p>
          </table:table-cell>
          <table:table-cell table:style-name="ce1"/>
          <table:table-cell office:value-type="float" office:value="-111.46331548936678" table:formula="of:=([.I56]-[.E56])/[.E56]%" table:style-name="ce2">
            <text:p>-111.4633155</text:p>
          </table:table-cell>
          <table:table-cell table:style-name="ce2"/>
          <table:table-cell office:value-type="float" office:value="5.8368548750877401E-2" table:style-name="ce1">
            <text:p>0.058368549</text:p>
          </table:table-cell>
          <table:table-cell table:style-name="ce1"/>
          <table:table-cell office:value-type="float" office:value="0" table:formula="of:=([.M56]-[.I56])/[.I56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35876590013504001" table:style-name="ce1">
            <text:p>-0.3587659</text:p>
          </table:table-cell>
          <table:table-cell table:number-columns-repeated="3" table:style-name="ce1"/>
          <table:table-cell office:value-type="float" office:value="-0.100528433918953" table:style-name="ce1">
            <text:p>-0.100528434</text:p>
          </table:table-cell>
          <table:table-cell table:style-name="ce1"/>
          <table:table-cell office:value-type="float" office:value="-71.979378786803878" table:formula="of:=([.E57]-[.A57])/[.A57]%" table:style-name="ce2">
            <text:p>-71.97937879</text:p>
          </table:table-cell>
          <table:table-cell table:style-name="ce2"/>
          <table:table-cell office:value-type="float" office:value="-1.54343485832214" table:style-name="ce1">
            <text:p>-1.543434858</text:p>
          </table:table-cell>
          <table:table-cell table:style-name="ce1"/>
          <table:table-cell office:value-type="float" office:value="1435.3216977064144" table:formula="of:=([.I57]-[.E57])/[.E57]%" table:style-name="ce2">
            <text:p>1435.321698</text:p>
          </table:table-cell>
          <table:table-cell table:style-name="ce2"/>
          <table:table-cell office:value-type="float" office:value="-1.54343485832214" table:style-name="ce1">
            <text:p>-1.543434858</text:p>
          </table:table-cell>
          <table:table-cell table:style-name="ce1"/>
          <table:table-cell office:value-type="float" office:value="0" table:formula="of:=([.M57]-[.I57])/[.I57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66076683998107899" table:style-name="ce1">
            <text:p>-0.66076684</text:p>
          </table:table-cell>
          <table:table-cell table:number-columns-repeated="3" table:style-name="ce1"/>
          <table:table-cell office:value-type="float" office:value="7.8050628304481506E-2" table:style-name="ce1">
            <text:p>0.078050628</text:p>
          </table:table-cell>
          <table:table-cell table:style-name="ce1"/>
          <table:table-cell office:value-type="float" office:value="-111.81212851218692" table:formula="of:=([.E58]-[.A58])/[.A58]%" table:style-name="ce2">
            <text:p>-111.8121285</text:p>
          </table:table-cell>
          <table:table-cell table:style-name="ce2"/>
          <table:table-cell office:value-type="float" office:value="-0.70312106609344505" table:style-name="ce1">
            <text:p>-0.703121066</text:p>
          </table:table-cell>
          <table:table-cell table:style-name="ce1"/>
          <table:table-cell office:value-type="float" office:value="-1000.8525381122054" table:formula="of:=([.I58]-[.E58])/[.E58]%" table:style-name="ce2">
            <text:p>-1000.852538</text:p>
          </table:table-cell>
          <table:table-cell table:style-name="ce2"/>
          <table:table-cell office:value-type="float" office:value="-0.70312106609344505" table:style-name="ce1">
            <text:p>-0.703121066</text:p>
          </table:table-cell>
          <table:table-cell table:style-name="ce1"/>
          <table:table-cell office:value-type="float" office:value="0" table:formula="of:=([.M58]-[.I58])/[.I58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27622950077056901" table:style-name="ce1">
            <text:p>-0.276229501</text:p>
          </table:table-cell>
          <table:table-cell table:number-columns-repeated="3" table:style-name="ce1"/>
          <table:table-cell office:value-type="float" office:value="-5.2065413445234299E-2" table:style-name="ce1">
            <text:p>-0.052065413</text:p>
          </table:table-cell>
          <table:table-cell table:style-name="ce1"/>
          <table:table-cell office:value-type="float" office:value="-81.151392845444548" table:formula="of:=([.E59]-[.A59])/[.A59]%" table:style-name="ce2">
            <text:p>-81.15139285</text:p>
          </table:table-cell>
          <table:table-cell table:style-name="ce2"/>
          <table:table-cell office:value-type="float" office:value="-0.26857426762580899" table:style-name="ce1">
            <text:p>-0.268574268</text:p>
          </table:table-cell>
          <table:table-cell table:style-name="ce1"/>
          <table:table-cell office:value-type="float" office:value="415.84007473274448" table:formula="of:=([.I59]-[.E59])/[.E59]%" table:style-name="ce2">
            <text:p>415.8400747</text:p>
          </table:table-cell>
          <table:table-cell table:style-name="ce2"/>
          <table:table-cell office:value-type="float" office:value="-0.26857426762580899" table:style-name="ce1">
            <text:p>-0.268574268</text:p>
          </table:table-cell>
          <table:table-cell table:style-name="ce1"/>
          <table:table-cell office:value-type="float" office:value="0" table:formula="of:=([.M59]-[.I59])/[.I5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61438906192779497" table:style-name="ce1">
            <text:p>0.614389062</text:p>
          </table:table-cell>
          <table:table-cell table:number-columns-repeated="3" table:style-name="ce1"/>
          <table:table-cell office:value-type="float" office:value="-0.52951502799987804" table:style-name="ce1">
            <text:p>-0.529515028</text:p>
          </table:table-cell>
          <table:table-cell table:style-name="ce1"/>
          <table:table-cell office:value-type="float" office:value="-186.18562093836692" table:formula="of:=([.E60]-[.A60])/[.A60]%" table:style-name="ce2">
            <text:p>-186.1856209</text:p>
          </table:table-cell>
          <table:table-cell table:style-name="ce2"/>
          <table:table-cell office:value-type="float" office:value="-1.6396073102951101" table:style-name="ce1">
            <text:p>-1.63960731</text:p>
          </table:table-cell>
          <table:table-cell table:style-name="ce1"/>
          <table:table-cell office:value-type="float" office:value="209.64320625390968" table:formula="of:=([.I60]-[.E60])/[.E60]%" table:style-name="ce2">
            <text:p>209.6432063</text:p>
          </table:table-cell>
          <table:table-cell table:style-name="ce2"/>
          <table:table-cell office:value-type="float" office:value="-1.6396073102951101" table:style-name="ce1">
            <text:p>-1.63960731</text:p>
          </table:table-cell>
          <table:table-cell table:style-name="ce1"/>
          <table:table-cell office:value-type="float" office:value="0" table:formula="of:=([.M60]-[.I60])/[.I60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40568387508392" table:style-name="ce1">
            <text:p>-0.440568388</text:p>
          </table:table-cell>
          <table:table-cell table:number-columns-repeated="3" table:style-name="ce1"/>
          <table:table-cell office:value-type="float" office:value="-0.41040650010108998" table:style-name="ce1">
            <text:p>-0.4104065</text:p>
          </table:table-cell>
          <table:table-cell table:style-name="ce1"/>
          <table:table-cell office:value-type="float" office:value="-6.8461306490646692" table:formula="of:=([.E61]-[.A61])/[.A61]%" table:style-name="ce2">
            <text:p>-6.846130649</text:p>
          </table:table-cell>
          <table:table-cell table:style-name="ce2"/>
          <table:table-cell office:value-type="float" office:value="1.36324167251587E-2" table:style-name="ce1">
            <text:p>0.013632417</text:p>
          </table:table-cell>
          <table:table-cell table:style-name="ce1"/>
          <table:table-cell office:value-type="float" office:value="-103.32168635774549" table:formula="of:=([.I61]-[.E61])/[.E61]%" table:style-name="ce2">
            <text:p>-103.3216864</text:p>
          </table:table-cell>
          <table:table-cell table:style-name="ce2"/>
          <table:table-cell office:value-type="float" office:value="3.0865993350744299E-2" table:style-name="ce1">
            <text:p>0.030865993</text:p>
          </table:table-cell>
          <table:table-cell table:style-name="ce1"/>
          <table:table-cell office:value-type="float" office:value="126.41615183154531" table:formula="of:=([.M61]-[.I61])/[.I61]%" table:style-name="ce3">
            <text:p>126.4161518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66778945922851596" table:style-name="ce1">
            <text:p>0.667789459</text:p>
          </table:table-cell>
          <table:table-cell table:number-columns-repeated="3" table:style-name="ce1"/>
          <table:table-cell office:value-type="float" office:value="-0.60789293050766002" table:style-name="ce1">
            <text:p>-0.607892931</text:p>
          </table:table-cell>
          <table:table-cell table:style-name="ce1"/>
          <table:table-cell office:value-type="float" office:value="-191.03062681012469" table:formula="of:=([.E62]-[.A62])/[.A62]%" table:style-name="ce2">
            <text:p>-191.0306268</text:p>
          </table:table-cell>
          <table:table-cell table:style-name="ce2"/>
          <table:table-cell office:value-type="float" office:value="-3.1673066616058301" table:style-name="ce1">
            <text:p>-3.167306662</text:p>
          </table:table-cell>
          <table:table-cell table:style-name="ce1"/>
          <table:table-cell office:value-type="float" office:value="421.03034969674138" table:formula="of:=([.I62]-[.E62])/[.E62]%" table:style-name="ce2">
            <text:p>421.0303497</text:p>
          </table:table-cell>
          <table:table-cell table:style-name="ce2"/>
          <table:table-cell office:value-type="float" office:value="-3.1673066616058301" table:style-name="ce1">
            <text:p>-3.167306662</text:p>
          </table:table-cell>
          <table:table-cell table:style-name="ce1"/>
          <table:table-cell office:value-type="float" office:value="0" table:formula="of:=([.M62]-[.I62])/[.I62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66718244552612305" table:style-name="ce1">
            <text:p>0.667182446</text:p>
          </table:table-cell>
          <table:table-cell table:number-columns-repeated="3" table:style-name="ce1"/>
          <table:table-cell office:value-type="float" office:value="1.1978440284728999" table:style-name="ce1">
            <text:p>1.197844028</text:p>
          </table:table-cell>
          <table:table-cell table:style-name="ce1"/>
          <table:table-cell office:value-type="float" office:value="79.537701644459588" table:formula="of:=([.E63]-[.A63])/[.A63]%" table:style-name="ce2">
            <text:p>79.53770164</text:p>
          </table:table-cell>
          <table:table-cell table:style-name="ce2"/>
          <table:table-cell office:value-type="float" office:value="3.2814078330993701" table:style-name="ce1">
            <text:p>3.281407833</text:p>
          </table:table-cell>
          <table:table-cell table:style-name="ce1"/>
          <table:table-cell office:value-type="float" office:value="173.94283020993569" table:formula="of:=([.I63]-[.E63])/[.E63]%" table:style-name="ce2">
            <text:p>173.9428302</text:p>
          </table:table-cell>
          <table:table-cell table:style-name="ce2"/>
          <table:table-cell office:value-type="float" office:value="4.0333609580993697" table:style-name="ce1">
            <text:p>4.033360958</text:p>
          </table:table-cell>
          <table:table-cell table:style-name="ce1"/>
          <table:table-cell office:value-type="float" office:value="22.915564393279375" table:formula="of:=([.M63]-[.I63])/[.I63]%" table:style-name="ce3">
            <text:p>22.91556439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651378333568573" table:style-name="ce1">
            <text:p>-0.651378334</text:p>
          </table:table-cell>
          <table:table-cell table:number-columns-repeated="3" table:style-name="ce1"/>
          <table:table-cell office:value-type="float" office:value="1.2598565816879299" table:style-name="ce1">
            <text:p>1.259856582</text:p>
          </table:table-cell>
          <table:table-cell table:style-name="ce1"/>
          <table:table-cell office:value-type="float" office:value="-293.41395265418362" table:formula="of:=([.E64]-[.A64])/[.A64]%" table:style-name="ce2">
            <text:p>-293.4139527</text:p>
          </table:table-cell>
          <table:table-cell table:style-name="ce2"/>
          <table:table-cell office:value-type="float" office:value="0.41375538706779502" table:style-name="ce1">
            <text:p>0.413755387</text:p>
          </table:table-cell>
          <table:table-cell table:style-name="ce1"/>
          <table:table-cell office:value-type="float" office:value="-67.158532718584993" table:formula="of:=([.I64]-[.E64])/[.E64]%" table:style-name="ce2">
            <text:p>-67.15853272</text:p>
          </table:table-cell>
          <table:table-cell table:style-name="ce2"/>
          <table:table-cell office:value-type="float" office:value="0.41375538706779502" table:style-name="ce1">
            <text:p>0.413755387</text:p>
          </table:table-cell>
          <table:table-cell table:style-name="ce1"/>
          <table:table-cell office:value-type="float" office:value="0" table:formula="of:=([.M64]-[.I64])/[.I6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4976228475570701" table:style-name="ce1">
            <text:p>-0.449762285</text:p>
          </table:table-cell>
          <table:table-cell table:number-columns-repeated="3" table:style-name="ce1"/>
          <table:table-cell office:value-type="float" office:value="-1.1495434045791599" table:style-name="ce1">
            <text:p>-1.149543405</text:p>
          </table:table-cell>
          <table:table-cell table:style-name="ce1"/>
          <table:table-cell office:value-type="float" office:value="155.58910641063338" table:formula="of:=([.E65]-[.A65])/[.A65]%" table:style-name="ce2">
            <text:p>155.5891064</text:p>
          </table:table-cell>
          <table:table-cell table:style-name="ce2"/>
          <table:table-cell office:value-type="float" office:value="-5.2106849849224098E-2" table:style-name="ce1">
            <text:p>-0.05210685</text:p>
          </table:table-cell>
          <table:table-cell table:style-name="ce1"/>
          <table:table-cell office:value-type="float" office:value="-95.467169865734647" table:formula="of:=([.I65]-[.E65])/[.E65]%" table:style-name="ce2">
            <text:p>-95.46716987</text:p>
          </table:table-cell>
          <table:table-cell table:style-name="ce2"/>
          <table:table-cell office:value-type="float" office:value="-5.2106849849224098E-2" table:style-name="ce1">
            <text:p>-0.05210685</text:p>
          </table:table-cell>
          <table:table-cell table:style-name="ce1"/>
          <table:table-cell office:value-type="float" office:value="0" table:formula="of:=([.M65]-[.I65])/[.I65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2953405268490301E-2" table:style-name="ce1">
            <text:p>-0.012953405</text:p>
          </table:table-cell>
          <table:table-cell table:number-columns-repeated="3" table:style-name="ce1"/>
          <table:table-cell office:value-type="float" office:value="-4.3611481785774203E-2" table:style-name="ce1">
            <text:p>-0.043611482</text:p>
          </table:table-cell>
          <table:table-cell table:style-name="ce1"/>
          <table:table-cell office:value-type="float" office:value="236.67966748373846" table:formula="of:=([.E66]-[.A66])/[.A66]%" table:style-name="ce2">
            <text:p>236.6796675</text:p>
          </table:table-cell>
          <table:table-cell table:style-name="ce2"/>
          <table:table-cell office:value-type="float" office:value="9.1659799218177795E-3" table:style-name="ce1">
            <text:p>0.00916598</text:p>
          </table:table-cell>
          <table:table-cell table:style-name="ce1"/>
          <table:table-cell office:value-type="float" office:value="-121.01735494070662" table:formula="of:=([.I66]-[.E66])/[.E66]%" table:style-name="ce2">
            <text:p>-121.0173549</text:p>
          </table:table-cell>
          <table:table-cell table:style-name="ce2"/>
          <table:table-cell office:value-type="float" office:value="1.20993489399552E-2" table:style-name="ce1">
            <text:p>0.012099349</text:p>
          </table:table-cell>
          <table:table-cell table:style-name="ce1"/>
          <table:table-cell office:value-type="float" office:value="32.002786861392991" table:formula="of:=([.M66]-[.I66])/[.I66]%" table:style-name="ce3">
            <text:p>32.00278686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05792146921158" table:style-name="ce1">
            <text:p>-0.405792147</text:p>
          </table:table-cell>
          <table:table-cell table:number-columns-repeated="3" table:style-name="ce1"/>
          <table:table-cell office:value-type="float" office:value="-0.95296990871429399" table:style-name="ce1">
            <text:p>-0.952969909</text:p>
          </table:table-cell>
          <table:table-cell table:style-name="ce1"/>
          <table:table-cell office:value-type="float" office:value="134.84188049096178" table:formula="of:=([.E67]-[.A67])/[.A67]%" table:style-name="ce2">
            <text:p>134.8418805</text:p>
          </table:table-cell>
          <table:table-cell table:style-name="ce2"/>
          <table:table-cell office:value-type="float" office:value="-0.52105623483657804" table:style-name="ce1">
            <text:p>-0.521056235</text:p>
          </table:table-cell>
          <table:table-cell table:style-name="ce1"/>
          <table:table-cell office:value-type="float" office:value="-45.322907882834969" table:formula="of:=([.I67]-[.E67])/[.E67]%" table:style-name="ce2">
            <text:p>-45.32290788</text:p>
          </table:table-cell>
          <table:table-cell table:style-name="ce2"/>
          <table:table-cell office:value-type="float" office:value="-0.52105623483657804" table:style-name="ce1">
            <text:p>-0.521056235</text:p>
          </table:table-cell>
          <table:table-cell table:style-name="ce1"/>
          <table:table-cell office:value-type="float" office:value="0" table:formula="of:=([.M67]-[.I67])/[.I67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4100918769836404" table:style-name="ce1">
            <text:p>0.541009188</text:p>
          </table:table-cell>
          <table:table-cell table:number-columns-repeated="3" table:style-name="ce1"/>
          <table:table-cell office:value-type="float" office:value="-0.70707070827484098" table:style-name="ce1">
            <text:p>-0.707070708</text:p>
          </table:table-cell>
          <table:table-cell table:style-name="ce1"/>
          <table:table-cell office:value-type="float" office:value="-230.69476902655919" table:formula="of:=([.E68]-[.A68])/[.A68]%" table:style-name="ce2">
            <text:p>-230.694769</text:p>
          </table:table-cell>
          <table:table-cell table:style-name="ce2"/>
          <table:table-cell office:value-type="float" office:value="-5.3303822875022902E-2" table:style-name="ce1">
            <text:p>-0.053303823</text:p>
          </table:table-cell>
          <table:table-cell table:style-name="ce1"/>
          <table:table-cell office:value-type="float" office:value="-92.461316491942213" table:formula="of:=([.I68]-[.E68])/[.E68]%" table:style-name="ce2">
            <text:p>-92.46131649</text:p>
          </table:table-cell>
          <table:table-cell table:style-name="ce2"/>
          <table:table-cell office:value-type="float" office:value="-5.3303822875022902E-2" table:style-name="ce1">
            <text:p>-0.053303823</text:p>
          </table:table-cell>
          <table:table-cell table:style-name="ce1"/>
          <table:table-cell office:value-type="float" office:value="0" table:formula="of:=([.M68]-[.I68])/[.I68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0718737840652499" table:style-name="ce1">
            <text:p>-1.071873784</text:p>
          </table:table-cell>
          <table:table-cell table:number-columns-repeated="3" table:style-name="ce1"/>
          <table:table-cell office:value-type="float" office:value="-0.96577119827270497" table:style-name="ce1">
            <text:p>-0.965771198</text:p>
          </table:table-cell>
          <table:table-cell table:style-name="ce1"/>
          <table:table-cell office:value-type="float" office:value="-9.8987947433637373" table:formula="of:=([.E69]-[.A69])/[.A69]%" table:style-name="ce2">
            <text:p>-9.898794743</text:p>
          </table:table-cell>
          <table:table-cell table:style-name="ce2"/>
          <table:table-cell office:value-type="float" office:value="1.6570351123809799" table:style-name="ce1">
            <text:p>1.657035112</text:p>
          </table:table-cell>
          <table:table-cell table:style-name="ce1"/>
          <table:table-cell office:value-type="float" office:value="-271.57636460319065" table:formula="of:=([.I69]-[.E69])/[.E69]%" table:style-name="ce2">
            <text:p>-271.5763646</text:p>
          </table:table-cell>
          <table:table-cell table:style-name="ce2"/>
          <table:table-cell office:value-type="float" office:value="1.6570351123809799" table:style-name="ce1">
            <text:p>1.657035112</text:p>
          </table:table-cell>
          <table:table-cell table:style-name="ce1"/>
          <table:table-cell office:value-type="float" office:value="0" table:formula="of:=([.M69]-[.I69])/[.I6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4.6115566045045901E-2" table:style-name="ce1">
            <text:p>-0.046115566</text:p>
          </table:table-cell>
          <table:table-cell table:number-columns-repeated="3" table:style-name="ce1"/>
          <table:table-cell office:value-type="float" office:value="-0.511743724346161" table:style-name="ce1">
            <text:p>-0.511743724</text:p>
          </table:table-cell>
          <table:table-cell table:style-name="ce1"/>
          <table:table-cell office:value-type="float" office:value="1009.6984559319674" table:formula="of:=([.E70]-[.A70])/[.A70]%" table:style-name="ce2">
            <text:p>1009.698456</text:p>
          </table:table-cell>
          <table:table-cell table:style-name="ce2"/>
          <table:table-cell office:value-type="float" office:value="-3.3347345888614703E-2" table:style-name="ce1">
            <text:p>-0.033347346</text:p>
          </table:table-cell>
          <table:table-cell table:style-name="ce1"/>
          <table:table-cell office:value-type="float" office:value="-93.483584790175669" table:formula="of:=([.I70]-[.E70])/[.E70]%" table:style-name="ce2">
            <text:p>-93.48358479</text:p>
          </table:table-cell>
          <table:table-cell table:style-name="ce2"/>
          <table:table-cell office:value-type="float" office:value="-6.0143351554870599E-2" table:style-name="ce1">
            <text:p>-0.060143352</text:p>
          </table:table-cell>
          <table:table-cell table:style-name="ce1"/>
          <table:table-cell office:value-type="float" office:value="80.354237952725526" table:formula="of:=([.M70]-[.I70])/[.I70]%" table:style-name="ce3">
            <text:p>80.35423795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7.2154104709625203E-2" table:style-name="ce1">
            <text:p>-0.072154105</text:p>
          </table:table-cell>
          <table:table-cell table:number-columns-repeated="3" table:style-name="ce1"/>
          <table:table-cell office:value-type="float" office:value="-1.8356112241745" table:style-name="ce1">
            <text:p>-1.835611224</text:p>
          </table:table-cell>
          <table:table-cell table:style-name="ce1"/>
          <table:table-cell office:value-type="float" office:value="2444.014968464619" table:formula="of:=([.E71]-[.A71])/[.A71]%" table:style-name="ce2">
            <text:p>2444.014968</text:p>
          </table:table-cell>
          <table:table-cell table:style-name="ce2"/>
          <table:table-cell office:value-type="float" office:value="3.3261866569518999" table:style-name="ce1">
            <text:p>3.326186657</text:p>
          </table:table-cell>
          <table:table-cell table:style-name="ce1"/>
          <table:table-cell office:value-type="float" office:value="-281.20322065734439" table:formula="of:=([.I71]-[.E71])/[.E71]%" table:style-name="ce2">
            <text:p>-281.2032207</text:p>
          </table:table-cell>
          <table:table-cell table:style-name="ce2"/>
          <table:table-cell office:value-type="float" office:value="5.4012317657470703" table:style-name="ce1">
            <text:p>5.401231766</text:p>
          </table:table-cell>
          <table:table-cell table:style-name="ce1"/>
          <table:table-cell office:value-type="float" office:value="62.385107115327415" table:formula="of:=([.M71]-[.I71])/[.I71]%" table:style-name="ce3">
            <text:p>62.38510712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2.2058252245187801E-2" table:style-name="ce1">
            <text:p>0.022058252</text:p>
          </table:table-cell>
          <table:table-cell table:number-columns-repeated="3" table:style-name="ce1"/>
          <table:table-cell office:value-type="float" office:value="-1.02146828174591" table:style-name="ce1">
            <text:p>-1.021468282</text:p>
          </table:table-cell>
          <table:table-cell table:style-name="ce1"/>
          <table:table-cell office:value-type="float" office:value="-4730.7761394321351" table:formula="of:=([.E72]-[.A72])/[.A72]%" table:style-name="ce2">
            <text:p>-4730.776139</text:p>
          </table:table-cell>
          <table:table-cell table:style-name="ce2"/>
          <table:table-cell office:value-type="float" office:value="-2.4070847034454301" table:style-name="ce1">
            <text:p>-2.407084703</text:p>
          </table:table-cell>
          <table:table-cell table:style-name="ce1"/>
          <table:table-cell office:value-type="float" office:value="135.64948089540306" table:formula="of:=([.I72]-[.E72])/[.E72]%" table:style-name="ce2">
            <text:p>135.6494809</text:p>
          </table:table-cell>
          <table:table-cell table:style-name="ce2"/>
          <table:table-cell office:value-type="float" office:value="-3.0423216819763201" table:style-name="ce1">
            <text:p>-3.042321682</text:p>
          </table:table-cell>
          <table:table-cell table:style-name="ce1"/>
          <table:table-cell office:value-type="float" office:value="26.390304322138334" table:formula="of:=([.M72]-[.I72])/[.I72]%" table:style-name="ce3">
            <text:p>26.39030432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7.2157387621700798E-3" table:style-name="ce1">
            <text:p>0.007215739</text:p>
          </table:table-cell>
          <table:table-cell table:number-columns-repeated="3" table:style-name="ce1"/>
          <table:table-cell office:value-type="float" office:value="1.3084803819656401" table:style-name="ce1">
            <text:p>1.308480382</text:p>
          </table:table-cell>
          <table:table-cell table:style-name="ce1"/>
          <table:table-cell office:value-type="float" office:value="18033.699474066383" table:formula="of:=([.E73]-[.A73])/[.A73]%" table:style-name="ce2">
            <text:p>18033.69947</text:p>
          </table:table-cell>
          <table:table-cell table:style-name="ce2"/>
          <table:table-cell office:value-type="float" office:value="-0.27246493101120001" table:style-name="ce1">
            <text:p>-0.272464931</text:p>
          </table:table-cell>
          <table:table-cell table:style-name="ce1"/>
          <table:table-cell office:value-type="float" office:value="-120.82300466758964" table:formula="of:=([.I73]-[.E73])/[.E73]%" table:style-name="ce2">
            <text:p>-120.8230047</text:p>
          </table:table-cell>
          <table:table-cell table:style-name="ce2"/>
          <table:table-cell office:value-type="float" office:value="-0.27246493101120001" table:style-name="ce1">
            <text:p>-0.272464931</text:p>
          </table:table-cell>
          <table:table-cell table:style-name="ce1"/>
          <table:table-cell office:value-type="float" office:value="0" table:formula="of:=([.M73]-[.I73])/[.I7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8.9165657758712796E-2" table:style-name="ce1">
            <text:p>-0.089165658</text:p>
          </table:table-cell>
          <table:table-cell table:number-columns-repeated="3" table:style-name="ce1"/>
          <table:table-cell office:value-type="float" office:value="-0.33143770694732699" table:style-name="ce1">
            <text:p>-0.331437707</text:p>
          </table:table-cell>
          <table:table-cell table:style-name="ce1"/>
          <table:table-cell office:value-type="float" office:value="271.71004541256877" table:formula="of:=([.E74]-[.A74])/[.A74]%" table:style-name="ce2">
            <text:p>271.7100454</text:p>
          </table:table-cell>
          <table:table-cell table:style-name="ce2"/>
          <table:table-cell office:value-type="float" office:value="-0.29097998142242398" table:style-name="ce1">
            <text:p>-0.290979981</text:p>
          </table:table-cell>
          <table:table-cell table:style-name="ce1"/>
          <table:table-cell office:value-type="float" office:value="-12.206735889387705" table:formula="of:=([.I74]-[.E74])/[.E74]%" table:style-name="ce2">
            <text:p>-12.20673589</text:p>
          </table:table-cell>
          <table:table-cell table:style-name="ce2"/>
          <table:table-cell office:value-type="float" office:value="-0.29097998142242398" table:style-name="ce1">
            <text:p>-0.290979981</text:p>
          </table:table-cell>
          <table:table-cell table:style-name="ce1"/>
          <table:table-cell office:value-type="float" office:value="0" table:formula="of:=([.M74]-[.I74])/[.I7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3600955009460505" table:style-name="ce1">
            <text:p>0.53600955</text:p>
          </table:table-cell>
          <table:table-cell table:number-columns-repeated="3" table:style-name="ce1"/>
          <table:table-cell office:value-type="float" office:value="-0.88694816827774103" table:style-name="ce1">
            <text:p>-0.886948168</text:p>
          </table:table-cell>
          <table:table-cell table:style-name="ce1"/>
          <table:table-cell office:value-type="float" office:value="-265.47245625030297" table:formula="of:=([.E75]-[.A75])/[.A75]%" table:style-name="ce2">
            <text:p>-265.4724563</text:p>
          </table:table-cell>
          <table:table-cell table:style-name="ce2"/>
          <table:table-cell office:value-type="float" office:value="-0.306456029415131" table:style-name="ce1">
            <text:p>-0.306456029</text:p>
          </table:table-cell>
          <table:table-cell table:style-name="ce1"/>
          <table:table-cell office:value-type="float" office:value="-65.448259506505167" table:formula="of:=([.I75]-[.E75])/[.E75]%" table:style-name="ce2">
            <text:p>-65.44825951</text:p>
          </table:table-cell>
          <table:table-cell table:style-name="ce2"/>
          <table:table-cell office:value-type="float" office:value="-0.306456029415131" table:style-name="ce1">
            <text:p>-0.306456029</text:p>
          </table:table-cell>
          <table:table-cell table:style-name="ce1"/>
          <table:table-cell office:value-type="float" office:value="0" table:formula="of:=([.M75]-[.I75])/[.I75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90945839881896995" table:style-name="ce1">
            <text:p>-0.909458399</text:p>
          </table:table-cell>
          <table:table-cell table:number-columns-repeated="3" table:style-name="ce1"/>
          <table:table-cell office:value-type="float" office:value="-0.78621864318847701" table:style-name="ce1">
            <text:p>-0.786218643</text:p>
          </table:table-cell>
          <table:table-cell table:style-name="ce1"/>
          <table:table-cell office:value-type="float" office:value="-13.550895323033256" table:formula="of:=([.E76]-[.A76])/[.A76]%" table:style-name="ce2">
            <text:p>-13.55089532</text:p>
          </table:table-cell>
          <table:table-cell table:style-name="ce2"/>
          <table:table-cell office:value-type="float" office:value="-0.27333030104637102" table:style-name="ce1">
            <text:p>-0.273330301</text:p>
          </table:table-cell>
          <table:table-cell table:style-name="ce1"/>
          <table:table-cell office:value-type="float" office:value="-65.234823237224276" table:formula="of:=([.I76]-[.E76])/[.E76]%" table:style-name="ce2">
            <text:p>-65.23482324</text:p>
          </table:table-cell>
          <table:table-cell table:style-name="ce2"/>
          <table:table-cell office:value-type="float" office:value="-0.27333030104637102" table:style-name="ce1">
            <text:p>-0.273330301</text:p>
          </table:table-cell>
          <table:table-cell table:style-name="ce1"/>
          <table:table-cell office:value-type="float" office:value="0" table:formula="of:=([.M76]-[.I76])/[.I76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9.5659077167511E-2" table:style-name="ce1">
            <text:p>-0.095659077</text:p>
          </table:table-cell>
          <table:table-cell table:number-columns-repeated="3" table:style-name="ce1"/>
          <table:table-cell office:value-type="float" office:value="-0.224654376506805" table:style-name="ce1">
            <text:p>-0.224654377</text:p>
          </table:table-cell>
          <table:table-cell table:style-name="ce1"/>
          <table:table-cell office:value-type="float" office:value="134.84898993266171" table:formula="of:=([.E77]-[.A77])/[.A77]%" table:style-name="ce2">
            <text:p>134.8489899</text:p>
          </table:table-cell>
          <table:table-cell table:style-name="ce2"/>
          <table:table-cell office:value-type="float" office:value="3.4198734760284402" table:style-name="ce1">
            <text:p>3.419873476</text:p>
          </table:table-cell>
          <table:table-cell table:style-name="ce1"/>
          <table:table-cell office:value-type="float" office:value="-1622.2821514562611" table:formula="of:=([.I77]-[.E77])/[.E77]%" table:style-name="ce2">
            <text:p>-1622.282151</text:p>
          </table:table-cell>
          <table:table-cell table:style-name="ce2"/>
          <table:table-cell office:value-type="float" office:value="3.57816457748413" table:style-name="ce1">
            <text:p>3.578164577</text:p>
          </table:table-cell>
          <table:table-cell table:style-name="ce1"/>
          <table:table-cell office:value-type="float" office:value="4.6285660146560765" table:formula="of:=([.M77]-[.I77])/[.I77]%" table:style-name="ce3">
            <text:p>4.628566015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7.3588743805885301E-2" table:style-name="ce1">
            <text:p>0.073588744</text:p>
          </table:table-cell>
          <table:table-cell table:number-columns-repeated="3" table:style-name="ce1"/>
          <table:table-cell office:value-type="float" office:value="1.93983397912234E-3" table:style-name="ce1">
            <text:p>0.001939834</text:p>
          </table:table-cell>
          <table:table-cell table:style-name="ce1"/>
          <table:table-cell office:value-type="float" office:value="-97.363952856378006" table:formula="of:=([.E78]-[.A78])/[.A78]%" table:style-name="ce2">
            <text:p>-97.36395286</text:p>
          </table:table-cell>
          <table:table-cell table:style-name="ce2"/>
          <table:table-cell office:value-type="float" office:value="-0.14283108711242701" table:style-name="ce1">
            <text:p>-0.142831087</text:p>
          </table:table-cell>
          <table:table-cell table:style-name="ce1"/>
          <table:table-cell office:value-type="float" office:value="-7463.0572847811245" table:formula="of:=([.I78]-[.E78])/[.E78]%" table:style-name="ce2">
            <text:p>-7463.057285</text:p>
          </table:table-cell>
          <table:table-cell table:style-name="ce2"/>
          <table:table-cell office:value-type="float" office:value="-0.14283108711242701" table:style-name="ce1">
            <text:p>-0.142831087</text:p>
          </table:table-cell>
          <table:table-cell table:style-name="ce1"/>
          <table:table-cell office:value-type="float" office:value="0" table:formula="of:=([.M78]-[.I78])/[.I78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138512402772903" table:style-name="ce1">
            <text:p>0.138512403</text:p>
          </table:table-cell>
          <table:table-cell table:number-columns-repeated="3" table:style-name="ce1"/>
          <table:table-cell office:value-type="float" office:value="-1.4621063470840501" table:style-name="ce1">
            <text:p>-1.462106347</text:p>
          </table:table-cell>
          <table:table-cell table:style-name="ce1"/>
          <table:table-cell office:value-type="float" office:value="-1155.5779250189139" table:formula="of:=([.E79]-[.A79])/[.A79]%" table:style-name="ce2">
            <text:p>-1155.577925</text:p>
          </table:table-cell>
          <table:table-cell table:style-name="ce2"/>
          <table:table-cell office:value-type="float" office:value="-0.55384719371795699" table:style-name="ce1">
            <text:p>-0.553847194</text:p>
          </table:table-cell>
          <table:table-cell table:style-name="ce1"/>
          <table:table-cell office:value-type="float" office:value="-62.119910441362805" table:formula="of:=([.I79]-[.E79])/[.E79]%" table:style-name="ce2">
            <text:p>-62.11991044</text:p>
          </table:table-cell>
          <table:table-cell table:style-name="ce2"/>
          <table:table-cell office:value-type="float" office:value="-0.55384719371795699" table:style-name="ce1">
            <text:p>-0.553847194</text:p>
          </table:table-cell>
          <table:table-cell table:style-name="ce1"/>
          <table:table-cell office:value-type="float" office:value="0" table:formula="of:=([.M79]-[.I79])/[.I7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92459487915039096" table:style-name="ce1">
            <text:p>-0.924594879</text:p>
          </table:table-cell>
          <table:table-cell table:number-columns-repeated="3" table:style-name="ce1"/>
          <table:table-cell office:value-type="float" office:value="-2.7164675295352901E-2" table:style-name="ce1">
            <text:p>-0.027164675</text:p>
          </table:table-cell>
          <table:table-cell table:style-name="ce1"/>
          <table:table-cell office:value-type="float" office:value="-97.061991591353546" table:formula="of:=([.E80]-[.A80])/[.A80]%" table:style-name="ce2">
            <text:p>-97.06199159</text:p>
          </table:table-cell>
          <table:table-cell table:style-name="ce2"/>
          <table:table-cell office:value-type="float" office:value="2.5348046794533698E-2" table:style-name="ce1">
            <text:p>0.025348047</text:p>
          </table:table-cell>
          <table:table-cell table:style-name="ce1"/>
          <table:table-cell office:value-type="float" office:value="-193.31253371863428" table:formula="of:=([.I80]-[.E80])/[.E80]%" table:style-name="ce2">
            <text:p>-193.3125337</text:p>
          </table:table-cell>
          <table:table-cell table:style-name="ce2"/>
          <table:table-cell office:value-type="float" office:value="2.4380987510085099E-2" table:style-name="ce1">
            <text:p>0.024380988</text:p>
          </table:table-cell>
          <table:table-cell table:style-name="ce1"/>
          <table:table-cell office:value-type="float" office:value="-3.8151234779049941" table:formula="of:=([.M80]-[.I80])/[.I80]%" table:style-name="ce3">
            <text:p>-3.815123478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325321644544601" table:style-name="ce1">
            <text:p>0.325321645</text:p>
          </table:table-cell>
          <table:table-cell table:number-columns-repeated="3" table:style-name="ce1"/>
          <table:table-cell office:value-type="float" office:value="-0.296533763408661" table:style-name="ce1">
            <text:p>-0.296533763</text:p>
          </table:table-cell>
          <table:table-cell table:style-name="ce1"/>
          <table:table-cell office:value-type="float" office:value="-191.1509481097581" table:formula="of:=([.E81]-[.A81])/[.A81]%" table:style-name="ce2">
            <text:p>-191.1509481</text:p>
          </table:table-cell>
          <table:table-cell table:style-name="ce2"/>
          <table:table-cell office:value-type="float" office:value="-0.43187940120696999" table:style-name="ce1">
            <text:p>-0.431879401</text:p>
          </table:table-cell>
          <table:table-cell table:style-name="ce1"/>
          <table:table-cell office:value-type="float" office:value="45.642572448583408" table:formula="of:=([.I81]-[.E81])/[.E81]%" table:style-name="ce2">
            <text:p>45.64257245</text:p>
          </table:table-cell>
          <table:table-cell table:style-name="ce2"/>
          <table:table-cell office:value-type="float" office:value="-0.43187940120696999" table:style-name="ce1">
            <text:p>-0.431879401</text:p>
          </table:table-cell>
          <table:table-cell table:style-name="ce1"/>
          <table:table-cell office:value-type="float" office:value="0" table:formula="of:=([.M81]-[.I81])/[.I81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13764558732509599" table:style-name="ce1">
            <text:p>0.137645587</text:p>
          </table:table-cell>
          <table:table-cell table:number-columns-repeated="3" table:style-name="ce1"/>
          <table:table-cell office:value-type="float" office:value="-1.97657299041748" table:style-name="ce1">
            <text:p>-1.97657299</text:p>
          </table:table-cell>
          <table:table-cell table:style-name="ce1"/>
          <table:table-cell office:value-type="float" office:value="-1535.9871818841118" table:formula="of:=([.E82]-[.A82])/[.A82]%" table:style-name="ce2">
            <text:p>-1535.987182</text:p>
          </table:table-cell>
          <table:table-cell table:style-name="ce2"/>
          <table:table-cell office:value-type="float" office:value="0.39262607693672202" table:style-name="ce1">
            <text:p>0.392626077</text:p>
          </table:table-cell>
          <table:table-cell table:style-name="ce1"/>
          <table:table-cell office:value-type="float" office:value="-119.86398067970129" table:formula="of:=([.I82]-[.E82])/[.E82]%" table:style-name="ce2">
            <text:p>-119.8639807</text:p>
          </table:table-cell>
          <table:table-cell table:style-name="ce2"/>
          <table:table-cell office:value-type="float" office:value="0.39262607693672202" table:style-name="ce1">
            <text:p>0.392626077</text:p>
          </table:table-cell>
          <table:table-cell table:style-name="ce1"/>
          <table:table-cell office:value-type="float" office:value="0" table:formula="of:=([.M82]-[.I82])/[.I82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98303651809692405" table:style-name="ce1">
            <text:p>-0.983036518</text:p>
          </table:table-cell>
          <table:table-cell table:number-columns-repeated="3" table:style-name="ce1"/>
          <table:table-cell office:value-type="float" office:value="-1.4511758089065601" table:style-name="ce1">
            <text:p>-1.451175809</text:p>
          </table:table-cell>
          <table:table-cell table:style-name="ce1"/>
          <table:table-cell office:value-type="float" office:value="47.621759943965692" table:formula="of:=([.E83]-[.A83])/[.A83]%" table:style-name="ce2">
            <text:p>47.62175994</text:p>
          </table:table-cell>
          <table:table-cell table:style-name="ce2"/>
          <table:table-cell office:value-type="float" office:value="-0.19458895921707201" table:style-name="ce1">
            <text:p>-0.194588959</text:p>
          </table:table-cell>
          <table:table-cell table:style-name="ce1"/>
          <table:table-cell office:value-type="float" office:value="-86.590945216783084" table:formula="of:=([.I83]-[.E83])/[.E83]%" table:style-name="ce2">
            <text:p>-86.59094522</text:p>
          </table:table-cell>
          <table:table-cell table:style-name="ce2"/>
          <table:table-cell office:value-type="float" office:value="-0.19458895921707201" table:style-name="ce1">
            <text:p>-0.194588959</text:p>
          </table:table-cell>
          <table:table-cell table:style-name="ce1"/>
          <table:table-cell office:value-type="float" office:value="0" table:formula="of:=([.M83]-[.I83])/[.I8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8.3244182169437395E-2" table:style-name="ce1">
            <text:p>0.083244182</text:p>
          </table:table-cell>
          <table:table-cell table:number-columns-repeated="3" table:style-name="ce1"/>
          <table:table-cell office:value-type="float" office:value="-1.68268501758575" table:style-name="ce1">
            <text:p>-1.682685018</text:p>
          </table:table-cell>
          <table:table-cell table:style-name="ce1"/>
          <table:table-cell office:value-type="float" office:value="-2121.3845265015261" table:formula="of:=([.E84]-[.A84])/[.A84]%" table:style-name="ce2">
            <text:p>-2121.384527</text:p>
          </table:table-cell>
          <table:table-cell table:style-name="ce2"/>
          <table:table-cell office:value-type="float" office:value="-1.0802788734436" table:style-name="ce1">
            <text:p>-1.080278873</text:p>
          </table:table-cell>
          <table:table-cell table:style-name="ce1"/>
          <table:table-cell office:value-type="float" office:value="-35.800291667567024" table:formula="of:=([.I84]-[.E84])/[.E84]%" table:style-name="ce2">
            <text:p>-35.80029167</text:p>
          </table:table-cell>
          <table:table-cell table:style-name="ce2"/>
          <table:table-cell office:value-type="float" office:value="-1.0802788734436" table:style-name="ce1">
            <text:p>-1.080278873</text:p>
          </table:table-cell>
          <table:table-cell table:style-name="ce1"/>
          <table:table-cell office:value-type="float" office:value="0" table:formula="of:=([.M84]-[.I84])/[.I8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23721759021282199" table:style-name="ce1">
            <text:p>-0.23721759</text:p>
          </table:table-cell>
          <table:table-cell table:number-columns-repeated="3" table:style-name="ce1"/>
          <table:table-cell office:value-type="float" office:value="1.29030470270664E-3" table:style-name="ce1">
            <text:p>0.001290305</text:p>
          </table:table-cell>
          <table:table-cell table:style-name="ce1"/>
          <table:table-cell office:value-type="float" office:value="-100.5439329779672" table:formula="of:=([.E85]-[.A85])/[.A85]%" table:style-name="ce2">
            <text:p>-100.543933</text:p>
          </table:table-cell>
          <table:table-cell table:style-name="ce2"/>
          <table:table-cell office:value-type="float" office:value="1.57669985294342" table:style-name="ce1">
            <text:p>1.576699853</text:p>
          </table:table-cell>
          <table:table-cell table:style-name="ce1"/>
          <table:table-cell office:value-type="float" office:value="122095.93167691446" table:formula="of:=([.I85]-[.E85])/[.E85]%" table:style-name="ce2">
            <text:p>122095.9317</text:p>
          </table:table-cell>
          <table:table-cell table:style-name="ce2"/>
          <table:table-cell office:value-type="float" office:value="1.57669985294342" table:style-name="ce1">
            <text:p>1.576699853</text:p>
          </table:table-cell>
          <table:table-cell table:style-name="ce1"/>
          <table:table-cell office:value-type="float" office:value="0" table:formula="of:=([.M85]-[.I85])/[.I85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14049692451953899" table:style-name="ce1">
            <text:p>0.140496925</text:p>
          </table:table-cell>
          <table:table-cell table:number-columns-repeated="3" table:style-name="ce1"/>
          <table:table-cell office:value-type="float" office:value="-0.41160658001899703" table:style-name="ce1">
            <text:p>-0.41160658</text:p>
          </table:table-cell>
          <table:table-cell table:style-name="ce1"/>
          <table:table-cell office:value-type="float" office:value="-392.96483280796281" table:formula="of:=([.E86]-[.A86])/[.A86]%" table:style-name="ce2">
            <text:p>-392.9648328</text:p>
          </table:table-cell>
          <table:table-cell table:style-name="ce2"/>
          <table:table-cell office:value-type="float" office:value="-1.1763699054718" table:style-name="ce1">
            <text:p>-1.176369905</text:p>
          </table:table-cell>
          <table:table-cell table:style-name="ce1"/>
          <table:table-cell office:value-type="float" office:value="185.79958693019597" table:formula="of:=([.I86]-[.E86])/[.E86]%" table:style-name="ce2">
            <text:p>185.7995869</text:p>
          </table:table-cell>
          <table:table-cell table:style-name="ce2"/>
          <table:table-cell office:value-type="float" office:value="-5.0785021781921396" table:style-name="ce1">
            <text:p>-5.078502178</text:p>
          </table:table-cell>
          <table:table-cell table:style-name="ce1"/>
          <table:table-cell office:value-type="float" office:value="331.70963100720718" table:formula="of:=([.M86]-[.I86])/[.I86]%" table:style-name="ce3">
            <text:p>331.709631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74821519851684604" table:style-name="ce1">
            <text:p>-0.748215199</text:p>
          </table:table-cell>
          <table:table-cell table:number-columns-repeated="3" table:style-name="ce1"/>
          <table:table-cell office:value-type="float" office:value="-5.7843741960823501E-3" table:style-name="ce1">
            <text:p>-0.005784374</text:p>
          </table:table-cell>
          <table:table-cell table:style-name="ce1"/>
          <table:table-cell office:value-type="float" office:value="-99.226910358470604" table:formula="of:=([.E87]-[.A87])/[.A87]%" table:style-name="ce2">
            <text:p>-99.22691036</text:p>
          </table:table-cell>
          <table:table-cell table:style-name="ce2"/>
          <table:table-cell office:value-type="float" office:value="1.8948616981506301" table:style-name="ce1">
            <text:p>1.894861698</text:p>
          </table:table-cell>
          <table:table-cell table:style-name="ce1"/>
          <table:table-cell office:value-type="float" office:value="-32858.283505136736" table:formula="of:=([.I87]-[.E87])/[.E87]%" table:style-name="ce2">
            <text:p>-32858.28351</text:p>
          </table:table-cell>
          <table:table-cell table:style-name="ce2"/>
          <table:table-cell office:value-type="float" office:value="-0.74133819341659501" table:style-name="ce1">
            <text:p>-0.741338193</text:p>
          </table:table-cell>
          <table:table-cell table:style-name="ce1"/>
          <table:table-cell office:value-type="float" office:value="-139.12360433165836" table:formula="of:=([.M87]-[.I87])/[.I87]%" table:style-name="ce3">
            <text:p>-139.1236043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385980725288391" table:style-name="ce1">
            <text:p>-0.385980725</text:p>
          </table:table-cell>
          <table:table-cell table:number-columns-repeated="3" table:style-name="ce1"/>
          <table:table-cell office:value-type="float" office:value="-0.24941948056221" table:style-name="ce1">
            <text:p>-0.249419481</text:p>
          </table:table-cell>
          <table:table-cell table:style-name="ce1"/>
          <table:table-cell office:value-type="float" office:value="-35.380327508361283" table:formula="of:=([.E88]-[.A88])/[.A88]%" table:style-name="ce2">
            <text:p>-35.38032751</text:p>
          </table:table-cell>
          <table:table-cell table:style-name="ce2"/>
          <table:table-cell office:value-type="float" office:value="2.0207316875457799" table:style-name="ce1">
            <text:p>2.020731688</text:p>
          </table:table-cell>
          <table:table-cell table:style-name="ce1"/>
          <table:table-cell office:value-type="float" office:value="-910.173961949925" table:formula="of:=([.I88]-[.E88])/[.E88]%" table:style-name="ce2">
            <text:p>-910.1739619</text:p>
          </table:table-cell>
          <table:table-cell table:style-name="ce2"/>
          <table:table-cell office:value-type="float" office:value="2.1861114501953098" table:style-name="ce1">
            <text:p>2.18611145</text:p>
          </table:table-cell>
          <table:table-cell table:style-name="ce1"/>
          <table:table-cell office:value-type="float" office:value="8.1841524863890776" table:formula="of:=([.M88]-[.I88])/[.I88]%" table:style-name="ce3">
            <text:p>8.184152486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93161940574645996" table:style-name="ce1">
            <text:p>-0.931619406</text:p>
          </table:table-cell>
          <table:table-cell table:number-columns-repeated="3" table:style-name="ce1"/>
          <table:table-cell office:value-type="float" office:value="0.48663687705993602" table:style-name="ce1">
            <text:p>0.486636877</text:p>
          </table:table-cell>
          <table:table-cell table:style-name="ce1"/>
          <table:table-cell office:value-type="float" office:value="-152.2355882733055" table:formula="of:=([.E89]-[.A89])/[.A89]%" table:style-name="ce2">
            <text:p>-152.2355883</text:p>
          </table:table-cell>
          <table:table-cell table:style-name="ce2"/>
          <table:table-cell office:value-type="float" office:value="-0.57031935453414895" table:style-name="ce1">
            <text:p>-0.570319355</text:p>
          </table:table-cell>
          <table:table-cell table:style-name="ce1"/>
          <table:table-cell office:value-type="float" office:value="-217.19608221633115" table:formula="of:=([.I89]-[.E89])/[.E89]%" table:style-name="ce2">
            <text:p>-217.1960822</text:p>
          </table:table-cell>
          <table:table-cell table:style-name="ce2"/>
          <table:table-cell office:value-type="float" office:value="-0.57031935453414895" table:style-name="ce1">
            <text:p>-0.570319355</text:p>
          </table:table-cell>
          <table:table-cell table:style-name="ce1"/>
          <table:table-cell office:value-type="float" office:value="0" table:formula="of:=([.M89]-[.I89])/[.I8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13219608366489399" table:style-name="ce1">
            <text:p>0.132196084</text:p>
          </table:table-cell>
          <table:table-cell table:number-columns-repeated="3" table:style-name="ce1"/>
          <table:table-cell office:value-type="float" office:value="2.2640286013484001E-2" table:style-name="ce1">
            <text:p>0.022640286</text:p>
          </table:table-cell>
          <table:table-cell table:style-name="ce1"/>
          <table:table-cell office:value-type="float" office:value="-82.873708973954763" table:formula="of:=([.E90]-[.A90])/[.A90]%" table:style-name="ce2">
            <text:p>-82.87370897</text:p>
          </table:table-cell>
          <table:table-cell table:style-name="ce2"/>
          <table:table-cell office:value-type="float" office:value="-1.2325063943862899" table:style-name="ce1">
            <text:p>-1.232506394</text:p>
          </table:table-cell>
          <table:table-cell table:style-name="ce1"/>
          <table:table-cell office:value-type="float" office:value="-5543.8640644921152" table:formula="of:=([.I90]-[.E90])/[.E90]%" table:style-name="ce2">
            <text:p>-5543.864064</text:p>
          </table:table-cell>
          <table:table-cell table:style-name="ce2"/>
          <table:table-cell office:value-type="float" office:value="-1.2325063943862899" table:style-name="ce1">
            <text:p>-1.232506394</text:p>
          </table:table-cell>
          <table:table-cell table:style-name="ce1"/>
          <table:table-cell office:value-type="float" office:value="0" table:formula="of:=([.M90]-[.I90])/[.I90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9365645945072198E-2" table:style-name="ce1">
            <text:p>-0.019365646</text:p>
          </table:table-cell>
          <table:table-cell table:number-columns-repeated="3" table:style-name="ce1"/>
          <table:table-cell office:value-type="float" office:value="-1.08396697044373" table:style-name="ce1">
            <text:p>-1.08396697</text:p>
          </table:table-cell>
          <table:table-cell table:style-name="ce1"/>
          <table:table-cell office:value-type="float" office:value="5497.3705887128299" table:formula="of:=([.E91]-[.A91])/[.A91]%" table:style-name="ce2">
            <text:p>5497.370589</text:p>
          </table:table-cell>
          <table:table-cell table:style-name="ce2"/>
          <table:table-cell office:value-type="float" office:value="3.6550413817167303E-2" table:style-name="ce1">
            <text:p>0.036550414</text:p>
          </table:table-cell>
          <table:table-cell table:style-name="ce1"/>
          <table:table-cell office:value-type="float" office:value="-103.37191213512762" table:formula="of:=([.I91]-[.E91])/[.E91]%" table:style-name="ce2">
            <text:p>-103.3719121</text:p>
          </table:table-cell>
          <table:table-cell table:style-name="ce2"/>
          <table:table-cell office:value-type="float" office:value="7.3358323425054602E-3" table:style-name="ce1">
            <text:p>0.007335832</text:p>
          </table:table-cell>
          <table:table-cell table:style-name="ce1"/>
          <table:table-cell office:value-type="float" office:value="-79.929550512886649" table:formula="of:=([.M91]-[.I91])/[.I91]%" table:style-name="ce3">
            <text:p>-79.92955051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13805408775806399" table:style-name="ce1">
            <text:p>0.138054088</text:p>
          </table:table-cell>
          <table:table-cell table:number-columns-repeated="3" table:style-name="ce1"/>
          <table:table-cell office:value-type="float" office:value="0.45726174116134599" table:style-name="ce1">
            <text:p>0.457261741</text:p>
          </table:table-cell>
          <table:table-cell table:style-name="ce1"/>
          <table:table-cell office:value-type="float" office:value="231.21926962618065" table:formula="of:=([.E92]-[.A92])/[.A92]%" table:style-name="ce2">
            <text:p>231.2192696</text:p>
          </table:table-cell>
          <table:table-cell table:style-name="ce2"/>
          <table:table-cell office:value-type="float" office:value="-2.6310083866119398" table:style-name="ce1">
            <text:p>-2.631008387</text:p>
          </table:table-cell>
          <table:table-cell table:style-name="ce1"/>
          <table:table-cell office:value-type="float" office:value="-675.38345104704092" table:formula="of:=([.I92]-[.E92])/[.E92]%" table:style-name="ce2">
            <text:p>-675.383451</text:p>
          </table:table-cell>
          <table:table-cell table:style-name="ce2"/>
          <table:table-cell office:value-type="float" office:value="-2.6310083866119398" table:style-name="ce1">
            <text:p>-2.631008387</text:p>
          </table:table-cell>
          <table:table-cell table:style-name="ce1"/>
          <table:table-cell office:value-type="float" office:value="0" table:formula="of:=([.M92]-[.I92])/[.I92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1323247551918002" table:style-name="ce1">
            <text:p>-0.413232476</text:p>
          </table:table-cell>
          <table:table-cell table:number-columns-repeated="3" table:style-name="ce1"/>
          <table:table-cell office:value-type="float" office:value="-2.2784309387207" table:style-name="ce1">
            <text:p>-2.278430939</text:p>
          </table:table-cell>
          <table:table-cell table:style-name="ce1"/>
          <table:table-cell office:value-type="float" office:value="451.36783135403584" table:formula="of:=([.E93]-[.A93])/[.A93]%" table:style-name="ce2">
            <text:p>451.3678314</text:p>
          </table:table-cell>
          <table:table-cell table:style-name="ce2"/>
          <table:table-cell office:value-type="float" office:value="-0.303729087114334" table:style-name="ce1">
            <text:p>-0.303729087</text:p>
          </table:table-cell>
          <table:table-cell table:style-name="ce1"/>
          <table:table-cell office:value-type="float" office:value="-86.669374877569339" table:formula="of:=([.I93]-[.E93])/[.E93]%" table:style-name="ce2">
            <text:p>-86.66937488</text:p>
          </table:table-cell>
          <table:table-cell table:style-name="ce2"/>
          <table:table-cell office:value-type="float" office:value="-0.303729087114334" table:style-name="ce1">
            <text:p>-0.303729087</text:p>
          </table:table-cell>
          <table:table-cell table:style-name="ce1"/>
          <table:table-cell office:value-type="float" office:value="0" table:formula="of:=([.M93]-[.I93])/[.I9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6.5908096730709104E-2" table:style-name="ce1">
            <text:p>0.065908097</text:p>
          </table:table-cell>
          <table:table-cell table:number-columns-repeated="3" table:style-name="ce1"/>
          <table:table-cell office:value-type="float" office:value="0.101216487586498" table:style-name="ce1">
            <text:p>0.101216488</text:p>
          </table:table-cell>
          <table:table-cell table:style-name="ce1"/>
          <table:table-cell office:value-type="float" office:value="53.572159730319392" table:formula="of:=([.E94]-[.A94])/[.A94]%" table:style-name="ce2">
            <text:p>53.57215973</text:p>
          </table:table-cell>
          <table:table-cell table:style-name="ce2"/>
          <table:table-cell office:value-type="float" office:value="-2.1778709888458301" table:style-name="ce1">
            <text:p>-2.177870989</text:p>
          </table:table-cell>
          <table:table-cell table:style-name="ce1"/>
          <table:table-cell office:value-type="float" office:value="-2251.6958756197264" table:formula="of:=([.I94]-[.E94])/[.E94]%" table:style-name="ce2">
            <text:p>-2251.695876</text:p>
          </table:table-cell>
          <table:table-cell table:style-name="ce2"/>
          <table:table-cell office:value-type="float" office:value="-2.1778709888458301" table:style-name="ce1">
            <text:p>-2.177870989</text:p>
          </table:table-cell>
          <table:table-cell table:style-name="ce1"/>
          <table:table-cell office:value-type="float" office:value="0" table:formula="of:=([.M94]-[.I94])/[.I9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2.5545896962285E-2" table:style-name="ce1">
            <text:p>-0.025545897</text:p>
          </table:table-cell>
          <table:table-cell table:number-columns-repeated="3" table:style-name="ce1"/>
          <table:table-cell office:value-type="float" office:value="7.8694075345993007E-3" table:style-name="ce1">
            <text:p>0.007869408</text:p>
          </table:table-cell>
          <table:table-cell table:style-name="ce1"/>
          <table:table-cell office:value-type="float" office:value="-130.80497641643743" table:formula="of:=([.E95]-[.A95])/[.A95]%" table:style-name="ce2">
            <text:p>-130.8049764</text:p>
          </table:table-cell>
          <table:table-cell table:style-name="ce2"/>
          <table:table-cell office:value-type="float" office:value="-1.19188952445984" table:style-name="ce1">
            <text:p>-1.191889524</text:p>
          </table:table-cell>
          <table:table-cell table:style-name="ce1"/>
          <table:table-cell office:value-type="float" office:value="-15245.860971356204" table:formula="of:=([.I95]-[.E95])/[.E95]%" table:style-name="ce2">
            <text:p>-15245.86097</text:p>
          </table:table-cell>
          <table:table-cell table:style-name="ce2"/>
          <table:table-cell office:value-type="float" office:value="-5.6236147880554199" table:style-name="ce1">
            <text:p>-5.623614788</text:p>
          </table:table-cell>
          <table:table-cell table:style-name="ce1"/>
          <table:table-cell office:value-type="float" office:value="371.82349308792038" table:formula="of:=([.M95]-[.I95])/[.I95]%" table:style-name="ce3">
            <text:p>371.8234931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56665700674056996" table:style-name="ce1">
            <text:p>-0.566657007</text:p>
          </table:table-cell>
          <table:table-cell table:number-columns-repeated="3" table:style-name="ce1"/>
          <table:table-cell office:value-type="float" office:value="7.4847996234893799E-2" table:style-name="ce1">
            <text:p>0.074847996</text:p>
          </table:table-cell>
          <table:table-cell table:style-name="ce1"/>
          <table:table-cell office:value-type="float" office:value="-113.20869509148436" table:formula="of:=([.E96]-[.A96])/[.A96]%" table:style-name="ce2">
            <text:p>-113.2086951</text:p>
          </table:table-cell>
          <table:table-cell table:style-name="ce2"/>
          <table:table-cell office:value-type="float" office:value="-2.73310399055481" table:style-name="ce1">
            <text:p>-2.733103991</text:p>
          </table:table-cell>
          <table:table-cell table:style-name="ce1"/>
          <table:table-cell office:value-type="float" office:value="-3751.5392903472934" table:formula="of:=([.I96]-[.E96])/[.E96]%" table:style-name="ce2">
            <text:p>-3751.53929</text:p>
          </table:table-cell>
          <table:table-cell table:style-name="ce2"/>
          <table:table-cell office:value-type="float" office:value="-1.3643275499343901" table:style-name="ce1">
            <text:p>-1.36432755</text:p>
          </table:table-cell>
          <table:table-cell table:style-name="ce1"/>
          <table:table-cell office:value-type="float" office:value="-50.081388975710482" table:formula="of:=([.M96]-[.I96])/[.I96]%" table:style-name="ce3">
            <text:p>-50.08138898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1497727595269701E-2" table:style-name="ce1">
            <text:p>-0.011497728</text:p>
          </table:table-cell>
          <table:table-cell table:number-columns-repeated="3" table:style-name="ce1"/>
          <table:table-cell office:value-type="float" office:value="1.9863057881593701E-2" table:style-name="ce1">
            <text:p>0.019863058</text:p>
          </table:table-cell>
          <table:table-cell table:style-name="ce1"/>
          <table:table-cell office:value-type="float" office:value="-272.75637918022682" table:formula="of:=([.E97]-[.A97])/[.A97]%" table:style-name="ce2">
            <text:p>-272.7563792</text:p>
          </table:table-cell>
          <table:table-cell table:style-name="ce2"/>
          <table:table-cell office:value-type="float" office:value="-3.7418942451477002" table:style-name="ce1">
            <text:p>-3.741894245</text:p>
          </table:table-cell>
          <table:table-cell table:style-name="ce1"/>
          <table:table-cell office:value-type="float" office:value="-18938.46015781469" table:formula="of:=([.I97]-[.E97])/[.E97]%" table:style-name="ce2">
            <text:p>-18938.46016</text:p>
          </table:table-cell>
          <table:table-cell table:style-name="ce2"/>
          <table:table-cell office:value-type="float" office:value="-3.7418942451477002" table:style-name="ce1">
            <text:p>-3.741894245</text:p>
          </table:table-cell>
          <table:table-cell table:style-name="ce1"/>
          <table:table-cell office:value-type="float" office:value="0" table:formula="of:=([.M97]-[.I97])/[.I97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84711438417434703" table:style-name="ce1">
            <text:p>-0.847114384</text:p>
          </table:table-cell>
          <table:table-cell table:number-columns-repeated="3" table:style-name="ce1"/>
          <table:table-cell office:value-type="float" office:value="-1.20676553249359" table:style-name="ce1">
            <text:p>-1.206765532</text:p>
          </table:table-cell>
          <table:table-cell table:style-name="ce1"/>
          <table:table-cell office:value-type="float" office:value="42.456031326841703" table:formula="of:=([.E98]-[.A98])/[.A98]%" table:style-name="ce2">
            <text:p>42.45603133</text:p>
          </table:table-cell>
          <table:table-cell table:style-name="ce2"/>
          <table:table-cell office:value-type="float" office:value="-0.80075478553771995" table:style-name="ce1">
            <text:p>-0.800754786</text:p>
          </table:table-cell>
          <table:table-cell table:style-name="ce1"/>
          <table:table-cell office:value-type="float" office:value="-33.644542872956698" table:formula="of:=([.I98]-[.E98])/[.E98]%" table:style-name="ce2">
            <text:p>-33.64454287</text:p>
          </table:table-cell>
          <table:table-cell table:style-name="ce2"/>
          <table:table-cell office:value-type="float" office:value="-0.80075478553771995" table:style-name="ce1">
            <text:p>-0.800754786</text:p>
          </table:table-cell>
          <table:table-cell table:style-name="ce1"/>
          <table:table-cell office:value-type="float" office:value="0" table:formula="of:=([.M98]-[.I98])/[.I98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15838465094566301" table:style-name="ce1">
            <text:p>-0.158384651</text:p>
          </table:table-cell>
          <table:table-cell table:number-columns-repeated="3" table:style-name="ce1"/>
          <table:table-cell office:value-type="float" office:value="7.0885337889194502E-2" table:style-name="ce1">
            <text:p>0.070885338</text:p>
          </table:table-cell>
          <table:table-cell table:style-name="ce1"/>
          <table:table-cell office:value-type="float" office:value="-144.75518143075183" table:formula="of:=([.E99]-[.A99])/[.A99]%" table:style-name="ce2">
            <text:p>-144.7551814</text:p>
          </table:table-cell>
          <table:table-cell table:style-name="ce2"/>
          <table:table-cell office:value-type="float" office:value="0.386499673128128" table:style-name="ce1">
            <text:p>0.386499673</text:p>
          </table:table-cell>
          <table:table-cell table:style-name="ce1"/>
          <table:table-cell office:value-type="float" office:value="445.2462873666355" table:formula="of:=([.I99]-[.E99])/[.E99]%" table:style-name="ce2">
            <text:p>445.2462874</text:p>
          </table:table-cell>
          <table:table-cell table:style-name="ce2"/>
          <table:table-cell office:value-type="float" office:value="0.386499673128128" table:style-name="ce1">
            <text:p>0.386499673</text:p>
          </table:table-cell>
          <table:table-cell table:style-name="ce1"/>
          <table:table-cell office:value-type="float" office:value="0" table:formula="of:=([.M99]-[.I99])/[.I9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16521763801574699" table:style-name="ce1">
            <text:p>-0.165217638</text:p>
          </table:table-cell>
          <table:table-cell table:number-columns-repeated="3" table:style-name="ce1"/>
          <table:table-cell office:value-type="float" office:value="8.5583478212356595E-2" table:style-name="ce1">
            <text:p>0.085583478</text:p>
          </table:table-cell>
          <table:table-cell table:style-name="ce1"/>
          <table:table-cell office:value-type="float" office:value="-151.80044893523993" table:formula="of:=([.E100]-[.A100])/[.A100]%" table:style-name="ce2">
            <text:p>-151.8004489</text:p>
          </table:table-cell>
          <table:table-cell table:style-name="ce2"/>
          <table:table-cell office:value-type="float" office:value="-0.602588891983032" table:style-name="ce1">
            <text:p>-0.602588892</text:p>
          </table:table-cell>
          <table:table-cell table:style-name="ce1"/>
          <table:table-cell office:value-type="float" office:value="-804.09488439794427" table:formula="of:=([.I100]-[.E100])/[.E100]%" table:style-name="ce2">
            <text:p>-804.0948844</text:p>
          </table:table-cell>
          <table:table-cell table:style-name="ce2"/>
          <table:table-cell office:value-type="float" office:value="-0.602588891983032" table:style-name="ce1">
            <text:p>-0.602588892</text:p>
          </table:table-cell>
          <table:table-cell table:style-name="ce1"/>
          <table:table-cell office:value-type="float" office:value="0" table:formula="of:=([.M100]-[.I100])/[.I100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6617701053619396" table:style-name="ce1">
            <text:p>0.566177011</text:p>
          </table:table-cell>
          <table:table-cell table:number-columns-repeated="3" table:style-name="ce1"/>
          <table:table-cell office:value-type="float" office:value="-1.8409185409545901" table:style-name="ce1">
            <text:p>-1.840918541</text:p>
          </table:table-cell>
          <table:table-cell table:style-name="ce1"/>
          <table:table-cell office:value-type="float" office:value="-425.14893870578766" table:formula="of:=([.E101]-[.A101])/[.A101]%" table:style-name="ce2">
            <text:p>-425.1489387</text:p>
          </table:table-cell>
          <table:table-cell table:style-name="ce2"/>
          <table:table-cell office:value-type="float" office:value="-0.12660524249076799" table:style-name="ce1">
            <text:p>-0.126605242</text:p>
          </table:table-cell>
          <table:table-cell table:style-name="ce1"/>
          <table:table-cell office:value-type="float" office:value="-93.122713489260732" table:formula="of:=([.I101]-[.E101])/[.E101]%" table:style-name="ce2">
            <text:p>-93.12271349</text:p>
          </table:table-cell>
          <table:table-cell table:style-name="ce2"/>
          <table:table-cell office:value-type="float" office:value="-0.12660524249076799" table:style-name="ce1">
            <text:p>-0.126605242</text:p>
          </table:table-cell>
          <table:table-cell table:style-name="ce1"/>
          <table:table-cell office:value-type="float" office:value="0" table:formula="of:=([.M101]-[.I101])/[.I101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47614654898643499" table:style-name="ce1">
            <text:p>0.476146549</text:p>
          </table:table-cell>
          <table:table-cell table:number-columns-repeated="3" table:style-name="ce1"/>
          <table:table-cell office:value-type="float" office:value="1.60203444957733" table:style-name="ce1">
            <text:p>1.60203445</text:p>
          </table:table-cell>
          <table:table-cell table:style-name="ce1"/>
          <table:table-cell office:value-type="float" office:value="236.45827172066109" table:formula="of:=([.E102]-[.A102])/[.A102]%" table:style-name="ce2">
            <text:p>236.4582717</text:p>
          </table:table-cell>
          <table:table-cell table:style-name="ce2"/>
          <table:table-cell office:value-type="float" office:value="1.41629464924336E-2" table:style-name="ce1">
            <text:p>0.014162946</text:p>
          </table:table-cell>
          <table:table-cell table:style-name="ce1"/>
          <table:table-cell office:value-type="float" office:value="-99.115939953964769" table:formula="of:=([.I102]-[.E102])/[.E102]%" table:style-name="ce2">
            <text:p>-99.11593995</text:p>
          </table:table-cell>
          <table:table-cell table:style-name="ce2"/>
          <table:table-cell office:value-type="float" office:value="0.70057499408721902" table:style-name="ce1">
            <text:p>0.700574994</text:p>
          </table:table-cell>
          <table:table-cell table:style-name="ce1"/>
          <table:table-cell office:value-type="float" office:value="4846.5342149071421" table:formula="of:=([.M102]-[.I102])/[.I102]%" table:style-name="ce3">
            <text:p>4846.534215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116068035364151" table:style-name="ce1">
            <text:p>-0.116068035</text:p>
          </table:table-cell>
          <table:table-cell table:number-columns-repeated="3" table:style-name="ce1"/>
          <table:table-cell office:value-type="float" office:value="1.4931403398513801" table:style-name="ce1">
            <text:p>1.49314034</text:p>
          </table:table-cell>
          <table:table-cell table:style-name="ce1"/>
          <table:table-cell office:value-type="float" office:value="-1386.4354386346013" table:formula="of:=([.E103]-[.A103])/[.A103]%" table:style-name="ce2">
            <text:p>-1386.435439</text:p>
          </table:table-cell>
          <table:table-cell table:style-name="ce2"/>
          <table:table-cell office:value-type="float" office:value="-0.15389087796211201" table:style-name="ce1">
            <text:p>-0.153890878</text:p>
          </table:table-cell>
          <table:table-cell table:style-name="ce1"/>
          <table:table-cell office:value-type="float" office:value="-110.30652470198679" table:formula="of:=([.I103]-[.E103])/[.E103]%" table:style-name="ce2">
            <text:p>-110.3065247</text:p>
          </table:table-cell>
          <table:table-cell table:style-name="ce2"/>
          <table:table-cell office:value-type="float" office:value="-0.15389087796211201" table:style-name="ce1">
            <text:p>-0.153890878</text:p>
          </table:table-cell>
          <table:table-cell table:style-name="ce1"/>
          <table:table-cell office:value-type="float" office:value="0" table:formula="of:=([.M103]-[.I103])/[.I10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2.6671135798096698E-2" table:style-name="ce1">
            <text:p>0.026671136</text:p>
          </table:table-cell>
          <table:table-cell table:number-columns-repeated="3" table:style-name="ce1"/>
          <table:table-cell office:value-type="float" office:value="-0.20829884707927701" table:style-name="ce1">
            <text:p>-0.208298847</text:p>
          </table:table-cell>
          <table:table-cell table:style-name="ce1"/>
          <table:table-cell office:value-type="float" office:value="-880.98978857188979" table:formula="of:=([.E104]-[.A104])/[.A104]%" table:style-name="ce2">
            <text:p>-880.9897886</text:p>
          </table:table-cell>
          <table:table-cell table:style-name="ce2"/>
          <table:table-cell office:value-type="float" office:value="-0.147214114665985" table:style-name="ce1">
            <text:p>-0.147214115</text:p>
          </table:table-cell>
          <table:table-cell table:style-name="ce1"/>
          <table:table-cell office:value-type="float" office:value="-29.325525930560534" table:formula="of:=([.I104]-[.E104])/[.E104]%" table:style-name="ce2">
            <text:p>-29.32552593</text:p>
          </table:table-cell>
          <table:table-cell table:style-name="ce2"/>
          <table:table-cell office:value-type="float" office:value="-0.147214114665985" table:style-name="ce1">
            <text:p>-0.147214115</text:p>
          </table:table-cell>
          <table:table-cell table:style-name="ce1"/>
          <table:table-cell office:value-type="float" office:value="0" table:formula="of:=([.M104]-[.I104])/[.I10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5586570501327504" table:style-name="ce1">
            <text:p>0.555865705</text:p>
          </table:table-cell>
          <table:table-cell table:number-columns-repeated="3" table:style-name="ce1"/>
          <table:table-cell office:value-type="float" office:value="1.4964013099670399" table:style-name="ce1">
            <text:p>1.49640131</text:p>
          </table:table-cell>
          <table:table-cell table:style-name="ce1"/>
          <table:table-cell office:value-type="float" office:value="169.2019486849442" table:formula="of:=([.E105]-[.A105])/[.A105]%" table:style-name="ce2">
            <text:p>169.2019487</text:p>
          </table:table-cell>
          <table:table-cell table:style-name="ce2"/>
          <table:table-cell office:value-type="float" office:value="-5.1306996345520002" table:style-name="ce1">
            <text:p>-5.130699635</text:p>
          </table:table-cell>
          <table:table-cell table:style-name="ce1"/>
          <table:table-cell office:value-type="float" office:value="-442.86922902152571" table:formula="of:=([.I105]-[.E105])/[.E105]%" table:style-name="ce2">
            <text:p>-442.869229</text:p>
          </table:table-cell>
          <table:table-cell table:style-name="ce2"/>
          <table:table-cell office:value-type="float" office:value="-6.4948835372924796" table:style-name="ce1">
            <text:p>-6.494883537</text:p>
          </table:table-cell>
          <table:table-cell table:style-name="ce1"/>
          <table:table-cell office:value-type="float" office:value="26.58865261871048" table:formula="of:=([.M105]-[.I105])/[.I105]%" table:style-name="ce3">
            <text:p>26.58865262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2216187715530401" table:style-name="ce1">
            <text:p>-0.422161877</text:p>
          </table:table-cell>
          <table:table-cell table:number-columns-repeated="3" table:style-name="ce1"/>
          <table:table-cell office:value-type="float" office:value="1.5451806783676101" table:style-name="ce1">
            <text:p>1.545180678</text:p>
          </table:table-cell>
          <table:table-cell table:style-name="ce1"/>
          <table:table-cell office:value-type="float" office:value="-466.01615683056389" table:formula="of:=([.E106]-[.A106])/[.A106]%" table:style-name="ce2">
            <text:p>-466.0161568</text:p>
          </table:table-cell>
          <table:table-cell table:style-name="ce2"/>
          <table:table-cell office:value-type="float" office:value="-0.231252446770668" table:style-name="ce1">
            <text:p>-0.231252447</text:p>
          </table:table-cell>
          <table:table-cell table:style-name="ce1"/>
          <table:table-cell office:value-type="float" office:value="-114.9660457193247" table:formula="of:=([.I106]-[.E106])/[.E106]%" table:style-name="ce2">
            <text:p>-114.9660457</text:p>
          </table:table-cell>
          <table:table-cell table:style-name="ce2"/>
          <table:table-cell office:value-type="float" office:value="-0.231252446770668" table:style-name="ce1">
            <text:p>-0.231252447</text:p>
          </table:table-cell>
          <table:table-cell table:style-name="ce1"/>
          <table:table-cell office:value-type="float" office:value="0" table:formula="of:=([.M106]-[.I106])/[.I106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3.07726860046387E-2" table:style-name="ce1">
            <text:p>0.030772686</text:p>
          </table:table-cell>
          <table:table-cell table:number-columns-repeated="3" table:style-name="ce1"/>
          <table:table-cell office:value-type="float" office:value="-0.111012950539589" table:style-name="ce1">
            <text:p>-0.111012951</text:p>
          </table:table-cell>
          <table:table-cell table:style-name="ce1"/>
          <table:table-cell office:value-type="float" office:value="-460.75157860075922" table:formula="of:=([.E107]-[.A107])/[.A107]%" table:style-name="ce2">
            <text:p>-460.7515786</text:p>
          </table:table-cell>
          <table:table-cell table:style-name="ce2"/>
          <table:table-cell office:value-type="float" office:value="-0.25030139088630698" table:style-name="ce1">
            <text:p>-0.250301391</text:p>
          </table:table-cell>
          <table:table-cell table:style-name="ce1"/>
          <table:table-cell office:value-type="float" office:value="125.4704425652082" table:formula="of:=([.I107]-[.E107])/[.E107]%" table:style-name="ce2">
            <text:p>125.4704426</text:p>
          </table:table-cell>
          <table:table-cell table:style-name="ce2"/>
          <table:table-cell office:value-type="float" office:value="-0.25030139088630698" table:style-name="ce1">
            <text:p>-0.250301391</text:p>
          </table:table-cell>
          <table:table-cell table:style-name="ce1"/>
          <table:table-cell office:value-type="float" office:value="0" table:formula="of:=([.M107]-[.I107])/[.I107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7101392745971702" table:style-name="ce1">
            <text:p>0.571013927</text:p>
          </table:table-cell>
          <table:table-cell table:number-columns-repeated="3" table:style-name="ce1"/>
          <table:table-cell office:value-type="float" office:value="3.81201542913914E-2" table:style-name="ce1">
            <text:p>0.038120154</text:p>
          </table:table-cell>
          <table:table-cell table:style-name="ce1"/>
          <table:table-cell office:value-type="float" office:value="-93.324128806984206" table:formula="of:=([.E108]-[.A108])/[.A108]%" table:style-name="ce2">
            <text:p>-93.32412881</text:p>
          </table:table-cell>
          <table:table-cell table:style-name="ce2"/>
          <table:table-cell office:value-type="float" office:value="4.8943310976028401E-2" table:style-name="ce1">
            <text:p>0.048943311</text:p>
          </table:table-cell>
          <table:table-cell table:style-name="ce1"/>
          <table:table-cell office:value-type="float" office:value="28.392216363828236" table:formula="of:=([.I108]-[.E108])/[.E108]%" table:style-name="ce2">
            <text:p>28.39221636</text:p>
          </table:table-cell>
          <table:table-cell table:style-name="ce2"/>
          <table:table-cell office:value-type="float" office:value="4.8943310976028401E-2" table:style-name="ce1">
            <text:p>0.048943311</text:p>
          </table:table-cell>
          <table:table-cell table:style-name="ce1"/>
          <table:table-cell office:value-type="float" office:value="0" table:formula="of:=([.M108]-[.I108])/[.I108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1.09721791744232" table:style-name="ce1">
            <text:p>1.097217917</text:p>
          </table:table-cell>
          <table:table-cell table:number-columns-repeated="3" table:style-name="ce1"/>
          <table:table-cell office:value-type="float" office:value="-0.23898534476757" table:style-name="ce1">
            <text:p>-0.238985345</text:p>
          </table:table-cell>
          <table:table-cell table:style-name="ce1"/>
          <table:table-cell office:value-type="float" office:value="-121.78102826871977" table:formula="of:=([.E109]-[.A109])/[.A109]%" table:style-name="ce2">
            <text:p>-121.7810283</text:p>
          </table:table-cell>
          <table:table-cell table:style-name="ce2"/>
          <table:table-cell office:value-type="float" office:value="-0.60422497987747203" table:style-name="ce1">
            <text:p>-0.60422498</text:p>
          </table:table-cell>
          <table:table-cell table:style-name="ce1"/>
          <table:table-cell office:value-type="float" office:value="152.82930234283748" table:formula="of:=([.I109]-[.E109])/[.E109]%" table:style-name="ce2">
            <text:p>152.8293023</text:p>
          </table:table-cell>
          <table:table-cell table:style-name="ce2"/>
          <table:table-cell office:value-type="float" office:value="-0.60422497987747203" table:style-name="ce1">
            <text:p>-0.60422498</text:p>
          </table:table-cell>
          <table:table-cell table:style-name="ce1"/>
          <table:table-cell office:value-type="float" office:value="0" table:formula="of:=([.M109]-[.I109])/[.I10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435706287622452" table:style-name="ce1">
            <text:p>0.435706288</text:p>
          </table:table-cell>
          <table:table-cell table:number-columns-repeated="3" table:style-name="ce1"/>
          <table:table-cell office:value-type="float" office:value="-9.2241950333118404E-3" table:style-name="ce1">
            <text:p>-0.009224195</text:p>
          </table:table-cell>
          <table:table-cell table:style-name="ce1"/>
          <table:table-cell office:value-type="float" office:value="-102.11706722977218" table:formula="of:=([.E110]-[.A110])/[.A110]%" table:style-name="ce2">
            <text:p>-102.1170672</text:p>
          </table:table-cell>
          <table:table-cell table:style-name="ce2"/>
          <table:table-cell office:value-type="float" office:value="-2.09709573537111E-2" table:style-name="ce1">
            <text:p>-0.020970957</text:p>
          </table:table-cell>
          <table:table-cell table:style-name="ce1"/>
          <table:table-cell office:value-type="float" office:value="127.34728914531333" table:formula="of:=([.I110]-[.E110])/[.E110]%" table:style-name="ce2">
            <text:p>127.3472891</text:p>
          </table:table-cell>
          <table:table-cell table:style-name="ce2"/>
          <table:table-cell office:value-type="float" office:value="-2.09709573537111E-2" table:style-name="ce1">
            <text:p>-0.020970957</text:p>
          </table:table-cell>
          <table:table-cell table:style-name="ce1"/>
          <table:table-cell office:value-type="float" office:value="0" table:formula="of:=([.M110]-[.I110])/[.I110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3.1865905970335E-2" table:style-name="ce1">
            <text:p>0.031865906</text:p>
          </table:table-cell>
          <table:table-cell table:number-columns-repeated="3" table:style-name="ce1"/>
          <table:table-cell office:value-type="float" office:value="1.33045470714569" table:style-name="ce1">
            <text:p>1.330454707</text:p>
          </table:table-cell>
          <table:table-cell table:style-name="ce1"/>
          <table:table-cell office:value-type="float" office:value="4075.1667389725344" table:formula="of:=([.E111]-[.A111])/[.A111]%" table:style-name="ce2">
            <text:p>4075.166739</text:p>
          </table:table-cell>
          <table:table-cell table:style-name="ce2"/>
          <table:table-cell office:value-type="float" office:value="-5.4274787902831996" table:style-name="ce1">
            <text:p>-5.42747879</text:p>
          </table:table-cell>
          <table:table-cell table:style-name="ce1"/>
          <table:table-cell office:value-type="float" office:value="-507.9416428934374" table:formula="of:=([.I111]-[.E111])/[.E111]%" table:style-name="ce2">
            <text:p>-507.9416429</text:p>
          </table:table-cell>
          <table:table-cell table:style-name="ce2"/>
          <table:table-cell office:value-type="float" office:value="-10.5399169921875" table:style-name="ce1">
            <text:p>-10.53991699</text:p>
          </table:table-cell>
          <table:table-cell table:style-name="ce1"/>
          <table:table-cell office:value-type="float" office:value="94.195452427323801" table:formula="of:=([.M111]-[.I111])/[.I111]%" table:style-name="ce3">
            <text:p>94.19545243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2.3461256176233299E-2" table:style-name="ce1">
            <text:p>-0.023461256</text:p>
          </table:table-cell>
          <table:table-cell table:number-columns-repeated="3" table:style-name="ce1"/>
          <table:table-cell office:value-type="float" office:value="1.5535647869110101" table:style-name="ce1">
            <text:p>1.553564787</text:p>
          </table:table-cell>
          <table:table-cell table:style-name="ce1"/>
          <table:table-cell office:value-type="float" office:value="-6721.8312235335507" table:formula="of:=([.E112]-[.A112])/[.A112]%" table:style-name="ce2">
            <text:p>-6721.831224</text:p>
          </table:table-cell>
          <table:table-cell table:style-name="ce2"/>
          <table:table-cell office:value-type="float" office:value="-0.120674833655357" table:style-name="ce1">
            <text:p>-0.120674834</text:p>
          </table:table-cell>
          <table:table-cell table:style-name="ce1"/>
          <table:table-cell office:value-type="float" office:value="-107.76760870689516" table:formula="of:=([.I112]-[.E112])/[.E112]%" table:style-name="ce2">
            <text:p>-107.7676087</text:p>
          </table:table-cell>
          <table:table-cell table:style-name="ce2"/>
          <table:table-cell office:value-type="float" office:value="0.117989353835583" table:style-name="ce1">
            <text:p>0.117989354</text:p>
          </table:table-cell>
          <table:table-cell table:style-name="ce1"/>
          <table:table-cell office:value-type="float" office:value="-197.77461485677813" table:formula="of:=([.M112]-[.I112])/[.I112]%" table:style-name="ce3">
            <text:p>-197.7746149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46565717458724998" table:style-name="ce1">
            <text:p>-0.465657175</text:p>
          </table:table-cell>
          <table:table-cell table:number-columns-repeated="3" table:style-name="ce1"/>
          <table:table-cell office:value-type="float" office:value="-1.8607063218951201E-2" table:style-name="ce1">
            <text:p>-0.018607063</text:p>
          </table:table-cell>
          <table:table-cell table:style-name="ce1"/>
          <table:table-cell office:value-type="float" office:value="-96.004128308461219" table:formula="of:=([.E113]-[.A113])/[.A113]%" table:style-name="ce2">
            <text:p>-96.00412831</text:p>
          </table:table-cell>
          <table:table-cell table:style-name="ce2"/>
          <table:table-cell office:value-type="float" office:value="-9.5007739961147294E-2" table:style-name="ce1">
            <text:p>-0.09500774</text:p>
          </table:table-cell>
          <table:table-cell table:style-name="ce1"/>
          <table:table-cell office:value-type="float" office:value="410.60040396048305" table:formula="of:=([.I113]-[.E113])/[.E113]%" table:style-name="ce2">
            <text:p>410.600404</text:p>
          </table:table-cell>
          <table:table-cell table:style-name="ce2"/>
          <table:table-cell office:value-type="float" office:value="-0.23152631521225001" table:style-name="ce1">
            <text:p>-0.231526315</text:p>
          </table:table-cell>
          <table:table-cell table:style-name="ce1"/>
          <table:table-cell office:value-type="float" office:value="143.69205635975655" table:formula="of:=([.M113]-[.I113])/[.I113]%" table:style-name="ce3">
            <text:p>143.6920564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6474578380584695" table:style-name="ce1">
            <text:p>0.564745784</text:p>
          </table:table-cell>
          <table:table-cell table:number-columns-repeated="3" table:style-name="ce1"/>
          <table:table-cell office:value-type="float" office:value="-0.24823367595672599" table:style-name="ce1">
            <text:p>-0.248233676</text:p>
          </table:table-cell>
          <table:table-cell table:style-name="ce1"/>
          <table:table-cell office:value-type="float" office:value="-143.95494097961532" table:formula="of:=([.E114]-[.A114])/[.A114]%" table:style-name="ce2">
            <text:p>-143.954941</text:p>
          </table:table-cell>
          <table:table-cell table:style-name="ce2"/>
          <table:table-cell office:value-type="float" office:value="-0.13815133273601499" table:style-name="ce1">
            <text:p>-0.138151333</text:p>
          </table:table-cell>
          <table:table-cell table:style-name="ce1"/>
          <table:table-cell office:value-type="float" office:value="-44.346256726223324" table:formula="of:=([.I114]-[.E114])/[.E114]%" table:style-name="ce2">
            <text:p>-44.34625673</text:p>
          </table:table-cell>
          <table:table-cell table:style-name="ce2"/>
          <table:table-cell office:value-type="float" office:value="-0.13815133273601499" table:style-name="ce1">
            <text:p>-0.138151333</text:p>
          </table:table-cell>
          <table:table-cell table:style-name="ce1"/>
          <table:table-cell office:value-type="float" office:value="0" table:formula="of:=([.M114]-[.I114])/[.I11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1.8665336072444898E-2" table:style-name="ce1">
            <text:p>0.018665336</text:p>
          </table:table-cell>
          <table:table-cell table:number-columns-repeated="3" table:style-name="ce1"/>
          <table:table-cell office:value-type="float" office:value="0.47292596101760898" table:style-name="ce1">
            <text:p>0.472925961</text:p>
          </table:table-cell>
          <table:table-cell table:style-name="ce1"/>
          <table:table-cell office:value-type="float" office:value="2433.7125416979552" table:formula="of:=([.E115]-[.A115])/[.A115]%" table:style-name="ce2">
            <text:p>2433.712542</text:p>
          </table:table-cell>
          <table:table-cell table:style-name="ce2"/>
          <table:table-cell office:value-type="float" office:value="-0.432656109333038" table:style-name="ce1">
            <text:p>-0.432656109</text:p>
          </table:table-cell>
          <table:table-cell table:style-name="ce1"/>
          <table:table-cell office:value-type="float" office:value="-191.48495641941054" table:formula="of:=([.I115]-[.E115])/[.E115]%" table:style-name="ce2">
            <text:p>-191.4849564</text:p>
          </table:table-cell>
          <table:table-cell table:style-name="ce2"/>
          <table:table-cell office:value-type="float" office:value="-0.432656109333038" table:style-name="ce1">
            <text:p>-0.432656109</text:p>
          </table:table-cell>
          <table:table-cell table:style-name="ce1"/>
          <table:table-cell office:value-type="float" office:value="0" table:formula="of:=([.M115]-[.I115])/[.I115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2.0304542034864401E-2" table:style-name="ce1">
            <text:p>-0.020304542</text:p>
          </table:table-cell>
          <table:table-cell table:number-columns-repeated="3" table:style-name="ce1"/>
          <table:table-cell office:value-type="float" office:value="-3.30999121069908E-2" table:style-name="ce1">
            <text:p>-0.033099912</text:p>
          </table:table-cell>
          <table:table-cell table:style-name="ce1"/>
          <table:table-cell office:value-type="float" office:value="63.017279829093418" table:formula="of:=([.E116]-[.A116])/[.A116]%" table:style-name="ce2">
            <text:p>63.01727983</text:p>
          </table:table-cell>
          <table:table-cell table:style-name="ce2"/>
          <table:table-cell office:value-type="float" office:value="-5.21527099609375" table:style-name="ce1">
            <text:p>-5.215270996</text:p>
          </table:table-cell>
          <table:table-cell table:style-name="ce1"/>
          <table:table-cell office:value-type="float" office:value="15656.147566906286" table:formula="of:=([.I116]-[.E116])/[.E116]%" table:style-name="ce2">
            <text:p>15656.14757</text:p>
          </table:table-cell>
          <table:table-cell table:style-name="ce2"/>
          <table:table-cell office:value-type="float" office:value="-6.6884431838989302" table:style-name="ce1">
            <text:p>-6.688443184</text:p>
          </table:table-cell>
          <table:table-cell table:style-name="ce1"/>
          <table:table-cell office:value-type="float" office:value="28.247279746509616" table:formula="of:=([.M116]-[.I116])/[.I116]%" table:style-name="ce3">
            <text:p>28.24727975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2.1667551249265699E-2" table:style-name="ce1">
            <text:p>0.021667551</text:p>
          </table:table-cell>
          <table:table-cell table:number-columns-repeated="3" table:style-name="ce1"/>
          <table:table-cell office:value-type="float" office:value="1.0059170722961399" table:style-name="ce1">
            <text:p>1.005917072</text:p>
          </table:table-cell>
          <table:table-cell table:style-name="ce1"/>
          <table:table-cell office:value-type="float" office:value="4542.5046408058224" table:formula="of:=([.E117]-[.A117])/[.A117]%" table:style-name="ce2">
            <text:p>4542.504641</text:p>
          </table:table-cell>
          <table:table-cell table:style-name="ce2"/>
          <table:table-cell office:value-type="float" office:value="-0.99512177705764804" table:style-name="ce1">
            <text:p>-0.995121777</text:p>
          </table:table-cell>
          <table:table-cell table:style-name="ce1"/>
          <table:table-cell office:value-type="float" office:value="-198.92682055650474" table:formula="of:=([.I117]-[.E117])/[.E117]%" table:style-name="ce2">
            <text:p>-198.9268206</text:p>
          </table:table-cell>
          <table:table-cell table:style-name="ce2"/>
          <table:table-cell office:value-type="float" office:value="-0.99512177705764804" table:style-name="ce1">
            <text:p>-0.995121777</text:p>
          </table:table-cell>
          <table:table-cell table:style-name="ce1"/>
          <table:table-cell office:value-type="float" office:value="0" table:formula="of:=([.M117]-[.I117])/[.I117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0.114046514034271" table:style-name="ce1">
            <text:p>-0.114046514</text:p>
          </table:table-cell>
          <table:table-cell table:number-columns-repeated="3" table:style-name="ce1"/>
          <table:table-cell office:value-type="float" office:value="-1.32634401321411" table:style-name="ce1">
            <text:p>-1.326344013</text:p>
          </table:table-cell>
          <table:table-cell table:style-name="ce1"/>
          <table:table-cell office:value-type="float" office:value="1062.9851420233181" table:formula="of:=([.E118]-[.A118])/[.A118]%" table:style-name="ce2">
            <text:p>1062.985142</text:p>
          </table:table-cell>
          <table:table-cell table:style-name="ce2"/>
          <table:table-cell office:value-type="float" office:value="-4.5277450233697898E-2" table:style-name="ce1">
            <text:p>-0.04527745</text:p>
          </table:table-cell>
          <table:table-cell table:style-name="ce1"/>
          <table:table-cell office:value-type="float" office:value="-96.586296633255969" table:formula="of:=([.I118]-[.E118])/[.E118]%" table:style-name="ce2">
            <text:p>-96.58629663</text:p>
          </table:table-cell>
          <table:table-cell table:style-name="ce2"/>
          <table:table-cell office:value-type="float" office:value="-4.5277450233697898E-2" table:style-name="ce1">
            <text:p>-0.04527745</text:p>
          </table:table-cell>
          <table:table-cell table:style-name="ce1"/>
          <table:table-cell office:value-type="float" office:value="0" table:formula="of:=([.M118]-[.I118])/[.I118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0053949356079099" table:style-name="ce1">
            <text:p>-1.005394936</text:p>
          </table:table-cell>
          <table:table-cell table:number-columns-repeated="3" table:style-name="ce1"/>
          <table:table-cell office:value-type="float" office:value="1.4657661914825399" table:style-name="ce1">
            <text:p>1.465766191</text:p>
          </table:table-cell>
          <table:table-cell table:style-name="ce1"/>
          <table:table-cell office:value-type="float" office:value="-245.79009099506425" table:formula="of:=([.E119]-[.A119])/[.A119]%" table:style-name="ce2">
            <text:p>-245.790091</text:p>
          </table:table-cell>
          <table:table-cell table:style-name="ce2"/>
          <table:table-cell office:value-type="float" office:value="0.48238685727119401" table:style-name="ce1">
            <text:p>0.482386857</text:p>
          </table:table-cell>
          <table:table-cell table:style-name="ce1"/>
          <table:table-cell office:value-type="float" office:value="-67.089781434835331" table:formula="of:=([.I119]-[.E119])/[.E119]%" table:style-name="ce2">
            <text:p>-67.08978143</text:p>
          </table:table-cell>
          <table:table-cell table:style-name="ce2"/>
          <table:table-cell office:value-type="float" office:value="0.48238685727119401" table:style-name="ce1">
            <text:p>0.482386857</text:p>
          </table:table-cell>
          <table:table-cell table:style-name="ce1"/>
          <table:table-cell office:value-type="float" office:value="0" table:formula="of:=([.M119]-[.I119])/[.I119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2.8543490916490598E-3" table:style-name="ce1">
            <text:p>0.002854349</text:p>
          </table:table-cell>
          <table:table-cell table:number-columns-repeated="3" table:style-name="ce1"/>
          <table:table-cell office:value-type="float" office:value="1.3600652217864999" table:style-name="ce1">
            <text:p>1.360065222</text:p>
          </table:table-cell>
          <table:table-cell table:style-name="ce1"/>
          <table:table-cell office:value-type="float" office:value="47548.874686198295" table:formula="of:=([.E120]-[.A120])/[.A120]%" table:style-name="ce2">
            <text:p>47548.87469</text:p>
          </table:table-cell>
          <table:table-cell table:style-name="ce2"/>
          <table:table-cell office:value-type="float" office:value="-5.4534931182861301" table:style-name="ce1">
            <text:p>-5.453493118</text:p>
          </table:table-cell>
          <table:table-cell table:style-name="ce1"/>
          <table:table-cell office:value-type="float" office:value="-500.97291151396024" table:formula="of:=([.I120]-[.E120])/[.E120]%" table:style-name="ce2">
            <text:p>-500.9729115</text:p>
          </table:table-cell>
          <table:table-cell table:style-name="ce2"/>
          <table:table-cell office:value-type="float" office:value="-10.8250923156738" table:style-name="ce1">
            <text:p>-10.82509232</text:p>
          </table:table-cell>
          <table:table-cell table:style-name="ce1"/>
          <table:table-cell office:value-type="float" office:value="98.498321733938525" table:formula="of:=([.M120]-[.I120])/[.I120]%" table:style-name="ce3">
            <text:p>98.49832173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2.0240948200225799" table:style-name="ce1">
            <text:p>2.02409482</text:p>
          </table:table-cell>
          <table:table-cell table:number-columns-repeated="3" table:style-name="ce1"/>
          <table:table-cell office:value-type="float" office:value="1.1565426588058501" table:style-name="ce1">
            <text:p>1.156542659</text:p>
          </table:table-cell>
          <table:table-cell table:style-name="ce1"/>
          <table:table-cell office:value-type="float" office:value="-42.861241115525004" table:formula="of:=([.E121]-[.A121])/[.A121]%" table:style-name="ce2">
            <text:p>-42.86124112</text:p>
          </table:table-cell>
          <table:table-cell table:style-name="ce2"/>
          <table:table-cell office:value-type="float" office:value="-0.12083175033330899" table:style-name="ce1">
            <text:p>-0.12083175</text:p>
          </table:table-cell>
          <table:table-cell table:style-name="ce1"/>
          <table:table-cell office:value-type="float" office:value="-110.44766912947851" table:formula="of:=([.I121]-[.E121])/[.E121]%" table:style-name="ce2">
            <text:p>-110.4476691</text:p>
          </table:table-cell>
          <table:table-cell table:style-name="ce2"/>
          <table:table-cell office:value-type="float" office:value="-0.181293159723282" table:style-name="ce1">
            <text:p>-0.18129316</text:p>
          </table:table-cell>
          <table:table-cell table:style-name="ce1"/>
          <table:table-cell office:value-type="float" office:value="50.037683988846389" table:formula="of:=([.M121]-[.I121])/[.I121]%" table:style-name="ce3">
            <text:p>50.03768399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3.00872372463346E-3" table:style-name="ce1">
            <text:p>0.003008724</text:p>
          </table:table-cell>
          <table:table-cell table:number-columns-repeated="3" table:style-name="ce1"/>
          <table:table-cell office:value-type="float" office:value="0.42996367812156699" table:style-name="ce1">
            <text:p>0.429963678</text:p>
          </table:table-cell>
          <table:table-cell table:style-name="ce1"/>
          <table:table-cell office:value-type="float" office:value="14190.56694708477" table:formula="of:=([.E122]-[.A122])/[.A122]%" table:style-name="ce2">
            <text:p>14190.56695</text:p>
          </table:table-cell>
          <table:table-cell table:style-name="ce2"/>
          <table:table-cell office:value-type="float" office:value="-0.50835835933685303" table:style-name="ce1">
            <text:p>-0.508358359</text:p>
          </table:table-cell>
          <table:table-cell table:style-name="ce1"/>
          <table:table-cell office:value-type="float" office:value="-218.23286133325914" table:formula="of:=([.I122]-[.E122])/[.E122]%" table:style-name="ce2">
            <text:p>-218.2328613</text:p>
          </table:table-cell>
          <table:table-cell table:style-name="ce2"/>
          <table:table-cell office:value-type="float" office:value="-0.48717200756072998" table:style-name="ce1">
            <text:p>-0.487172008</text:p>
          </table:table-cell>
          <table:table-cell table:style-name="ce1"/>
          <table:table-cell office:value-type="float" office:value="-4.1676017295673802" table:formula="of:=([.M122]-[.I122])/[.I122]%" table:style-name="ce3">
            <text:p>-4.16760173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51101022958755504" table:style-name="ce1">
            <text:p>0.51101023</text:p>
          </table:table-cell>
          <table:table-cell table:number-columns-repeated="3" table:style-name="ce1"/>
          <table:table-cell office:value-type="float" office:value="-0.288228750228882" table:style-name="ce1">
            <text:p>-0.28822875</text:p>
          </table:table-cell>
          <table:table-cell table:style-name="ce1"/>
          <table:table-cell office:value-type="float" office:value="-156.40371435646526" table:formula="of:=([.E123]-[.A123])/[.A123]%" table:style-name="ce2">
            <text:p>-156.4037144</text:p>
          </table:table-cell>
          <table:table-cell table:style-name="ce2"/>
          <table:table-cell office:value-type="float" office:value="-7.4152294546365799E-3" table:style-name="ce1">
            <text:p>-0.007415229</text:p>
          </table:table-cell>
          <table:table-cell table:style-name="ce1"/>
          <table:table-cell office:value-type="float" office:value="-97.427310964382229" table:formula="of:=([.I123]-[.E123])/[.E123]%" table:style-name="ce2">
            <text:p>-97.42731096</text:p>
          </table:table-cell>
          <table:table-cell table:style-name="ce2"/>
          <table:table-cell office:value-type="float" office:value="-7.4152294546365799E-3" table:style-name="ce1">
            <text:p>-0.007415229</text:p>
          </table:table-cell>
          <table:table-cell table:style-name="ce1"/>
          <table:table-cell office:value-type="float" office:value="0" table:formula="of:=([.M123]-[.I123])/[.I123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-1.17907822132111" table:style-name="ce1">
            <text:p>-1.179078221</text:p>
          </table:table-cell>
          <table:table-cell table:number-columns-repeated="3" table:style-name="ce1"/>
          <table:table-cell office:value-type="float" office:value="2.6349956989288299" table:style-name="ce1">
            <text:p>2.634995699</text:p>
          </table:table-cell>
          <table:table-cell table:style-name="ce1"/>
          <table:table-cell office:value-type="float" office:value="-323.47929520540401" table:formula="of:=([.E124]-[.A124])/[.A124]%" table:style-name="ce2">
            <text:p>-323.4792952</text:p>
          </table:table-cell>
          <table:table-cell table:style-name="ce2"/>
          <table:table-cell office:value-type="float" office:value="-3.5339690744876903E-2" table:style-name="ce1">
            <text:p>-0.035339691</text:p>
          </table:table-cell>
          <table:table-cell table:style-name="ce1"/>
          <table:table-cell office:value-type="float" office:value="-101.34116692331769" table:formula="of:=([.I124]-[.E124])/[.E124]%" table:style-name="ce2">
            <text:p>-101.3411669</text:p>
          </table:table-cell>
          <table:table-cell table:style-name="ce2"/>
          <table:table-cell office:value-type="float" office:value="-3.5339690744876903E-2" table:style-name="ce1">
            <text:p>-0.035339691</text:p>
          </table:table-cell>
          <table:table-cell table:style-name="ce1"/>
          <table:table-cell office:value-type="float" office:value="0" table:formula="of:=([.M124]-[.I124])/[.I124]%" table:style-name="ce3">
            <text:p>0</text:p>
          </table:table-cell>
          <table:table-cell table:style-name="ce3"/>
          <table:table-cell table:number-columns-repeated="16368"/>
        </table:table-row>
        <table:table-row table:style-name="ro1">
          <table:table-cell office:value-type="float" office:value="0.35462653636932401" table:style-name="ce1">
            <text:p>0.354626536</text:p>
          </table:table-cell>
          <table:table-cell table:number-columns-repeated="3" table:style-name="ce1"/>
          <table:table-cell office:value-type="float" office:value="1.3204429149627701" table:style-name="ce1">
            <text:p>1.320442915</text:p>
          </table:table-cell>
          <table:table-cell table:style-name="ce1"/>
          <table:table-cell office:value-type="float" office:value="272.34746403399475" table:formula="of:=([.E125]-[.A125])/[.A125]%" table:style-name="ce2">
            <text:p>272.347464</text:p>
          </table:table-cell>
          <table:table-cell table:style-name="ce2"/>
          <table:table-cell office:value-type="float" office:value="3.5680234432220501E-2" table:style-name="ce1">
            <text:p>0.035680234</text:p>
          </table:table-cell>
          <table:table-cell table:style-name="ce1"/>
          <table:table-cell office:value-type="float" office:value="-97.297858617899706" table:formula="of:=([.I125]-[.E125])/[.E125]%" table:style-name="ce2">
            <text:p>-97.29785862</text:p>
          </table:table-cell>
          <table:table-cell table:style-name="ce2"/>
          <table:table-cell office:value-type="float" office:value="3.5680234432220501E-2" table:style-name="ce1">
            <text:p>0.035680234</text:p>
          </table:table-cell>
          <table:table-cell table:style-name="ce1"/>
          <table:table-cell office:value-type="float" office:value="0" table:formula="of:=([.M125]-[.I125])/[.I125]%" table:style-name="ce3">
            <text:p>0</text:p>
          </table:table-cell>
          <table:table-cell table:style-name="ce3"/>
          <table:table-cell table:number-columns-repeated="16368"/>
        </table:table-row>
        <table:table-row table:number-rows-repeated="10484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ndrey Khasanov</dc:creator>
    <meta:creation-date>2017-12-14T12:40:41Z</meta:creation-date>
    <dc:date>2017-12-16T04:44:43Z</dc:date>
    <meta:editing-cycles>1</meta:editing-cycles>
    <meta:editing-duration>PT420S</meta:editing-duration>
  </office:meta>
</office:document-meta>
</file>